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C5FDE7E7.png" manifest:media-type="image/png"/>
  <manifest:file-entry manifest:full-path="Object 1/Pictures/100000000000000800000008C5111EB9.png" manifest:media-type="image/png"/>
  <manifest:file-entry manifest:full-path="Object 1/Pictures/10000000000000080000000881F56B00.png" manifest:media-type="image/png"/>
  <manifest:file-entry manifest:full-path="Object 1/Pictures/1000000000000008000000084F2166A2.png" manifest:media-type="image/png"/>
  <manifest:file-entry manifest:full-path="Object 1/Pictures/10000000000000080000000839493935.png" manifest:media-type="image/png"/>
  <manifest:file-entry manifest:full-path="Object 1/Pictures/100000000000000800000008022402E9.png" manifest:media-type="image/png"/>
  <manifest:file-entry manifest:full-path="Object 1/Pictures/100000000000000800000008CA29F8D8.png" manifest:media-type="image/png"/>
  <manifest:file-entry manifest:full-path="Object 1/Pictures/10000000000000080000000829EBE764.png" manifest:media-type="image/png"/>
  <manifest:file-entry manifest:full-path="Object 1/Pictures/100000000000000800000008C07C749D.png" manifest:media-type="image/png"/>
  <manifest:file-entry manifest:full-path="Object 1/Pictures/100000000000000800000008E4CB855F.png" manifest:media-type="image/png"/>
  <manifest:file-entry manifest:full-path="Object 1/Pictures/100000000000000800000008A19C439F.png" manifest:media-type="image/png"/>
  <manifest:file-entry manifest:full-path="Object 1/Pictures/100000000000000800000008B861DA16.png" manifest:media-type="image/png"/>
  <manifest:file-entry manifest:full-path="Object 1/Pictures/100000000000000800000008DD05889E.png" manifest:media-type="image/png"/>
  <manifest:file-entry manifest:full-path="Object 1/Pictures/100000000000000800000008B349DDEC.png" manifest:media-type="image/png"/>
  <manifest:file-entry manifest:full-path="Object 1/Pictures/1000000000000008000000081CB5CF00.png" manifest:media-type="image/png"/>
  <manifest:file-entry manifest:full-path="Object 1/Pictures/100000000000000800000008816AF50A.png" manifest:media-type="image/png"/>
  <manifest:file-entry manifest:full-path="Object 1/Pictures/1000000000000008000000082AA353A8.png" manifest:media-type="image/png"/>
  <manifest:file-entry manifest:full-path="Object 1/Pictures/100000000000000800000008D18D7DB7.png" manifest:media-type="image/png"/>
  <manifest:file-entry manifest:full-path="Object 1/Pictures/1000000000000008000000087649CE9A.png" manifest:media-type="image/png"/>
  <manifest:file-entry manifest:full-path="Object 1/Pictures/100000000000000800000008F7997D43.png" manifest:media-type="image/png"/>
  <manifest:file-entry manifest:full-path="Object 1/Pictures/1000000000000008000000087FCCD96D.png" manifest:media-type="image/png"/>
  <manifest:file-entry manifest:full-path="Object 1/Pictures/10000000000000080000000856BC7A2F.png" manifest:media-type="image/png"/>
  <manifest:file-entry manifest:full-path="Object 1/Pictures/10000000000000080000000889DAE7A4.png" manifest:media-type="image/png"/>
  <manifest:file-entry manifest:full-path="Object 1/Pictures/10000000000000080000000800AE3E82.png" manifest:media-type="image/png"/>
  <manifest:file-entry manifest:full-path="Object 1/Pictures/10000000000000080000000853F82252.png" manifest:media-type="image/png"/>
  <manifest:file-entry manifest:full-path="Object 1/Pictures/10000000000000080000000888F44274.png" manifest:media-type="image/png"/>
  <manifest:file-entry manifest:full-path="Object 1/Pictures/1000000000000008000000081BABE357.png" manifest:media-type="image/png"/>
  <manifest:file-entry manifest:full-path="Object 1/Pictures/1000000000000008000000080D422726.png" manifest:media-type="image/png"/>
  <manifest:file-entry manifest:full-path="Object 1/Pictures/100000000000000800000008CBFB14AB.png" manifest:media-type="image/png"/>
  <manifest:file-entry manifest:full-path="Object 1/Pictures/100000000000000800000008A2713C93.png" manifest:media-type="image/png"/>
  <manifest:file-entry manifest:full-path="Object 1/Pictures/100000000000000800000008752FBB01.png" manifest:media-type="image/png"/>
  <manifest:file-entry manifest:full-path="Object 1/Pictures/100000000000000800000008ECABA8EB.png" manifest:media-type="image/png"/>
  <manifest:file-entry manifest:full-path="Object 1/Pictures/100000000000000800000008E77C3914.png" manifest:media-type="image/png"/>
  <manifest:file-entry manifest:full-path="Object 1/Pictures/100000000000000800000008A6E09451.png" manifest:media-type="image/png"/>
  <manifest:file-entry manifest:full-path="Object 1/Pictures/100000000000000800000008ACA71E2A.png" manifest:media-type="image/png"/>
  <manifest:file-entry manifest:full-path="Object 1/Pictures/100000000000000800000008466D0C79.png" manifest:media-type="image/png"/>
  <manifest:file-entry manifest:full-path="Object 1/Pictures/100000000000000800000008E7246245.png" manifest:media-type="image/png"/>
  <manifest:file-entry manifest:full-path="Object 1/Pictures/100000000000000800000008DAFC220B.png" manifest:media-type="image/png"/>
  <manifest:file-entry manifest:full-path="Object 1/Pictures/100000000000000800000008EEBB2EE7.png" manifest:media-type="image/png"/>
  <manifest:file-entry manifest:full-path="Object 1/Pictures/10000000000000080000000894879245.png" manifest:media-type="image/png"/>
  <manifest:file-entry manifest:full-path="Object 1/Pictures/1000000000000008000000088693320A.png" manifest:media-type="image/png"/>
  <manifest:file-entry manifest:full-path="Object 1/Pictures/10000000000000080000000854C2C24C.png" manifest:media-type="image/png"/>
  <manifest:file-entry manifest:full-path="Object 1/Pictures/10000000000000080000000862D6A51C.png" manifest:media-type="image/png"/>
  <manifest:file-entry manifest:full-path="Object 1/Pictures/100000000000000800000008100A2A41.png" manifest:media-type="image/png"/>
  <manifest:file-entry manifest:full-path="Object 1/Pictures/1000000000000008000000085DDCBAB8.png" manifest:media-type="image/png"/>
  <manifest:file-entry manifest:full-path="Object 1/Pictures/10000000000000080000000876FF7815.png" manifest:media-type="image/png"/>
  <manifest:file-entry manifest:full-path="Object 1/Pictures/1000000000000008000000081C20157C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content.xml" manifest:media-type="text/xml"/>
  <manifest:file-entry manifest:full-path="Object 5/Pictures/100000000000000800000008466D0C79.png" manifest:media-type="image/png"/>
  <manifest:file-entry manifest:full-path="Object 5/Pictures/100000000000000800000008E7246245.png" manifest:media-type="image/png"/>
  <manifest:file-entry manifest:full-path="Object 5/Pictures/1000000000000008000000081CB5CF00.png" manifest:media-type="image/png"/>
  <manifest:file-entry manifest:full-path="Object 5/Pictures/100000000000000800000008B861DA16.png" manifest:media-type="image/png"/>
  <manifest:file-entry manifest:full-path="Object 5/Pictures/1000000000000008000000085DDCBAB8.png" manifest:media-type="image/png"/>
  <manifest:file-entry manifest:full-path="Object 5/Pictures/100000000000000800000008CA29F8D8.png" manifest:media-type="image/png"/>
  <manifest:file-entry manifest:full-path="Object 5/Pictures/100000000000000800000008C5111EB9.png" manifest:media-type="image/png"/>
  <manifest:file-entry manifest:full-path="Object 5/Pictures/1000000000000008000000081BABE357.png" manifest:media-type="image/png"/>
  <manifest:file-entry manifest:full-path="Object 5/Pictures/100000000000000800000008C07C749D.png" manifest:media-type="image/png"/>
  <manifest:file-entry manifest:full-path="Object 5/Pictures/10000000000000080000000888F44274.png" manifest:media-type="image/png"/>
  <manifest:file-entry manifest:full-path="Object 5/Pictures/10000000000000080000000853F82252.png" manifest:media-type="image/png"/>
  <manifest:file-entry manifest:full-path="Object 5/Pictures/1000000000000008000000084F2166A2.png" manifest:media-type="image/png"/>
  <manifest:file-entry manifest:full-path="Object 5/Pictures/100000000000000800000008022402E9.png" manifest:media-type="image/png"/>
  <manifest:file-entry manifest:full-path="Object 5/Pictures/1000000000000008000000081C20157C.png" manifest:media-type="image/png"/>
  <manifest:file-entry manifest:full-path="Object 5/Pictures/1000000000000008000000082AA353A8.png" manifest:media-type="image/png"/>
  <manifest:file-entry manifest:full-path="Object 5/Pictures/100000000000000800000008816AF50A.png" manifest:media-type="image/png"/>
  <manifest:file-entry manifest:full-path="Object 5/Pictures/100000000000000800000008A2713C93.png" manifest:media-type="image/png"/>
  <manifest:file-entry manifest:full-path="Object 5/Pictures/100000000000000800000008100A2A41.png" manifest:media-type="image/png"/>
  <manifest:file-entry manifest:full-path="Object 5/Pictures/10000000000000080000000862D6A51C.png" manifest:media-type="image/png"/>
  <manifest:file-entry manifest:full-path="Object 5/Pictures/10000000000000080000000839493935.png" manifest:media-type="image/png"/>
  <manifest:file-entry manifest:full-path="Object 5/Pictures/100000000000000800000008ACA71E2A.png" manifest:media-type="image/png"/>
  <manifest:file-entry manifest:full-path="Object 5/Pictures/100000000000000800000008EEBB2EE7.png" manifest:media-type="image/png"/>
  <manifest:file-entry manifest:full-path="Object 5/Pictures/100000000000000800000008DAFC220B.png" manifest:media-type="image/png"/>
  <manifest:file-entry manifest:full-path="Object 5/Pictures/10000000000000080000000876FF7815.png" manifest:media-type="image/png"/>
  <manifest:file-entry manifest:full-path="Object 5/Pictures/100000000000000800000008ECABA8EB.png" manifest:media-type="image/png"/>
  <manifest:file-entry manifest:full-path="Object 5/Pictures/100000000000000800000008E77C3914.png" manifest:media-type="image/png"/>
  <manifest:file-entry manifest:full-path="Object 5/Pictures/100000000000000800000008752FBB01.png" manifest:media-type="image/png"/>
  <manifest:file-entry manifest:full-path="Object 5/Pictures/10000000000000080000000854C2C24C.png" manifest:media-type="image/png"/>
  <manifest:file-entry manifest:full-path="Object 5/Pictures/10000000000000080000000894879245.png" manifest:media-type="image/png"/>
  <manifest:file-entry manifest:full-path="Object 5/Pictures/1000000000000008000000088693320A.png" manifest:media-type="image/png"/>
  <manifest:file-entry manifest:full-path="Object 5/Pictures/100000000000000800000008A6E09451.png" manifest:media-type="image/png"/>
  <manifest:file-entry manifest:full-path="Object 5/Pictures/1000000000000008000000080D422726.png" manifest:media-type="image/png"/>
  <manifest:file-entry manifest:full-path="Object 5/Pictures/100000000000000800000008CBFB14AB.png" manifest:media-type="image/png"/>
  <manifest:file-entry manifest:full-path="Object 5/Pictures/100000000000000800000008A19C439F.png" manifest:media-type="image/png"/>
  <manifest:file-entry manifest:full-path="Object 5/Pictures/100000000000000800000008DD05889E.png" manifest:media-type="image/png"/>
  <manifest:file-entry manifest:full-path="Object 5/Pictures/100000000000000800000008B349DDEC.png" manifest:media-type="image/png"/>
  <manifest:file-entry manifest:full-path="Object 5/Pictures/10000000000000080000000800AE3E82.png" manifest:media-type="image/png"/>
  <manifest:file-entry manifest:full-path="Object 5/Pictures/10000000000000080000000881F56B00.png" manifest:media-type="image/png"/>
  <manifest:file-entry manifest:full-path="Object 5/Pictures/100000000000000800000008D18D7DB7.png" manifest:media-type="image/png"/>
  <manifest:file-entry manifest:full-path="Object 5/Pictures/10000000000000080000000889DAE7A4.png" manifest:media-type="image/png"/>
  <manifest:file-entry manifest:full-path="Object 5/Pictures/10000000000000080000000856BC7A2F.png" manifest:media-type="image/png"/>
  <manifest:file-entry manifest:full-path="Object 5/Pictures/1000000000000008000000087649CE9A.png" manifest:media-type="image/png"/>
  <manifest:file-entry manifest:full-path="Object 5/Pictures/100000000000000800000008F7997D43.png" manifest:media-type="image/png"/>
  <manifest:file-entry manifest:full-path="Object 5/Pictures/1000000000000008000000087FCCD96D.png" manifest:media-type="image/png"/>
  <manifest:file-entry manifest:full-path="Object 5/Pictures/100000000000000800000008E4CB855F.png" manifest:media-type="image/png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Pictures/100000000000000800000008C5FDE7E7.png" manifest:media-type="image/png"/>
  <manifest:file-entry manifest:full-path="Object 7/Pictures/100000000000000800000008C5111EB9.png" manifest:media-type="image/png"/>
  <manifest:file-entry manifest:full-path="Object 7/Pictures/10000000000000080000000881F56B00.png" manifest:media-type="image/png"/>
  <manifest:file-entry manifest:full-path="Object 7/Pictures/1000000000000008000000084F2166A2.png" manifest:media-type="image/png"/>
  <manifest:file-entry manifest:full-path="Object 7/Pictures/10000000000000080000000839493935.png" manifest:media-type="image/png"/>
  <manifest:file-entry manifest:full-path="Object 7/Pictures/100000000000000800000008022402E9.png" manifest:media-type="image/png"/>
  <manifest:file-entry manifest:full-path="Object 7/Pictures/100000000000000800000008CA29F8D8.png" manifest:media-type="image/png"/>
  <manifest:file-entry manifest:full-path="Object 7/Pictures/10000000000000080000000829EBE764.png" manifest:media-type="image/png"/>
  <manifest:file-entry manifest:full-path="Object 7/Pictures/100000000000000800000008C07C749D.png" manifest:media-type="image/png"/>
  <manifest:file-entry manifest:full-path="Object 7/Pictures/100000000000000800000008E4CB855F.png" manifest:media-type="image/png"/>
  <manifest:file-entry manifest:full-path="Object 7/Pictures/100000000000000800000008A19C439F.png" manifest:media-type="image/png"/>
  <manifest:file-entry manifest:full-path="Object 7/Pictures/100000000000000800000008B861DA16.png" manifest:media-type="image/png"/>
  <manifest:file-entry manifest:full-path="Object 7/Pictures/100000000000000800000008DD05889E.png" manifest:media-type="image/png"/>
  <manifest:file-entry manifest:full-path="Object 7/Pictures/100000000000000800000008B349DDEC.png" manifest:media-type="image/png"/>
  <manifest:file-entry manifest:full-path="Object 7/Pictures/1000000000000008000000081CB5CF00.png" manifest:media-type="image/png"/>
  <manifest:file-entry manifest:full-path="Object 7/Pictures/100000000000000800000008816AF50A.png" manifest:media-type="image/png"/>
  <manifest:file-entry manifest:full-path="Object 7/Pictures/1000000000000008000000082AA353A8.png" manifest:media-type="image/png"/>
  <manifest:file-entry manifest:full-path="Object 7/Pictures/100000000000000800000008D18D7DB7.png" manifest:media-type="image/png"/>
  <manifest:file-entry manifest:full-path="Object 7/Pictures/1000000000000008000000087649CE9A.png" manifest:media-type="image/png"/>
  <manifest:file-entry manifest:full-path="Object 7/Pictures/100000000000000800000008F7997D43.png" manifest:media-type="image/png"/>
  <manifest:file-entry manifest:full-path="Object 7/Pictures/1000000000000008000000087FCCD96D.png" manifest:media-type="image/png"/>
  <manifest:file-entry manifest:full-path="Object 7/Pictures/10000000000000080000000856BC7A2F.png" manifest:media-type="image/png"/>
  <manifest:file-entry manifest:full-path="Object 7/Pictures/10000000000000080000000889DAE7A4.png" manifest:media-type="image/png"/>
  <manifest:file-entry manifest:full-path="Object 7/Pictures/10000000000000080000000800AE3E82.png" manifest:media-type="image/png"/>
  <manifest:file-entry manifest:full-path="Object 7/Pictures/10000000000000080000000853F82252.png" manifest:media-type="image/png"/>
  <manifest:file-entry manifest:full-path="Object 7/Pictures/10000000000000080000000888F44274.png" manifest:media-type="image/png"/>
  <manifest:file-entry manifest:full-path="Object 7/Pictures/1000000000000008000000081BABE357.png" manifest:media-type="image/png"/>
  <manifest:file-entry manifest:full-path="Object 7/Pictures/1000000000000008000000080D422726.png" manifest:media-type="image/png"/>
  <manifest:file-entry manifest:full-path="Object 7/Pictures/100000000000000800000008CBFB14AB.png" manifest:media-type="image/png"/>
  <manifest:file-entry manifest:full-path="Object 7/Pictures/100000000000000800000008A2713C93.png" manifest:media-type="image/png"/>
  <manifest:file-entry manifest:full-path="Object 7/Pictures/100000000000000800000008752FBB01.png" manifest:media-type="image/png"/>
  <manifest:file-entry manifest:full-path="Object 7/Pictures/100000000000000800000008ECABA8EB.png" manifest:media-type="image/png"/>
  <manifest:file-entry manifest:full-path="Object 7/Pictures/100000000000000800000008E77C3914.png" manifest:media-type="image/png"/>
  <manifest:file-entry manifest:full-path="Object 7/Pictures/100000000000000800000008A6E09451.png" manifest:media-type="image/png"/>
  <manifest:file-entry manifest:full-path="Object 7/Pictures/100000000000000800000008ACA71E2A.png" manifest:media-type="image/png"/>
  <manifest:file-entry manifest:full-path="Object 7/Pictures/100000000000000800000008466D0C79.png" manifest:media-type="image/png"/>
  <manifest:file-entry manifest:full-path="Object 7/Pictures/100000000000000800000008E7246245.png" manifest:media-type="image/png"/>
  <manifest:file-entry manifest:full-path="Object 7/Pictures/100000000000000800000008DAFC220B.png" manifest:media-type="image/png"/>
  <manifest:file-entry manifest:full-path="Object 7/Pictures/100000000000000800000008EEBB2EE7.png" manifest:media-type="image/png"/>
  <manifest:file-entry manifest:full-path="Object 7/Pictures/10000000000000080000000894879245.png" manifest:media-type="image/png"/>
  <manifest:file-entry manifest:full-path="Object 7/Pictures/1000000000000008000000088693320A.png" manifest:media-type="image/png"/>
  <manifest:file-entry manifest:full-path="Object 7/Pictures/10000000000000080000000854C2C24C.png" manifest:media-type="image/png"/>
  <manifest:file-entry manifest:full-path="Object 7/Pictures/10000000000000080000000862D6A51C.png" manifest:media-type="image/png"/>
  <manifest:file-entry manifest:full-path="Object 7/Pictures/100000000000000800000008100A2A41.png" manifest:media-type="image/png"/>
  <manifest:file-entry manifest:full-path="Object 7/Pictures/1000000000000008000000085DDCBAB8.png" manifest:media-type="image/png"/>
  <manifest:file-entry manifest:full-path="Object 7/Pictures/10000000000000080000000876FF7815.png" manifest:media-type="image/png"/>
  <manifest:file-entry manifest:full-path="Object 7/Pictures/1000000000000008000000081C20157C.png" manifest:media-type="image/png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Pictures/100000000000000800000008C5FDE7E7.png" manifest:media-type="image/png"/>
  <manifest:file-entry manifest:full-path="Object 6/Pictures/100000000000000800000008C5111EB9.png" manifest:media-type="image/png"/>
  <manifest:file-entry manifest:full-path="Object 6/Pictures/10000000000000080000000881F56B00.png" manifest:media-type="image/png"/>
  <manifest:file-entry manifest:full-path="Object 6/Pictures/1000000000000008000000084F2166A2.png" manifest:media-type="image/png"/>
  <manifest:file-entry manifest:full-path="Object 6/Pictures/10000000000000080000000839493935.png" manifest:media-type="image/png"/>
  <manifest:file-entry manifest:full-path="Object 6/Pictures/100000000000000800000008022402E9.png" manifest:media-type="image/png"/>
  <manifest:file-entry manifest:full-path="Object 6/Pictures/100000000000000800000008CA29F8D8.png" manifest:media-type="image/png"/>
  <manifest:file-entry manifest:full-path="Object 6/Pictures/10000000000000080000000829EBE764.png" manifest:media-type="image/png"/>
  <manifest:file-entry manifest:full-path="Object 6/Pictures/100000000000000800000008C07C749D.png" manifest:media-type="image/png"/>
  <manifest:file-entry manifest:full-path="Object 6/Pictures/100000000000000800000008E4CB855F.png" manifest:media-type="image/png"/>
  <manifest:file-entry manifest:full-path="Object 6/Pictures/100000000000000800000008A19C439F.png" manifest:media-type="image/png"/>
  <manifest:file-entry manifest:full-path="Object 6/Pictures/100000000000000800000008B861DA16.png" manifest:media-type="image/png"/>
  <manifest:file-entry manifest:full-path="Object 6/Pictures/100000000000000800000008DD05889E.png" manifest:media-type="image/png"/>
  <manifest:file-entry manifest:full-path="Object 6/Pictures/100000000000000800000008B349DDEC.png" manifest:media-type="image/png"/>
  <manifest:file-entry manifest:full-path="Object 6/Pictures/1000000000000008000000081CB5CF00.png" manifest:media-type="image/png"/>
  <manifest:file-entry manifest:full-path="Object 6/Pictures/100000000000000800000008816AF50A.png" manifest:media-type="image/png"/>
  <manifest:file-entry manifest:full-path="Object 6/Pictures/1000000000000008000000082AA353A8.png" manifest:media-type="image/png"/>
  <manifest:file-entry manifest:full-path="Object 6/Pictures/100000000000000800000008D18D7DB7.png" manifest:media-type="image/png"/>
  <manifest:file-entry manifest:full-path="Object 6/Pictures/1000000000000008000000087649CE9A.png" manifest:media-type="image/png"/>
  <manifest:file-entry manifest:full-path="Object 6/Pictures/100000000000000800000008F7997D43.png" manifest:media-type="image/png"/>
  <manifest:file-entry manifest:full-path="Object 6/Pictures/1000000000000008000000087FCCD96D.png" manifest:media-type="image/png"/>
  <manifest:file-entry manifest:full-path="Object 6/Pictures/10000000000000080000000856BC7A2F.png" manifest:media-type="image/png"/>
  <manifest:file-entry manifest:full-path="Object 6/Pictures/10000000000000080000000889DAE7A4.png" manifest:media-type="image/png"/>
  <manifest:file-entry manifest:full-path="Object 6/Pictures/10000000000000080000000800AE3E82.png" manifest:media-type="image/png"/>
  <manifest:file-entry manifest:full-path="Object 6/Pictures/10000000000000080000000853F82252.png" manifest:media-type="image/png"/>
  <manifest:file-entry manifest:full-path="Object 6/Pictures/10000000000000080000000888F44274.png" manifest:media-type="image/png"/>
  <manifest:file-entry manifest:full-path="Object 6/Pictures/1000000000000008000000081BABE357.png" manifest:media-type="image/png"/>
  <manifest:file-entry manifest:full-path="Object 6/Pictures/1000000000000008000000080D422726.png" manifest:media-type="image/png"/>
  <manifest:file-entry manifest:full-path="Object 6/Pictures/100000000000000800000008CBFB14AB.png" manifest:media-type="image/png"/>
  <manifest:file-entry manifest:full-path="Object 6/Pictures/100000000000000800000008A2713C93.png" manifest:media-type="image/png"/>
  <manifest:file-entry manifest:full-path="Object 6/Pictures/100000000000000800000008752FBB01.png" manifest:media-type="image/png"/>
  <manifest:file-entry manifest:full-path="Object 6/Pictures/100000000000000800000008ECABA8EB.png" manifest:media-type="image/png"/>
  <manifest:file-entry manifest:full-path="Object 6/Pictures/100000000000000800000008E77C3914.png" manifest:media-type="image/png"/>
  <manifest:file-entry manifest:full-path="Object 6/Pictures/100000000000000800000008A6E09451.png" manifest:media-type="image/png"/>
  <manifest:file-entry manifest:full-path="Object 6/Pictures/100000000000000800000008ACA71E2A.png" manifest:media-type="image/png"/>
  <manifest:file-entry manifest:full-path="Object 6/Pictures/100000000000000800000008466D0C79.png" manifest:media-type="image/png"/>
  <manifest:file-entry manifest:full-path="Object 6/Pictures/100000000000000800000008E7246245.png" manifest:media-type="image/png"/>
  <manifest:file-entry manifest:full-path="Object 6/Pictures/100000000000000800000008DAFC220B.png" manifest:media-type="image/png"/>
  <manifest:file-entry manifest:full-path="Object 6/Pictures/100000000000000800000008EEBB2EE7.png" manifest:media-type="image/png"/>
  <manifest:file-entry manifest:full-path="Object 6/Pictures/10000000000000080000000894879245.png" manifest:media-type="image/png"/>
  <manifest:file-entry manifest:full-path="Object 6/Pictures/1000000000000008000000088693320A.png" manifest:media-type="image/png"/>
  <manifest:file-entry manifest:full-path="Object 6/Pictures/10000000000000080000000854C2C24C.png" manifest:media-type="image/png"/>
  <manifest:file-entry manifest:full-path="Object 6/Pictures/10000000000000080000000862D6A51C.png" manifest:media-type="image/png"/>
  <manifest:file-entry manifest:full-path="Object 6/Pictures/100000000000000800000008100A2A41.png" manifest:media-type="image/png"/>
  <manifest:file-entry manifest:full-path="Object 6/Pictures/1000000000000008000000085DDCBAB8.png" manifest:media-type="image/png"/>
  <manifest:file-entry manifest:full-path="Object 6/Pictures/10000000000000080000000876FF7815.png" manifest:media-type="image/png"/>
  <manifest:file-entry manifest:full-path="Object 6/Pictures/1000000000000008000000081C20157C.png" manifest:media-type="image/png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C5FDE7E7.png" manifest:media-type="image/png"/>
  <manifest:file-entry manifest:full-path="Object 2/Pictures/100000000000000800000008C5111EB9.png" manifest:media-type="image/png"/>
  <manifest:file-entry manifest:full-path="Object 2/Pictures/10000000000000080000000881F56B00.png" manifest:media-type="image/png"/>
  <manifest:file-entry manifest:full-path="Object 2/Pictures/1000000000000008000000084F2166A2.png" manifest:media-type="image/png"/>
  <manifest:file-entry manifest:full-path="Object 2/Pictures/10000000000000080000000839493935.png" manifest:media-type="image/png"/>
  <manifest:file-entry manifest:full-path="Object 2/Pictures/100000000000000800000008022402E9.png" manifest:media-type="image/png"/>
  <manifest:file-entry manifest:full-path="Object 2/Pictures/100000000000000800000008CA29F8D8.png" manifest:media-type="image/png"/>
  <manifest:file-entry manifest:full-path="Object 2/Pictures/10000000000000080000000829EBE764.png" manifest:media-type="image/png"/>
  <manifest:file-entry manifest:full-path="Object 2/Pictures/100000000000000800000008C07C749D.png" manifest:media-type="image/png"/>
  <manifest:file-entry manifest:full-path="Object 2/Pictures/100000000000000800000008E4CB855F.png" manifest:media-type="image/png"/>
  <manifest:file-entry manifest:full-path="Object 2/Pictures/100000000000000800000008A19C439F.png" manifest:media-type="image/png"/>
  <manifest:file-entry manifest:full-path="Object 2/Pictures/100000000000000800000008B861DA16.png" manifest:media-type="image/png"/>
  <manifest:file-entry manifest:full-path="Object 2/Pictures/100000000000000800000008DD05889E.png" manifest:media-type="image/png"/>
  <manifest:file-entry manifest:full-path="Object 2/Pictures/100000000000000800000008B349DDEC.png" manifest:media-type="image/png"/>
  <manifest:file-entry manifest:full-path="Object 2/Pictures/1000000000000008000000081CB5CF00.png" manifest:media-type="image/png"/>
  <manifest:file-entry manifest:full-path="Object 2/Pictures/100000000000000800000008816AF50A.png" manifest:media-type="image/png"/>
  <manifest:file-entry manifest:full-path="Object 2/Pictures/1000000000000008000000082AA353A8.png" manifest:media-type="image/png"/>
  <manifest:file-entry manifest:full-path="Object 2/Pictures/100000000000000800000008D18D7DB7.png" manifest:media-type="image/png"/>
  <manifest:file-entry manifest:full-path="Object 2/Pictures/1000000000000008000000087649CE9A.png" manifest:media-type="image/png"/>
  <manifest:file-entry manifest:full-path="Object 2/Pictures/100000000000000800000008F7997D43.png" manifest:media-type="image/png"/>
  <manifest:file-entry manifest:full-path="Object 2/Pictures/1000000000000008000000087FCCD96D.png" manifest:media-type="image/png"/>
  <manifest:file-entry manifest:full-path="Object 2/Pictures/10000000000000080000000856BC7A2F.png" manifest:media-type="image/png"/>
  <manifest:file-entry manifest:full-path="Object 2/Pictures/10000000000000080000000889DAE7A4.png" manifest:media-type="image/png"/>
  <manifest:file-entry manifest:full-path="Object 2/Pictures/10000000000000080000000800AE3E82.png" manifest:media-type="image/png"/>
  <manifest:file-entry manifest:full-path="Object 2/Pictures/10000000000000080000000853F82252.png" manifest:media-type="image/png"/>
  <manifest:file-entry manifest:full-path="Object 2/Pictures/10000000000000080000000888F44274.png" manifest:media-type="image/png"/>
  <manifest:file-entry manifest:full-path="Object 2/Pictures/1000000000000008000000081BABE357.png" manifest:media-type="image/png"/>
  <manifest:file-entry manifest:full-path="Object 2/Pictures/1000000000000008000000080D422726.png" manifest:media-type="image/png"/>
  <manifest:file-entry manifest:full-path="Object 2/Pictures/100000000000000800000008CBFB14AB.png" manifest:media-type="image/png"/>
  <manifest:file-entry manifest:full-path="Object 2/Pictures/100000000000000800000008A2713C93.png" manifest:media-type="image/png"/>
  <manifest:file-entry manifest:full-path="Object 2/Pictures/100000000000000800000008752FBB01.png" manifest:media-type="image/png"/>
  <manifest:file-entry manifest:full-path="Object 2/Pictures/100000000000000800000008ECABA8EB.png" manifest:media-type="image/png"/>
  <manifest:file-entry manifest:full-path="Object 2/Pictures/100000000000000800000008E77C3914.png" manifest:media-type="image/png"/>
  <manifest:file-entry manifest:full-path="Object 2/Pictures/100000000000000800000008A6E09451.png" manifest:media-type="image/png"/>
  <manifest:file-entry manifest:full-path="Object 2/Pictures/100000000000000800000008ACA71E2A.png" manifest:media-type="image/png"/>
  <manifest:file-entry manifest:full-path="Object 2/Pictures/100000000000000800000008466D0C79.png" manifest:media-type="image/png"/>
  <manifest:file-entry manifest:full-path="Object 2/Pictures/100000000000000800000008E7246245.png" manifest:media-type="image/png"/>
  <manifest:file-entry manifest:full-path="Object 2/Pictures/100000000000000800000008DAFC220B.png" manifest:media-type="image/png"/>
  <manifest:file-entry manifest:full-path="Object 2/Pictures/100000000000000800000008EEBB2EE7.png" manifest:media-type="image/png"/>
  <manifest:file-entry manifest:full-path="Object 2/Pictures/10000000000000080000000894879245.png" manifest:media-type="image/png"/>
  <manifest:file-entry manifest:full-path="Object 2/Pictures/1000000000000008000000088693320A.png" manifest:media-type="image/png"/>
  <manifest:file-entry manifest:full-path="Object 2/Pictures/10000000000000080000000854C2C24C.png" manifest:media-type="image/png"/>
  <manifest:file-entry manifest:full-path="Object 2/Pictures/10000000000000080000000862D6A51C.png" manifest:media-type="image/png"/>
  <manifest:file-entry manifest:full-path="Object 2/Pictures/100000000000000800000008100A2A41.png" manifest:media-type="image/png"/>
  <manifest:file-entry manifest:full-path="Object 2/Pictures/1000000000000008000000085DDCBAB8.png" manifest:media-type="image/png"/>
  <manifest:file-entry manifest:full-path="Object 2/Pictures/10000000000000080000000876FF7815.png" manifest:media-type="image/png"/>
  <manifest:file-entry manifest:full-path="Object 2/Pictures/1000000000000008000000081C20157C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7.33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6.299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1.178cm"/>
    </style:style>
    <style:style style:name="co18" style:family="table-column">
      <style:table-column-properties fo:break-before="auto" style:column-width="3.711cm"/>
    </style:style>
    <style:style style:name="co19" style:family="table-column">
      <style:table-column-properties fo:break-before="auto" style:column-width="3.575cm"/>
    </style:style>
    <style:style style:name="co20" style:family="table-column">
      <style:table-column-properties fo:break-before="auto" style:column-width="3.794cm"/>
    </style:style>
    <style:style style:name="co21" style:family="table-column">
      <style:table-column-properties fo:break-before="auto" style:column-width="2.785cm"/>
    </style:style>
    <style:style style:name="co22" style:family="table-column">
      <style:table-column-properties fo:break-before="auto" style:column-width="3.657cm"/>
    </style:style>
    <style:style style:name="co23" style:family="table-column">
      <style:table-column-properties fo:break-before="auto" style:column-width="2.35cm"/>
    </style:style>
    <style:style style:name="co24" style:family="table-column">
      <style:table-column-properties fo:break-before="auto" style:column-width="1.887cm"/>
    </style:style>
    <style:style style:name="co25" style:family="table-column">
      <style:table-column-properties fo:break-before="auto" style:column-width="1.669cm"/>
    </style:style>
    <style:style style:name="co26" style:family="table-column">
      <style:table-column-properties fo:break-before="auto" style:column-width="2.4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number:percentage-style style:name="N10011" number:language="en" number:country="US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100"/>
    <style:style style:name="ce1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4"/>
    <style:style style:name="ce18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129"/>
    <style:style style:name="ce25" style:family="table-cell" style:parent-style-name="Default" style:data-style-name="N100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putFrom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tensity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/>
          <table:table-cell office:value-type="string" calcext:value-type="string">
            <text:p>IntensitySub</text:p>
          </table:table-cell>
          <table:table-cell table:number-columns-repeated="4"/>
          <table:table-cell office:value-type="string" calcext:value-type="string">
            <text:p>Request Type Sub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21053364083002" calcext:value-type="float">
            <text:p>0,721053364083002</text:p>
          </table:table-cell>
          <table:table-cell/>
          <table:table-cell table:formula="of:=SUBSTITUTE([.A2]; &quot;low_2&quot;; &quot;low25&quot;)" office:value-type="string" office:string-value="low" calcext:value-type="string">
            <text:p>low</text:p>
          </table:table-cell>
          <table:table-cell table:formula="of:=SUBSTITUTE([.D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88007558647574" calcext:value-type="float">
            <text:p>0,888007558647574</text:p>
          </table:table-cell>
          <table:table-cell/>
          <table:table-cell table:formula="of:=SUBSTITUTE([.A3]; &quot;low_2&quot;; &quot;low25&quot;)" office:value-type="string" office:string-value="low" calcext:value-type="string">
            <text:p>low</text:p>
          </table:table-cell>
          <table:table-cell table:formula="of:=SUBSTITUTE([.D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98970160007361" calcext:value-type="float">
            <text:p>0,898970160007361</text:p>
          </table:table-cell>
          <table:table-cell/>
          <table:table-cell table:formula="of:=SUBSTITUTE([.A4]; &quot;low_2&quot;; &quot;low25&quot;)" office:value-type="string" office:string-value="low" calcext:value-type="string">
            <text:p>low</text:p>
          </table:table-cell>
          <table:table-cell table:formula="of:=SUBSTITUTE([.D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99749621960539" calcext:value-type="float">
            <text:p>0,899749621960539</text:p>
          </table:table-cell>
          <table:table-cell/>
          <table:table-cell table:formula="of:=SUBSTITUTE([.A5]; &quot;low_2&quot;; &quot;low25&quot;)" office:value-type="string" office:string-value="low" calcext:value-type="string">
            <text:p>low</text:p>
          </table:table-cell>
          <table:table-cell table:formula="of:=SUBSTITUTE([.D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908310475242941" calcext:value-type="float">
            <text:p>0,908310475242941</text:p>
          </table:table-cell>
          <table:table-cell/>
          <table:table-cell table:formula="of:=SUBSTITUTE([.A6]; &quot;low_2&quot;; &quot;low25&quot;)" office:value-type="string" office:string-value="low" calcext:value-type="string">
            <text:p>low</text:p>
          </table:table-cell>
          <table:table-cell table:formula="of:=SUBSTITUTE([.D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808428997507927" calcext:value-type="float">
            <text:p>0,808428997507927</text:p>
          </table:table-cell>
          <table:table-cell/>
          <table:table-cell table:formula="of:=SUBSTITUTE([.A7]; &quot;low_2&quot;; &quot;low25&quot;)" office:value-type="string" office:string-value="low" calcext:value-type="string">
            <text:p>low</text:p>
          </table:table-cell>
          <table:table-cell table:formula="of:=SUBSTITUTE([.D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929756569301465" calcext:value-type="float">
            <text:p>0,929756569301465</text:p>
          </table:table-cell>
          <table:table-cell/>
          <table:table-cell table:formula="of:=SUBSTITUTE([.A8]; &quot;low_2&quot;; &quot;low25&quot;)" office:value-type="string" office:string-value="low" calcext:value-type="string">
            <text:p>low</text:p>
          </table:table-cell>
          <table:table-cell table:formula="of:=SUBSTITUTE([.D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935764102486605" calcext:value-type="float">
            <text:p>0,935764102486605</text:p>
          </table:table-cell>
          <table:table-cell/>
          <table:table-cell table:formula="of:=SUBSTITUTE([.A9]; &quot;low_2&quot;; &quot;low25&quot;)" office:value-type="string" office:string-value="low" calcext:value-type="string">
            <text:p>low</text:p>
          </table:table-cell>
          <table:table-cell table:formula="of:=SUBSTITUTE([.D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933347378451487" calcext:value-type="float">
            <text:p>0,933347378451487</text:p>
          </table:table-cell>
          <table:table-cell/>
          <table:table-cell table:formula="of:=SUBSTITUTE([.A10]; &quot;low_2&quot;; &quot;low25&quot;)" office:value-type="string" office:string-value="low" calcext:value-type="string">
            <text:p>low</text:p>
          </table:table-cell>
          <table:table-cell table:formula="of:=SUBSTITUTE([.D1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1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1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1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1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941684835263826" calcext:value-type="float">
            <text:p>0,941684835263826</text:p>
          </table:table-cell>
          <table:table-cell/>
          <table:table-cell table:formula="of:=SUBSTITUTE([.A11]; &quot;low_2&quot;; &quot;low25&quot;)" office:value-type="string" office:string-value="low" calcext:value-type="string">
            <text:p>low</text:p>
          </table:table-cell>
          <table:table-cell table:formula="of:=SUBSTITUTE([.D1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1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1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1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1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89584055931171" calcext:value-type="float">
            <text:p>0,689584055931171</text:p>
          </table:table-cell>
          <table:table-cell/>
          <table:table-cell table:formula="of:=SUBSTITUTE([.A12]; &quot;low_2&quot;; &quot;low25&quot;)" office:value-type="string" office:string-value="low" calcext:value-type="string">
            <text:p>low</text:p>
          </table:table-cell>
          <table:table-cell table:formula="of:=SUBSTITUTE([.D1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1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1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1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1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19852231981852" calcext:value-type="float">
            <text:p>0,819852231981852</text:p>
          </table:table-cell>
          <table:table-cell/>
          <table:table-cell table:formula="of:=SUBSTITUTE([.A13]; &quot;low_2&quot;; &quot;low25&quot;)" office:value-type="string" office:string-value="low" calcext:value-type="string">
            <text:p>low</text:p>
          </table:table-cell>
          <table:table-cell table:formula="of:=SUBSTITUTE([.D1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1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1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1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1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02598226534499" calcext:value-type="float">
            <text:p>0,802598226534499</text:p>
          </table:table-cell>
          <table:table-cell/>
          <table:table-cell table:formula="of:=SUBSTITUTE([.A14]; &quot;low_2&quot;; &quot;low25&quot;)" office:value-type="string" office:string-value="low" calcext:value-type="string">
            <text:p>low</text:p>
          </table:table-cell>
          <table:table-cell table:formula="of:=SUBSTITUTE([.D1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1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1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1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1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35690992331405" calcext:value-type="float">
            <text:p>0,835690992331405</text:p>
          </table:table-cell>
          <table:table-cell/>
          <table:table-cell table:formula="of:=SUBSTITUTE([.A15]; &quot;low_2&quot;; &quot;low25&quot;)" office:value-type="string" office:string-value="low" calcext:value-type="string">
            <text:p>low</text:p>
          </table:table-cell>
          <table:table-cell table:formula="of:=SUBSTITUTE([.D1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1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1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1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1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745041410062608" calcext:value-type="float">
            <text:p>0,745041410062608</text:p>
          </table:table-cell>
          <table:table-cell/>
          <table:table-cell table:formula="of:=SUBSTITUTE([.A16]; &quot;low_2&quot;; &quot;low25&quot;)" office:value-type="string" office:string-value="low" calcext:value-type="string">
            <text:p>low</text:p>
          </table:table-cell>
          <table:table-cell table:formula="of:=SUBSTITUTE([.D1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1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1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1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1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99634770035115" calcext:value-type="float">
            <text:p>0,799634770035115</text:p>
          </table:table-cell>
          <table:table-cell/>
          <table:table-cell table:formula="of:=SUBSTITUTE([.A17]; &quot;low_2&quot;; &quot;low25&quot;)" office:value-type="string" office:string-value="low" calcext:value-type="string">
            <text:p>low</text:p>
          </table:table-cell>
          <table:table-cell table:formula="of:=SUBSTITUTE([.D1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1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1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1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1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67889482578502" calcext:value-type="float">
            <text:p>0,767889482578502</text:p>
          </table:table-cell>
          <table:table-cell/>
          <table:table-cell table:formula="of:=SUBSTITUTE([.A18]; &quot;low_2&quot;; &quot;low25&quot;)" office:value-type="string" office:string-value="low" calcext:value-type="string">
            <text:p>low</text:p>
          </table:table-cell>
          <table:table-cell table:formula="of:=SUBSTITUTE([.D1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1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1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1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1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59852357248051" calcext:value-type="float">
            <text:p>0,759852357248051</text:p>
          </table:table-cell>
          <table:table-cell/>
          <table:table-cell table:formula="of:=SUBSTITUTE([.A19]; &quot;low_2&quot;; &quot;low25&quot;)" office:value-type="string" office:string-value="low" calcext:value-type="string">
            <text:p>low</text:p>
          </table:table-cell>
          <table:table-cell table:formula="of:=SUBSTITUTE([.D1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1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1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1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1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90162680626592" calcext:value-type="float">
            <text:p>0,90162680626592</text:p>
          </table:table-cell>
          <table:table-cell/>
          <table:table-cell table:formula="of:=SUBSTITUTE([.A20]; &quot;low_2&quot;; &quot;low25&quot;)" office:value-type="string" office:string-value="low" calcext:value-type="string">
            <text:p>low</text:p>
          </table:table-cell>
          <table:table-cell table:formula="of:=SUBSTITUTE([.D2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2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2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2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2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763034152052225" calcext:value-type="float">
            <text:p>0,763034152052225</text:p>
          </table:table-cell>
          <table:table-cell/>
          <table:table-cell table:formula="of:=SUBSTITUTE([.A21]; &quot;low_2&quot;; &quot;low25&quot;)" office:value-type="string" office:string-value="low" calcext:value-type="string">
            <text:p>low</text:p>
          </table:table-cell>
          <table:table-cell table:formula="of:=SUBSTITUTE([.D2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2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2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2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2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47389165322463" calcext:value-type="float">
            <text:p>0,647389165322463</text:p>
          </table:table-cell>
          <table:table-cell/>
          <table:table-cell table:formula="of:=SUBSTITUTE([.A22]; &quot;low_2&quot;; &quot;low25&quot;)" office:value-type="string" office:string-value="low25" calcext:value-type="string">
            <text:p>low25</text:p>
          </table:table-cell>
          <table:table-cell table:formula="of:=SUBSTITUTE([.D2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49209130263921" calcext:value-type="float">
            <text:p>0,849209130263921</text:p>
          </table:table-cell>
          <table:table-cell/>
          <table:table-cell table:formula="of:=SUBSTITUTE([.A23]; &quot;low_2&quot;; &quot;low25&quot;)" office:value-type="string" office:string-value="low25" calcext:value-type="string">
            <text:p>low25</text:p>
          </table:table-cell>
          <table:table-cell table:formula="of:=SUBSTITUTE([.D2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2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2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2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2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55462994579094" calcext:value-type="float">
            <text:p>0,855462994579094</text:p>
          </table:table-cell>
          <table:table-cell/>
          <table:table-cell table:formula="of:=SUBSTITUTE([.A24]; &quot;low_2&quot;; &quot;low25&quot;)" office:value-type="string" office:string-value="low25" calcext:value-type="string">
            <text:p>low25</text:p>
          </table:table-cell>
          <table:table-cell table:formula="of:=SUBSTITUTE([.D2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2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2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2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2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09927488158043" calcext:value-type="float">
            <text:p>0,809927488158043</text:p>
          </table:table-cell>
          <table:table-cell/>
          <table:table-cell table:formula="of:=SUBSTITUTE([.A25]; &quot;low_2&quot;; &quot;low25&quot;)" office:value-type="string" office:string-value="low25" calcext:value-type="string">
            <text:p>low25</text:p>
          </table:table-cell>
          <table:table-cell table:formula="of:=SUBSTITUTE([.D2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2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2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2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2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80142685307118" calcext:value-type="float">
            <text:p>0,580142685307118</text:p>
          </table:table-cell>
          <table:table-cell/>
          <table:table-cell table:formula="of:=SUBSTITUTE([.A26]; &quot;low_2&quot;; &quot;low25&quot;)" office:value-type="string" office:string-value="low25" calcext:value-type="string">
            <text:p>low25</text:p>
          </table:table-cell>
          <table:table-cell table:formula="of:=SUBSTITUTE([.D2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2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2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2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2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61612308585064" calcext:value-type="float">
            <text:p>0,761612308585064</text:p>
          </table:table-cell>
          <table:table-cell/>
          <table:table-cell table:formula="of:=SUBSTITUTE([.A27]; &quot;low_2&quot;; &quot;low25&quot;)" office:value-type="string" office:string-value="low25" calcext:value-type="string">
            <text:p>low25</text:p>
          </table:table-cell>
          <table:table-cell table:formula="of:=SUBSTITUTE([.D2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91389187506933" calcext:value-type="float">
            <text:p>0,891389187506933</text:p>
          </table:table-cell>
          <table:table-cell/>
          <table:table-cell table:formula="of:=SUBSTITUTE([.A28]; &quot;low_2&quot;; &quot;low25&quot;)" office:value-type="string" office:string-value="low25" calcext:value-type="string">
            <text:p>low25</text:p>
          </table:table-cell>
          <table:table-cell table:formula="of:=SUBSTITUTE([.D2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2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2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2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2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88329093353359" calcext:value-type="float">
            <text:p>0,888329093353359</text:p>
          </table:table-cell>
          <table:table-cell/>
          <table:table-cell table:formula="of:=SUBSTITUTE([.A29]; &quot;low_2&quot;; &quot;low25&quot;)" office:value-type="string" office:string-value="low25" calcext:value-type="string">
            <text:p>low25</text:p>
          </table:table-cell>
          <table:table-cell table:formula="of:=SUBSTITUTE([.D2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2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2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2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2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4692966015288" calcext:value-type="float">
            <text:p>0,84692966015288</text:p>
          </table:table-cell>
          <table:table-cell/>
          <table:table-cell table:formula="of:=SUBSTITUTE([.A30]; &quot;low_2&quot;; &quot;low25&quot;)" office:value-type="string" office:string-value="low25" calcext:value-type="string">
            <text:p>low25</text:p>
          </table:table-cell>
          <table:table-cell table:formula="of:=SUBSTITUTE([.D3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3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3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3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3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99596991592051" calcext:value-type="float">
            <text:p>0,699596991592051</text:p>
          </table:table-cell>
          <table:table-cell/>
          <table:table-cell table:formula="of:=SUBSTITUTE([.A31]; &quot;low_2&quot;; &quot;low25&quot;)" office:value-type="string" office:string-value="low25" calcext:value-type="string">
            <text:p>low25</text:p>
          </table:table-cell>
          <table:table-cell table:formula="of:=SUBSTITUTE([.D3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3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3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3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3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81243544544835" calcext:value-type="float">
            <text:p>0,581243544544835</text:p>
          </table:table-cell>
          <table:table-cell/>
          <table:table-cell table:formula="of:=SUBSTITUTE([.A32]; &quot;low_2&quot;; &quot;low25&quot;)" office:value-type="string" office:string-value="low25" calcext:value-type="string">
            <text:p>low25</text:p>
          </table:table-cell>
          <table:table-cell table:formula="of:=SUBSTITUTE([.D3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3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3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3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3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83004569052547" calcext:value-type="float">
            <text:p>0,783004569052547</text:p>
          </table:table-cell>
          <table:table-cell/>
          <table:table-cell table:formula="of:=SUBSTITUTE([.A33]; &quot;low_2&quot;; &quot;low25&quot;)" office:value-type="string" office:string-value="low25" calcext:value-type="string">
            <text:p>low25</text:p>
          </table:table-cell>
          <table:table-cell table:formula="of:=SUBSTITUTE([.D3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52904795971704" calcext:value-type="float">
            <text:p>0,752904795971704</text:p>
          </table:table-cell>
          <table:table-cell/>
          <table:table-cell table:formula="of:=SUBSTITUTE([.A34]; &quot;low_2&quot;; &quot;low25&quot;)" office:value-type="string" office:string-value="low25" calcext:value-type="string">
            <text:p>low25</text:p>
          </table:table-cell>
          <table:table-cell table:formula="of:=SUBSTITUTE([.D3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3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3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3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3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80825089229627" calcext:value-type="float">
            <text:p>0,780825089229627</text:p>
          </table:table-cell>
          <table:table-cell/>
          <table:table-cell table:formula="of:=SUBSTITUTE([.A35]; &quot;low_2&quot;; &quot;low25&quot;)" office:value-type="string" office:string-value="low25" calcext:value-type="string">
            <text:p>low25</text:p>
          </table:table-cell>
          <table:table-cell table:formula="of:=SUBSTITUTE([.D3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3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3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3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3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72855418305057" calcext:value-type="float">
            <text:p>0,572855418305057</text:p>
          </table:table-cell>
          <table:table-cell/>
          <table:table-cell table:formula="of:=SUBSTITUTE([.A36]; &quot;low_2&quot;; &quot;low25&quot;)" office:value-type="string" office:string-value="low25" calcext:value-type="string">
            <text:p>low25</text:p>
          </table:table-cell>
          <table:table-cell table:formula="of:=SUBSTITUTE([.D3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3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3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3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3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56457388568315" calcext:value-type="float">
            <text:p>0,756457388568315</text:p>
          </table:table-cell>
          <table:table-cell/>
          <table:table-cell table:formula="of:=SUBSTITUTE([.A37]; &quot;low_2&quot;; &quot;low25&quot;)" office:value-type="string" office:string-value="low25" calcext:value-type="string">
            <text:p>low25</text:p>
          </table:table-cell>
          <table:table-cell table:formula="of:=SUBSTITUTE([.D3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3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3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3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3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34955755862115" calcext:value-type="float">
            <text:p>0,734955755862115</text:p>
          </table:table-cell>
          <table:table-cell/>
          <table:table-cell table:formula="of:=SUBSTITUTE([.A38]; &quot;low_2&quot;; &quot;low25&quot;)" office:value-type="string" office:string-value="low25" calcext:value-type="string">
            <text:p>low25</text:p>
          </table:table-cell>
          <table:table-cell table:formula="of:=SUBSTITUTE([.D3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35147464452114" calcext:value-type="float">
            <text:p>0,735147464452114</text:p>
          </table:table-cell>
          <table:table-cell/>
          <table:table-cell table:formula="of:=SUBSTITUTE([.A39]; &quot;low_2&quot;; &quot;low25&quot;)" office:value-type="string" office:string-value="low25" calcext:value-type="string">
            <text:p>low25</text:p>
          </table:table-cell>
          <table:table-cell table:formula="of:=SUBSTITUTE([.D3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3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3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3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3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33746758550234" calcext:value-type="float">
            <text:p>0,833746758550234</text:p>
          </table:table-cell>
          <table:table-cell/>
          <table:table-cell table:formula="of:=SUBSTITUTE([.A40]; &quot;low_2&quot;; &quot;low25&quot;)" office:value-type="string" office:string-value="low25" calcext:value-type="string">
            <text:p>low25</text:p>
          </table:table-cell>
          <table:table-cell table:formula="of:=SUBSTITUTE([.D4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4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4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4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4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60863957453313" calcext:value-type="float">
            <text:p>0,660863957453313</text:p>
          </table:table-cell>
          <table:table-cell/>
          <table:table-cell table:formula="of:=SUBSTITUTE([.A41]; &quot;low_2&quot;; &quot;low25&quot;)" office:value-type="string" office:string-value="low25" calcext:value-type="string">
            <text:p>low25</text:p>
          </table:table-cell>
          <table:table-cell table:formula="of:=SUBSTITUTE([.D4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4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4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4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4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79250087844804" calcext:value-type="float">
            <text:p>0,679250087844804</text:p>
          </table:table-cell>
          <table:table-cell/>
          <table:table-cell table:formula="of:=SUBSTITUTE([.A42]; &quot;low_2&quot;; &quot;low25&quot;)" office:value-type="string" office:string-value="med" calcext:value-type="string">
            <text:p>med</text:p>
          </table:table-cell>
          <table:table-cell table:formula="of:=SUBSTITUTE([.D4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4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4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4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4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66891603051836" calcext:value-type="float">
            <text:p>0,766891603051836</text:p>
          </table:table-cell>
          <table:table-cell/>
          <table:table-cell table:formula="of:=SUBSTITUTE([.A43]; &quot;low_2&quot;; &quot;low25&quot;)" office:value-type="string" office:string-value="med" calcext:value-type="string">
            <text:p>med</text:p>
          </table:table-cell>
          <table:table-cell table:formula="of:=SUBSTITUTE([.D4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4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4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4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4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94085953803914" calcext:value-type="float">
            <text:p>0,794085953803914</text:p>
          </table:table-cell>
          <table:table-cell/>
          <table:table-cell table:formula="of:=SUBSTITUTE([.A44]; &quot;low_2&quot;; &quot;low25&quot;)" office:value-type="string" office:string-value="med" calcext:value-type="string">
            <text:p>med</text:p>
          </table:table-cell>
          <table:table-cell table:formula="of:=SUBSTITUTE([.D4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82660177885698" calcext:value-type="float">
            <text:p>0,782660177885698</text:p>
          </table:table-cell>
          <table:table-cell/>
          <table:table-cell table:formula="of:=SUBSTITUTE([.A45]; &quot;low_2&quot;; &quot;low25&quot;)" office:value-type="string" office:string-value="med" calcext:value-type="string">
            <text:p>med</text:p>
          </table:table-cell>
          <table:table-cell table:formula="of:=SUBSTITUTE([.D4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4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4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4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4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9802057287526" calcext:value-type="float">
            <text:p>0,49802057287526</text:p>
          </table:table-cell>
          <table:table-cell/>
          <table:table-cell table:formula="of:=SUBSTITUTE([.A46]; &quot;low_2&quot;; &quot;low25&quot;)" office:value-type="string" office:string-value="med" calcext:value-type="string">
            <text:p>med</text:p>
          </table:table-cell>
          <table:table-cell table:formula="of:=SUBSTITUTE([.D4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4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4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4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4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78289882200814" calcext:value-type="float">
            <text:p>0,778289882200814</text:p>
          </table:table-cell>
          <table:table-cell/>
          <table:table-cell table:formula="of:=SUBSTITUTE([.A47]; &quot;low_2&quot;; &quot;low25&quot;)" office:value-type="string" office:string-value="med" calcext:value-type="string">
            <text:p>med</text:p>
          </table:table-cell>
          <table:table-cell table:formula="of:=SUBSTITUTE([.D4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4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4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4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4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32648461763015" calcext:value-type="float">
            <text:p>0,832648461763015</text:p>
          </table:table-cell>
          <table:table-cell/>
          <table:table-cell table:formula="of:=SUBSTITUTE([.A48]; &quot;low_2&quot;; &quot;low25&quot;)" office:value-type="string" office:string-value="med" calcext:value-type="string">
            <text:p>med</text:p>
          </table:table-cell>
          <table:table-cell table:formula="of:=SUBSTITUTE([.D4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4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4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4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4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37184917025723" calcext:value-type="float">
            <text:p>0,837184917025723</text:p>
          </table:table-cell>
          <table:table-cell/>
          <table:table-cell table:formula="of:=SUBSTITUTE([.A49]; &quot;low_2&quot;; &quot;low25&quot;)" office:value-type="string" office:string-value="med" calcext:value-type="string">
            <text:p>med</text:p>
          </table:table-cell>
          <table:table-cell table:formula="of:=SUBSTITUTE([.D4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26367019245274" calcext:value-type="float">
            <text:p>0,826367019245274</text:p>
          </table:table-cell>
          <table:table-cell/>
          <table:table-cell table:formula="of:=SUBSTITUTE([.A50]; &quot;low_2&quot;; &quot;low25&quot;)" office:value-type="string" office:string-value="med" calcext:value-type="string">
            <text:p>med</text:p>
          </table:table-cell>
          <table:table-cell table:formula="of:=SUBSTITUTE([.D5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88487686327005" calcext:value-type="float">
            <text:p>0,588487686327005</text:p>
          </table:table-cell>
          <table:table-cell/>
          <table:table-cell table:formula="of:=SUBSTITUTE([.A51]; &quot;low_2&quot;; &quot;low25&quot;)" office:value-type="string" office:string-value="med" calcext:value-type="string">
            <text:p>med</text:p>
          </table:table-cell>
          <table:table-cell table:formula="of:=SUBSTITUTE([.D5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5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5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5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5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07096484154413" calcext:value-type="float">
            <text:p>0,707096484154413</text:p>
          </table:table-cell>
          <table:table-cell/>
          <table:table-cell table:formula="of:=SUBSTITUTE([.A52]; &quot;low_2&quot;; &quot;low25&quot;)" office:value-type="string" office:string-value="med" calcext:value-type="string">
            <text:p>med</text:p>
          </table:table-cell>
          <table:table-cell table:formula="of:=SUBSTITUTE([.D5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5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5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5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5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64849853769927" calcext:value-type="float">
            <text:p>0,764849853769927</text:p>
          </table:table-cell>
          <table:table-cell/>
          <table:table-cell table:formula="of:=SUBSTITUTE([.A53]; &quot;low_2&quot;; &quot;low25&quot;)" office:value-type="string" office:string-value="med" calcext:value-type="string">
            <text:p>med</text:p>
          </table:table-cell>
          <table:table-cell table:formula="of:=SUBSTITUTE([.D5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5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5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5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5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57679933079633" calcext:value-type="float">
            <text:p>0,757679933079633</text:p>
          </table:table-cell>
          <table:table-cell/>
          <table:table-cell table:formula="of:=SUBSTITUTE([.A54]; &quot;low_2&quot;; &quot;low25&quot;)" office:value-type="string" office:string-value="med" calcext:value-type="string">
            <text:p>med</text:p>
          </table:table-cell>
          <table:table-cell table:formula="of:=SUBSTITUTE([.D5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5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5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5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5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42207371616679" calcext:value-type="float">
            <text:p>0,742207371616679</text:p>
          </table:table-cell>
          <table:table-cell/>
          <table:table-cell table:formula="of:=SUBSTITUTE([.A55]; &quot;low_2&quot;; &quot;low25&quot;)" office:value-type="string" office:string-value="med" calcext:value-type="string">
            <text:p>med</text:p>
          </table:table-cell>
          <table:table-cell table:formula="of:=SUBSTITUTE([.D5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50547929637329" calcext:value-type="float">
            <text:p>0,450547929637329</text:p>
          </table:table-cell>
          <table:table-cell/>
          <table:table-cell table:formula="of:=SUBSTITUTE([.A56]; &quot;low_2&quot;; &quot;low25&quot;)" office:value-type="string" office:string-value="med" calcext:value-type="string">
            <text:p>med</text:p>
          </table:table-cell>
          <table:table-cell table:formula="of:=SUBSTITUTE([.D5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5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5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5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5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85278998237024" calcext:value-type="float">
            <text:p>0,785278998237024</text:p>
          </table:table-cell>
          <table:table-cell/>
          <table:table-cell table:formula="of:=SUBSTITUTE([.A57]; &quot;low_2&quot;; &quot;low25&quot;)" office:value-type="string" office:string-value="med" calcext:value-type="string">
            <text:p>med</text:p>
          </table:table-cell>
          <table:table-cell table:formula="of:=SUBSTITUTE([.D5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5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5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5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5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46383235125336" calcext:value-type="float">
            <text:p>0,746383235125336</text:p>
          </table:table-cell>
          <table:table-cell/>
          <table:table-cell table:formula="of:=SUBSTITUTE([.A58]; &quot;low_2&quot;; &quot;low25&quot;)" office:value-type="string" office:string-value="med" calcext:value-type="string">
            <text:p>med</text:p>
          </table:table-cell>
          <table:table-cell table:formula="of:=SUBSTITUTE([.D5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5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5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5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5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78727429041966" calcext:value-type="float">
            <text:p>0,778727429041966</text:p>
          </table:table-cell>
          <table:table-cell/>
          <table:table-cell table:formula="of:=SUBSTITUTE([.A59]; &quot;low_2&quot;; &quot;low25&quot;)" office:value-type="string" office:string-value="med" calcext:value-type="string">
            <text:p>med</text:p>
          </table:table-cell>
          <table:table-cell table:formula="of:=SUBSTITUTE([.D5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5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5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5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5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22374066600832" calcext:value-type="float">
            <text:p>0,822374066600832</text:p>
          </table:table-cell>
          <table:table-cell/>
          <table:table-cell table:formula="of:=SUBSTITUTE([.A60]; &quot;low_2&quot;; &quot;low25&quot;)" office:value-type="string" office:string-value="med" calcext:value-type="string">
            <text:p>med</text:p>
          </table:table-cell>
          <table:table-cell table:formula="of:=SUBSTITUTE([.D6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6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6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6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6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62132532474925" calcext:value-type="float">
            <text:p>0,562132532474925</text:p>
          </table:table-cell>
          <table:table-cell/>
          <table:table-cell table:formula="of:=SUBSTITUTE([.A61]; &quot;low_2&quot;; &quot;low25&quot;)" office:value-type="string" office:string-value="med" calcext:value-type="string">
            <text:p>med</text:p>
          </table:table-cell>
          <table:table-cell table:formula="of:=SUBSTITUTE([.D6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17541015612855" calcext:value-type="float">
            <text:p>0,617541015612855</text:p>
          </table:table-cell>
          <table:table-cell/>
          <table:table-cell table:formula="of:=SUBSTITUTE([.A62]; &quot;low_2&quot;; &quot;low25&quot;)" office:value-type="string" office:string-value="high" calcext:value-type="string">
            <text:p>high</text:p>
          </table:table-cell>
          <table:table-cell table:formula="of:=SUBSTITUTE([.D6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6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6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6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6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82769219040527" calcext:value-type="float">
            <text:p>0,682769219040527</text:p>
          </table:table-cell>
          <table:table-cell/>
          <table:table-cell table:formula="of:=SUBSTITUTE([.A63]; &quot;low_2&quot;; &quot;low25&quot;)" office:value-type="string" office:string-value="high" calcext:value-type="string">
            <text:p>high</text:p>
          </table:table-cell>
          <table:table-cell table:formula="of:=SUBSTITUTE([.D6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6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6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6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6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36184139013594" calcext:value-type="float">
            <text:p>0,736184139013594</text:p>
          </table:table-cell>
          <table:table-cell/>
          <table:table-cell table:formula="of:=SUBSTITUTE([.A64]; &quot;low_2&quot;; &quot;low25&quot;)" office:value-type="string" office:string-value="high" calcext:value-type="string">
            <text:p>high</text:p>
          </table:table-cell>
          <table:table-cell table:formula="of:=SUBSTITUTE([.D6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6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6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6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6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07665263354413" calcext:value-type="float">
            <text:p>0,707665263354413</text:p>
          </table:table-cell>
          <table:table-cell/>
          <table:table-cell table:formula="of:=SUBSTITUTE([.A65]; &quot;low_2&quot;; &quot;low25&quot;)" office:value-type="string" office:string-value="high" calcext:value-type="string">
            <text:p>high</text:p>
          </table:table-cell>
          <table:table-cell table:formula="of:=SUBSTITUTE([.D6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6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6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6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6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4693167649759" calcext:value-type="float">
            <text:p>0,44693167649759</text:p>
          </table:table-cell>
          <table:table-cell/>
          <table:table-cell table:formula="of:=SUBSTITUTE([.A66]; &quot;low_2&quot;; &quot;low25&quot;)" office:value-type="string" office:string-value="high" calcext:value-type="string">
            <text:p>high</text:p>
          </table:table-cell>
          <table:table-cell table:formula="of:=SUBSTITUTE([.D6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10342634685274" calcext:value-type="float">
            <text:p>0,710342634685274</text:p>
          </table:table-cell>
          <table:table-cell/>
          <table:table-cell table:formula="of:=SUBSTITUTE([.A67]; &quot;low_2&quot;; &quot;low25&quot;)" office:value-type="string" office:string-value="high" calcext:value-type="string">
            <text:p>high</text:p>
          </table:table-cell>
          <table:table-cell table:formula="of:=SUBSTITUTE([.D6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6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6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6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6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5141329786445" calcext:value-type="float">
            <text:p>0,75141329786445</text:p>
          </table:table-cell>
          <table:table-cell/>
          <table:table-cell table:formula="of:=SUBSTITUTE([.A68]; &quot;low_2&quot;; &quot;low25&quot;)" office:value-type="string" office:string-value="high" calcext:value-type="string">
            <text:p>high</text:p>
          </table:table-cell>
          <table:table-cell table:formula="of:=SUBSTITUTE([.D6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6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6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6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6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90120742583237" calcext:value-type="float">
            <text:p>0,790120742583237</text:p>
          </table:table-cell>
          <table:table-cell/>
          <table:table-cell table:formula="of:=SUBSTITUTE([.A69]; &quot;low_2&quot;; &quot;low25&quot;)" office:value-type="string" office:string-value="high" calcext:value-type="string">
            <text:p>high</text:p>
          </table:table-cell>
          <table:table-cell table:formula="of:=SUBSTITUTE([.D6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6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6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6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6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56412705212246" calcext:value-type="float">
            <text:p>0,756412705212246</text:p>
          </table:table-cell>
          <table:table-cell/>
          <table:table-cell table:formula="of:=SUBSTITUTE([.A70]; &quot;low_2&quot;; &quot;low25&quot;)" office:value-type="string" office:string-value="high" calcext:value-type="string">
            <text:p>high</text:p>
          </table:table-cell>
          <table:table-cell table:formula="of:=SUBSTITUTE([.D7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7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7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7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7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98369574238576" calcext:value-type="float">
            <text:p>0,498369574238576</text:p>
          </table:table-cell>
          <table:table-cell/>
          <table:table-cell table:formula="of:=SUBSTITUTE([.A71]; &quot;low_2&quot;; &quot;low25&quot;)" office:value-type="string" office:string-value="high" calcext:value-type="string">
            <text:p>high</text:p>
          </table:table-cell>
          <table:table-cell table:formula="of:=SUBSTITUTE([.D7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7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7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7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7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27212150400315" calcext:value-type="float">
            <text:p>0,627212150400315</text:p>
          </table:table-cell>
          <table:table-cell/>
          <table:table-cell table:formula="of:=SUBSTITUTE([.A72]; &quot;low_2&quot;; &quot;low25&quot;)" office:value-type="string" office:string-value="high" calcext:value-type="string">
            <text:p>high</text:p>
          </table:table-cell>
          <table:table-cell table:formula="of:=SUBSTITUTE([.D7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66583776160417" calcext:value-type="float">
            <text:p>0,666583776160417</text:p>
          </table:table-cell>
          <table:table-cell/>
          <table:table-cell table:formula="of:=SUBSTITUTE([.A73]; &quot;low_2&quot;; &quot;low25&quot;)" office:value-type="string" office:string-value="high" calcext:value-type="string">
            <text:p>high</text:p>
          </table:table-cell>
          <table:table-cell table:formula="of:=SUBSTITUTE([.D7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7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7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7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7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699113039427402" calcext:value-type="float">
            <text:p>0,699113039427402</text:p>
          </table:table-cell>
          <table:table-cell/>
          <table:table-cell table:formula="of:=SUBSTITUTE([.A74]; &quot;low_2&quot;; &quot;low25&quot;)" office:value-type="string" office:string-value="high" calcext:value-type="string">
            <text:p>high</text:p>
          </table:table-cell>
          <table:table-cell table:formula="of:=SUBSTITUTE([.D7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7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7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7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7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71996607191843" calcext:value-type="float">
            <text:p>0,671996607191843</text:p>
          </table:table-cell>
          <table:table-cell/>
          <table:table-cell table:formula="of:=SUBSTITUTE([.A75]; &quot;low_2&quot;; &quot;low25&quot;)" office:value-type="string" office:string-value="high" calcext:value-type="string">
            <text:p>high</text:p>
          </table:table-cell>
          <table:table-cell table:formula="of:=SUBSTITUTE([.D7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7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7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7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7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381211951100134" calcext:value-type="float">
            <text:p>0,381211951100134</text:p>
          </table:table-cell>
          <table:table-cell/>
          <table:table-cell table:formula="of:=SUBSTITUTE([.A76]; &quot;low_2&quot;; &quot;low25&quot;)" office:value-type="string" office:string-value="high" calcext:value-type="string">
            <text:p>high</text:p>
          </table:table-cell>
          <table:table-cell table:formula="of:=SUBSTITUTE([.D7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7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7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7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7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1908012623476" calcext:value-type="float">
            <text:p>0,71908012623476</text:p>
          </table:table-cell>
          <table:table-cell/>
          <table:table-cell table:formula="of:=SUBSTITUTE([.A77]; &quot;low_2&quot;; &quot;low25&quot;)" office:value-type="string" office:string-value="high" calcext:value-type="string">
            <text:p>high</text:p>
          </table:table-cell>
          <table:table-cell table:formula="of:=SUBSTITUTE([.D7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84112628998837" calcext:value-type="float">
            <text:p>0,684112628998837</text:p>
          </table:table-cell>
          <table:table-cell/>
          <table:table-cell table:formula="of:=SUBSTITUTE([.A78]; &quot;low_2&quot;; &quot;low25&quot;)" office:value-type="string" office:string-value="high" calcext:value-type="string">
            <text:p>high</text:p>
          </table:table-cell>
          <table:table-cell table:formula="of:=SUBSTITUTE([.D7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7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7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7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7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39756648514599" calcext:value-type="float">
            <text:p>0,739756648514599</text:p>
          </table:table-cell>
          <table:table-cell/>
          <table:table-cell table:formula="of:=SUBSTITUTE([.A79]; &quot;low_2&quot;; &quot;low25&quot;)" office:value-type="string" office:string-value="high" calcext:value-type="string">
            <text:p>high</text:p>
          </table:table-cell>
          <table:table-cell table:formula="of:=SUBSTITUTE([.D7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7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7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7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7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56871805504224" calcext:value-type="float">
            <text:p>0,756871805504224</text:p>
          </table:table-cell>
          <table:table-cell/>
          <table:table-cell table:formula="of:=SUBSTITUTE([.A80]; &quot;low_2&quot;; &quot;low25&quot;)" office:value-type="string" office:string-value="high" calcext:value-type="string">
            <text:p>high</text:p>
          </table:table-cell>
          <table:table-cell table:formula="of:=SUBSTITUTE([.D8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8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8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8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8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70806944774294" calcext:value-type="float">
            <text:p>0,470806944774294</text:p>
          </table:table-cell>
          <table:table-cell/>
          <table:table-cell table:formula="of:=SUBSTITUTE([.A81]; &quot;low_2&quot;; &quot;low25&quot;)" office:value-type="string" office:string-value="high" calcext:value-type="string">
            <text:p>high</text:p>
          </table:table-cell>
          <table:table-cell table:formula="of:=SUBSTITUTE([.D8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8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8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8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8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</table:table>
      <table:table table:name="similarity_scores" table:style-name="ta1">
        <table:shapes>
          <draw:frame draw:z-index="0" draw:style-name="gr1" draw:text-style-name="P1" svg:width="16.005cm" svg:height="9.27cm" svg:x="33.062cm" svg:y="0.472cm">
            <draw:object draw:notify-on-update-of-ranges="similarity_scores.D7:similarity_scores.D11 similarity_scores.A7:similarity_scores.A7 similarity_scores.E7:similarity_scores.E11 similarity_scores.A27:similarity_scores.A27 similarity_scores.E27:similarity_scores.E31 similarity_scores.A47:similarity_scores.A47 similarity_scores.E47:similarity_scores.E51 similarity_scores.A67:similarity_scores.A67 similarity_scores.E67:similarity_scores.E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5cm" svg:height="8.999cm" svg:x="33.06cm" svg:y="11.74cm">
            <draw:object draw:notify-on-update-of-ranges="similarity_scores.D17:similarity_scores.D21 similarity_scores.A17:similarity_scores.A17 similarity_scores.E17:similarity_scores.E21 similarity_scores.A37:similarity_scores.A37 similarity_scores.E37:similarity_scores.E41 similarity_scores.A57:similarity_scores.A57 similarity_scores.E57:similarity_scores.E61 similarity_scores.A77:similarity_scores.A77 similarity_scores.E77:similarity_scores.E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5cm" svg:height="9.27cm" svg:x="50.217cm" svg:y="0.449cm">
            <draw:object draw:notify-on-update-of-ranges="similarity_scores.D2:similarity_scores.D6 similarity_scores.A2:similarity_scores.A2 similarity_scores.E2:similarity_scores.E6 similarity_scores.A22:similarity_scores.A22 similarity_scores.E22:similarity_scores.E26 similarity_scores.A42:similarity_scores.A42 similarity_scores.E42:similarity_scores.E46 similarity_scores.A62:similarity_scores.A62 similarity_scores.E62:similarity_scores.E6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85cm" svg:height="8.999cm" svg:x="50.902cm" svg:y="11.763cm">
            <draw:object draw:notify-on-update-of-ranges="similarity_scores.D12:similarity_scores.D16 similarity_scores.A12:similarity_scores.A12 similarity_scores.E12:similarity_scores.E16 similarity_scores.A32:similarity_scores.A32 similarity_scores.E32:similarity_scores.E36 similarity_scores.A52:similarity_scores.A52 similarity_scores.E52:similarity_scores.E56 similarity_scores.A72:similarity_scores.A72 similarity_scores.E72:similarity_scores.E7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ce6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Intensity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 table:number-columns-repeated="6"/>
        </table:table-row>
        <table:table-row table:style-name="ro1">
          <table:table-cell table:style-name="Default" table:formula="of:=[$InputFromCsv.G2]" office:value-type="string" office:string-value="low" calcext:value-type="string">
            <text:p>low</text:p>
          </table:table-cell>
          <table:table-cell table:style-name="Default" table:formula="of:=[$InputFromCsv.B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]" office:value-type="string" office:string-value="One correction" calcext:value-type="string">
            <text:p>One correction</text:p>
          </table:table-cell>
          <table:table-cell table:formula="of:=[$InputFromCsv.L2]" office:value-type="string" office:string-value="Login User" calcext:value-type="string">
            <text:p>Login User</text:p>
          </table:table-cell>
          <table:table-cell table:formula="of:=[$InputFromCsv.E2]" office:value-type="float" office:value="0.721053364083002" calcext:value-type="float">
            <text:p>0,721053364083002</text:p>
          </table:table-cell>
          <table:table-cell table:style-name="ce4" office:value-type="string" calcext:value-type="string" table:number-columns-spanned="1" table:number-rows-spanned="4">
            <text:p>Ridge with PR1, PR2, Request Type</text:p>
            <text:p>One Correction</text:p>
          </table:table-cell>
          <table:table-cell office:value-type="string" calcext:value-type="string">
            <text:p>Low</text:p>
          </table:table-cell>
          <table:table-cell table:formula="of:=MIN([.E2:.E6])" office:value-type="float" office:value="0.721053364083002" calcext:value-type="float">
            <text:p>0,7211</text:p>
          </table:table-cell>
          <table:table-cell table:formula="of:=MAX([.E2:.E6])" office:value-type="float" office:value="0.908310475242941" calcext:value-type="float">
            <text:p>0,9083</text:p>
          </table:table-cell>
          <table:table-cell table:number-columns-repeated="2"/>
        </table:table-row>
        <table:table-row table:style-name="ro1">
          <table:table-cell table:style-name="Default" table:formula="of:=[$InputFromCsv.G3]" office:value-type="string" office:string-value="low" calcext:value-type="string">
            <text:p>low</text:p>
          </table:table-cell>
          <table:table-cell table:style-name="Default" table:formula="of:=[$InputFromCsv.B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]" office:value-type="string" office:string-value="One correction" calcext:value-type="string">
            <text:p>One correction</text:p>
          </table:table-cell>
          <table:table-cell table:formula="of:=[$InputFromCsv.L3]" office:value-type="string" office:string-value="GET Product Category" calcext:value-type="string">
            <text:p>GET Product Category</text:p>
          </table:table-cell>
          <table:table-cell table:formula="of:=[$InputFromCsv.E3]" office:value-type="float" office:value="0.888007558647574" calcext:value-type="float">
            <text:p>0,888007558647574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22:.E26])" office:value-type="float" office:value="0.580142685307118" calcext:value-type="float">
            <text:p>0,5801</text:p>
          </table:table-cell>
          <table:table-cell table:formula="of:=MAX([.E22:.E26])" office:value-type="float" office:value="0.855462994579094" calcext:value-type="float">
            <text:p>0,8555</text:p>
          </table:table-cell>
          <table:table-cell table:number-columns-repeated="2"/>
        </table:table-row>
        <table:table-row table:style-name="ro1">
          <table:table-cell table:style-name="Default" table:formula="of:=[$InputFromCsv.G4]" office:value-type="string" office:string-value="low" calcext:value-type="string">
            <text:p>low</text:p>
          </table:table-cell>
          <table:table-cell table:style-name="Default" table:formula="of:=[$InputFromCsv.B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]" office:value-type="string" office:string-value="One correction" calcext:value-type="string">
            <text:p>One correction</text:p>
          </table:table-cell>
          <table:table-cell table:formula="of:=[$InputFromCsv.L4]" office:value-type="string" office:string-value="GET Product" calcext:value-type="string">
            <text:p>GET Product</text:p>
          </table:table-cell>
          <table:table-cell table:formula="of:=[$InputFromCsv.E4]" office:value-type="float" office:value="0.898970160007361" calcext:value-type="float">
            <text:p>0,898970160007361</text:p>
          </table:table-cell>
          <table:covered-table-cell/>
          <table:table-cell office:value-type="string" calcext:value-type="string">
            <text:p>Med</text:p>
          </table:table-cell>
          <table:table-cell table:formula="of:=MIN([.E42:.E46])" office:value-type="float" office:value="0.49802057287526" calcext:value-type="float">
            <text:p>0,4980</text:p>
          </table:table-cell>
          <table:table-cell table:formula="of:=MAX([.E42:.E46])" office:value-type="float" office:value="0.794085953803914" calcext:value-type="float">
            <text:p>0,7941</text:p>
          </table:table-cell>
          <table:table-cell table:number-columns-repeated="2"/>
        </table:table-row>
        <table:table-row table:style-name="ro1">
          <table:table-cell table:style-name="Default" table:formula="of:=[$InputFromCsv.G5]" office:value-type="string" office:string-value="low" calcext:value-type="string">
            <text:p>low</text:p>
          </table:table-cell>
          <table:table-cell table:style-name="Default" table:formula="of:=[$InputFromCsv.B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]" office:value-type="string" office:string-value="One correction" calcext:value-type="string">
            <text:p>One correction</text:p>
          </table:table-cell>
          <table:table-cell table:formula="of:=[$InputFromCsv.L5]" office:value-type="string" office:string-value="GET Cart" calcext:value-type="string">
            <text:p>GET Cart</text:p>
          </table:table-cell>
          <table:table-cell table:formula="of:=[$InputFromCsv.E5]" office:value-type="float" office:value="0.899749621960539" calcext:value-type="float">
            <text:p>0,899749621960539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62:.E66])" office:value-type="float" office:value="0.44693167649759" calcext:value-type="float">
            <text:p>0,4469</text:p>
          </table:table-cell>
          <table:table-cell table:formula="of:=MAX([.E62:.E66])" office:value-type="float" office:value="0.736184139013594" calcext:value-type="float">
            <text:p>0,7362</text:p>
          </table:table-cell>
          <table:table-cell table:number-columns-repeated="2"/>
        </table:table-row>
        <table:table-row table:style-name="ro1">
          <table:table-cell table:style-name="Default" table:formula="of:=[$InputFromCsv.G6]" office:value-type="string" office:string-value="low" calcext:value-type="string">
            <text:p>low</text:p>
          </table:table-cell>
          <table:table-cell table:style-name="Default" table:formula="of:=[$InputFromCsv.B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]" office:value-type="string" office:string-value="One correction" calcext:value-type="string">
            <text:p>One correction</text:p>
          </table:table-cell>
          <table:table-cell table:formula="of:=[$InputFromCsv.L6]" office:value-type="string" office:string-value="GET User Profile" calcext:value-type="string">
            <text:p>GET User Profile</text:p>
          </table:table-cell>
          <table:table-cell table:formula="of:=[$InputFromCsv.E6]" office:value-type="float" office:value="0.908310475242941" calcext:value-type="float">
            <text:p>0,90831047524294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]" office:value-type="string" office:string-value="low" calcext:value-type="string">
            <text:p>low</text:p>
          </table:table-cell>
          <table:table-cell table:style-name="Default" table:formula="of:=[$InputFromCsv.B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]" office:value-type="string" office:string-value="No correction" calcext:value-type="string">
            <text:p>No correction</text:p>
          </table:table-cell>
          <table:table-cell table:formula="of:=[$InputFromCsv.L7]" office:value-type="string" office:string-value="Login User" calcext:value-type="string">
            <text:p>Login User</text:p>
          </table:table-cell>
          <table:table-cell table:formula="of:=[$InputFromCsv.E7]" office:value-type="float" office:value="0.808428997507927" calcext:value-type="float">
            <text:p>0,808428997507927</text:p>
          </table:table-cell>
          <table:table-cell table:style-name="ce4" office:value-type="string" calcext:value-type="string" table:number-columns-spanned="1" table:number-rows-spanned="4">
            <text:p>Ridge with PR1, PR2, Request Type</text:p>
            <text:p>No Correction</text:p>
          </table:table-cell>
          <table:table-cell office:value-type="string" calcext:value-type="string">
            <text:p>Low</text:p>
          </table:table-cell>
          <table:table-cell table:formula="of:=MIN([.E7:.E11])" office:value-type="float" office:value="0.808428997507927" calcext:value-type="float">
            <text:p>0,8084</text:p>
          </table:table-cell>
          <table:table-cell table:formula="of:=MAX([.E7:.E11])" office:value-type="float" office:value="0.941684835263826" calcext:value-type="float">
            <text:p>0,9417</text:p>
          </table:table-cell>
          <table:table-cell table:number-columns-repeated="2"/>
        </table:table-row>
        <table:table-row table:style-name="ro1">
          <table:table-cell table:style-name="Default" table:formula="of:=[$InputFromCsv.G8]" office:value-type="string" office:string-value="low" calcext:value-type="string">
            <text:p>low</text:p>
          </table:table-cell>
          <table:table-cell table:style-name="Default" table:formula="of:=[$InputFromCsv.B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8]" office:value-type="string" office:string-value="No correction" calcext:value-type="string">
            <text:p>No correction</text:p>
          </table:table-cell>
          <table:table-cell table:formula="of:=[$InputFromCsv.L8]" office:value-type="string" office:string-value="GET Product Category" calcext:value-type="string">
            <text:p>GET Product Category</text:p>
          </table:table-cell>
          <table:table-cell table:formula="of:=[$InputFromCsv.E8]" office:value-type="float" office:value="0.929756569301465" calcext:value-type="float">
            <text:p>0,929756569301465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27:.E31])" office:value-type="float" office:value="0.699596991592051" calcext:value-type="float">
            <text:p>0,6996</text:p>
          </table:table-cell>
          <table:table-cell table:formula="of:=MAX([.E27:.E31])" office:value-type="float" office:value="0.891389187506933" calcext:value-type="float">
            <text:p>0,8914</text:p>
          </table:table-cell>
          <table:table-cell table:number-columns-repeated="2"/>
        </table:table-row>
        <table:table-row table:style-name="ro1">
          <table:table-cell table:style-name="Default" table:formula="of:=[$InputFromCsv.G9]" office:value-type="string" office:string-value="low" calcext:value-type="string">
            <text:p>low</text:p>
          </table:table-cell>
          <table:table-cell table:style-name="Default" table:formula="of:=[$InputFromCsv.B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9]" office:value-type="string" office:string-value="No correction" calcext:value-type="string">
            <text:p>No correction</text:p>
          </table:table-cell>
          <table:table-cell table:formula="of:=[$InputFromCsv.L9]" office:value-type="string" office:string-value="GET Product" calcext:value-type="string">
            <text:p>GET Product</text:p>
          </table:table-cell>
          <table:table-cell table:formula="of:=[$InputFromCsv.E9]" office:value-type="float" office:value="0.935764102486605" calcext:value-type="float">
            <text:p>0,935764102486605</text:p>
          </table:table-cell>
          <table:covered-table-cell/>
          <table:table-cell office:value-type="string" calcext:value-type="string">
            <text:p>Med</text:p>
          </table:table-cell>
          <table:table-cell table:formula="of:=MIN([.E47:.E51])" office:value-type="float" office:value="0.588487686327005" calcext:value-type="float">
            <text:p>0,5885</text:p>
          </table:table-cell>
          <table:table-cell table:formula="of:=MAX([.E47:.E51])" office:value-type="float" office:value="0.837184917025723" calcext:value-type="float">
            <text:p>0,8372</text:p>
          </table:table-cell>
          <table:table-cell table:number-columns-repeated="2"/>
        </table:table-row>
        <table:table-row table:style-name="ro1">
          <table:table-cell table:style-name="Default" table:formula="of:=[$InputFromCsv.G10]" office:value-type="string" office:string-value="low" calcext:value-type="string">
            <text:p>low</text:p>
          </table:table-cell>
          <table:table-cell table:style-name="Default" table:formula="of:=[$InputFromCsv.B1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10]" office:value-type="string" office:string-value="No correction" calcext:value-type="string">
            <text:p>No correction</text:p>
          </table:table-cell>
          <table:table-cell table:formula="of:=[$InputFromCsv.L10]" office:value-type="string" office:string-value="GET Cart" calcext:value-type="string">
            <text:p>GET Cart</text:p>
          </table:table-cell>
          <table:table-cell table:formula="of:=[$InputFromCsv.E10]" office:value-type="float" office:value="0.933347378451487" calcext:value-type="float">
            <text:p>0,933347378451487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67:.E71])" office:value-type="float" office:value="0.498369574238576" calcext:value-type="float">
            <text:p>0,4984</text:p>
          </table:table-cell>
          <table:table-cell table:formula="of:=MAX([.E67:.E71])" office:value-type="float" office:value="0.790120742583237" calcext:value-type="float">
            <text:p>0,7901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1]" office:value-type="string" office:string-value="low" calcext:value-type="string">
            <text:p>low</text:p>
          </table:table-cell>
          <table:table-cell table:style-name="Default" table:formula="of:=[$InputFromCsv.B1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11]" office:value-type="string" office:string-value="No correction" calcext:value-type="string">
            <text:p>No correction</text:p>
          </table:table-cell>
          <table:table-cell table:formula="of:=[$InputFromCsv.L11]" office:value-type="string" office:string-value="GET User Profile" calcext:value-type="string">
            <text:p>GET User Profile</text:p>
          </table:table-cell>
          <table:table-cell table:formula="of:=[$InputFromCsv.E11]" office:value-type="float" office:value="0.941684835263826" calcext:value-type="float">
            <text:p>0,941684835263826</text:p>
          </table:table-cell>
          <table:table-cell table:number-columns-repeated="2"/>
          <table:table-cell table:style-name="Default" table:number-columns-repeated="2"/>
          <table:table-cell table:style-name="ce18" table:number-columns-repeated="2"/>
        </table:table-row>
        <table:table-row table:style-name="ro1">
          <table:table-cell table:style-name="Default" table:formula="of:=[$InputFromCsv.G12]" office:value-type="string" office:string-value="low" calcext:value-type="string">
            <text:p>low</text:p>
          </table:table-cell>
          <table:table-cell table:style-name="Default" table:formula="of:=[$InputFromCsv.B1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2]" office:value-type="string" office:string-value="One correction" calcext:value-type="string">
            <text:p>One correction</text:p>
          </table:table-cell>
          <table:table-cell table:formula="of:=[$InputFromCsv.L12]" office:value-type="string" office:string-value="Login User" calcext:value-type="string">
            <text:p>Login User</text:p>
          </table:table-cell>
          <table:table-cell table:formula="of:=[$InputFromCsv.E12]" office:value-type="float" office:value="0.689584055931171" calcext:value-type="float">
            <text:p>0,689584055931171</text:p>
          </table:table-cell>
          <table:table-cell table:style-name="ce4" office:value-type="string" calcext:value-type="string" table:number-columns-spanned="1" table:number-rows-spanned="4">
            <text:p>DT with PR1, PR2, Request Type</text:p>
            <text:p>One Correction</text:p>
          </table:table-cell>
          <table:table-cell office:value-type="string" calcext:value-type="string">
            <text:p>Low</text:p>
          </table:table-cell>
          <table:table-cell table:formula="of:=MIN([.E12:.E16])" office:value-type="float" office:value="0.689584055931171" calcext:value-type="float">
            <text:p>0,6896</text:p>
          </table:table-cell>
          <table:table-cell table:formula="of:=MAX([.E12:.E16])" office:value-type="float" office:value="0.835690992331405" calcext:value-type="float">
            <text:p>0,8357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3]" office:value-type="string" office:string-value="low" calcext:value-type="string">
            <text:p>low</text:p>
          </table:table-cell>
          <table:table-cell table:style-name="Default" table:formula="of:=[$InputFromCsv.B1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3]" office:value-type="string" office:string-value="One correction" calcext:value-type="string">
            <text:p>One correction</text:p>
          </table:table-cell>
          <table:table-cell table:formula="of:=[$InputFromCsv.L13]" office:value-type="string" office:string-value="GET Product Category" calcext:value-type="string">
            <text:p>GET Product Category</text:p>
          </table:table-cell>
          <table:table-cell table:formula="of:=[$InputFromCsv.E13]" office:value-type="float" office:value="0.819852231981852" calcext:value-type="float">
            <text:p>0,819852231981852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32:.E36])" office:value-type="float" office:value="0.572855418305057" calcext:value-type="float">
            <text:p>0,5729</text:p>
          </table:table-cell>
          <table:table-cell table:formula="of:=MAX([.E32:.E36])" office:value-type="float" office:value="0.783004569052547" calcext:value-type="float">
            <text:p>0,7830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4]" office:value-type="string" office:string-value="low" calcext:value-type="string">
            <text:p>low</text:p>
          </table:table-cell>
          <table:table-cell table:style-name="Default" table:formula="of:=[$InputFromCsv.B1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4]" office:value-type="string" office:string-value="One correction" calcext:value-type="string">
            <text:p>One correction</text:p>
          </table:table-cell>
          <table:table-cell table:formula="of:=[$InputFromCsv.L14]" office:value-type="string" office:string-value="GET Product" calcext:value-type="string">
            <text:p>GET Product</text:p>
          </table:table-cell>
          <table:table-cell table:formula="of:=[$InputFromCsv.E14]" office:value-type="float" office:value="0.802598226534499" calcext:value-type="float">
            <text:p>0,802598226534499</text:p>
          </table:table-cell>
          <table:covered-table-cell/>
          <table:table-cell office:value-type="string" calcext:value-type="string">
            <text:p>Med</text:p>
          </table:table-cell>
          <table:table-cell table:formula="of:=MIN([.E52:.E56])" office:value-type="float" office:value="0.450547929637329" calcext:value-type="float">
            <text:p>0,4505</text:p>
          </table:table-cell>
          <table:table-cell table:formula="of:=MAX([.E52:.E56])" office:value-type="float" office:value="0.764849853769927" calcext:value-type="float">
            <text:p>0,7648</text:p>
          </table:table-cell>
          <table:table-cell table:number-columns-repeated="2"/>
        </table:table-row>
        <table:table-row table:style-name="ro1">
          <table:table-cell table:style-name="Default" table:formula="of:=[$InputFromCsv.G15]" office:value-type="string" office:string-value="low" calcext:value-type="string">
            <text:p>low</text:p>
          </table:table-cell>
          <table:table-cell table:style-name="Default" table:formula="of:=[$InputFromCsv.B1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5]" office:value-type="string" office:string-value="One correction" calcext:value-type="string">
            <text:p>One correction</text:p>
          </table:table-cell>
          <table:table-cell table:formula="of:=[$InputFromCsv.L15]" office:value-type="string" office:string-value="GET Cart" calcext:value-type="string">
            <text:p>GET Cart</text:p>
          </table:table-cell>
          <table:table-cell table:formula="of:=[$InputFromCsv.E15]" office:value-type="float" office:value="0.835690992331405" calcext:value-type="float">
            <text:p>0,835690992331405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72:.E76])" office:value-type="float" office:value="0.381211951100134" calcext:value-type="float">
            <text:p>0,3812</text:p>
          </table:table-cell>
          <table:table-cell table:formula="of:=MAX([.E72:.E76])" office:value-type="float" office:value="0.699113039427402" calcext:value-type="float">
            <text:p>0,6991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6]" office:value-type="string" office:string-value="low" calcext:value-type="string">
            <text:p>low</text:p>
          </table:table-cell>
          <table:table-cell table:style-name="Default" table:formula="of:=[$InputFromCsv.B1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6]" office:value-type="string" office:string-value="One correction" calcext:value-type="string">
            <text:p>One correction</text:p>
          </table:table-cell>
          <table:table-cell table:formula="of:=[$InputFromCsv.L16]" office:value-type="string" office:string-value="GET User Profile" calcext:value-type="string">
            <text:p>GET User Profile</text:p>
          </table:table-cell>
          <table:table-cell table:formula="of:=[$InputFromCsv.E16]" office:value-type="float" office:value="0.745041410062608" calcext:value-type="float">
            <text:p>0,745041410062608</text:p>
          </table:table-cell>
          <table:table-cell table:number-columns-repeated="2"/>
          <table:table-cell table:style-name="Default" table:number-columns-repeated="2"/>
          <table:table-cell table:style-name="ce18" table:number-columns-repeated="2"/>
        </table:table-row>
        <table:table-row table:style-name="ro1">
          <table:table-cell table:style-name="Default" table:formula="of:=[$InputFromCsv.G17]" office:value-type="string" office:string-value="low" calcext:value-type="string">
            <text:p>low</text:p>
          </table:table-cell>
          <table:table-cell table:style-name="Default" table:formula="of:=[$InputFromCsv.B1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7]" office:value-type="string" office:string-value="No correction" calcext:value-type="string">
            <text:p>No correction</text:p>
          </table:table-cell>
          <table:table-cell table:formula="of:=[$InputFromCsv.L17]" office:value-type="string" office:string-value="Login User" calcext:value-type="string">
            <text:p>Login User</text:p>
          </table:table-cell>
          <table:table-cell table:formula="of:=[$InputFromCsv.E17]" office:value-type="float" office:value="0.799634770035115" calcext:value-type="float">
            <text:p>0,799634770035115</text:p>
          </table:table-cell>
          <table:table-cell table:style-name="ce4" office:value-type="string" calcext:value-type="string" table:number-columns-spanned="1" table:number-rows-spanned="4">
            <text:p>DT with PR1, PR2, Request Type</text:p>
            <text:p>No Correction</text:p>
          </table:table-cell>
          <table:table-cell office:value-type="string" calcext:value-type="string">
            <text:p>Low</text:p>
          </table:table-cell>
          <table:table-cell table:formula="of:=MIN([.E17:.E21])" office:value-type="float" office:value="0.759852357248051" calcext:value-type="float">
            <text:p>0,7599</text:p>
          </table:table-cell>
          <table:table-cell table:formula="of:=MAX([.E17:.E21])" office:value-type="float" office:value="0.90162680626592" calcext:value-type="float">
            <text:p>0,9016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8]" office:value-type="string" office:string-value="low" calcext:value-type="string">
            <text:p>low</text:p>
          </table:table-cell>
          <table:table-cell table:style-name="Default" table:formula="of:=[$InputFromCsv.B1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8]" office:value-type="string" office:string-value="No correction" calcext:value-type="string">
            <text:p>No correction</text:p>
          </table:table-cell>
          <table:table-cell table:formula="of:=[$InputFromCsv.L18]" office:value-type="string" office:string-value="GET Product Category" calcext:value-type="string">
            <text:p>GET Product Category</text:p>
          </table:table-cell>
          <table:table-cell table:formula="of:=[$InputFromCsv.E18]" office:value-type="float" office:value="0.767889482578502" calcext:value-type="float">
            <text:p>0,767889482578502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37:.E41])" office:value-type="float" office:value="0.660863957453313" calcext:value-type="float">
            <text:p>0,6609</text:p>
          </table:table-cell>
          <table:table-cell table:formula="of:=MAX([.E37:.E41])" office:value-type="float" office:value="0.833746758550234" calcext:value-type="float">
            <text:p>0,8337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9]" office:value-type="string" office:string-value="low" calcext:value-type="string">
            <text:p>low</text:p>
          </table:table-cell>
          <table:table-cell table:style-name="Default" table:formula="of:=[$InputFromCsv.B1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9]" office:value-type="string" office:string-value="No correction" calcext:value-type="string">
            <text:p>No correction</text:p>
          </table:table-cell>
          <table:table-cell table:formula="of:=[$InputFromCsv.L19]" office:value-type="string" office:string-value="GET Product" calcext:value-type="string">
            <text:p>GET Product</text:p>
          </table:table-cell>
          <table:table-cell table:formula="of:=[$InputFromCsv.E19]" office:value-type="float" office:value="0.759852357248051" calcext:value-type="float">
            <text:p>0,759852357248051</text:p>
          </table:table-cell>
          <table:covered-table-cell/>
          <table:table-cell office:value-type="string" calcext:value-type="string">
            <text:p>Med</text:p>
          </table:table-cell>
          <table:table-cell table:formula="of:=MIN([.E57:.E61])" office:value-type="float" office:value="0.562132532474925" calcext:value-type="float">
            <text:p>0,5621</text:p>
          </table:table-cell>
          <table:table-cell table:formula="of:=MAX([.E57:.E61])" office:value-type="float" office:value="0.822374066600832" calcext:value-type="float">
            <text:p>0,8224</text:p>
          </table:table-cell>
          <table:table-cell table:number-columns-repeated="2"/>
        </table:table-row>
        <table:table-row table:style-name="ro1">
          <table:table-cell table:style-name="Default" table:formula="of:=[$InputFromCsv.G20]" office:value-type="string" office:string-value="low" calcext:value-type="string">
            <text:p>low</text:p>
          </table:table-cell>
          <table:table-cell table:style-name="Default" table:formula="of:=[$InputFromCsv.B2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20]" office:value-type="string" office:string-value="No correction" calcext:value-type="string">
            <text:p>No correction</text:p>
          </table:table-cell>
          <table:table-cell table:formula="of:=[$InputFromCsv.L20]" office:value-type="string" office:string-value="GET Cart" calcext:value-type="string">
            <text:p>GET Cart</text:p>
          </table:table-cell>
          <table:table-cell table:formula="of:=[$InputFromCsv.E20]" office:value-type="float" office:value="0.90162680626592" calcext:value-type="float">
            <text:p>0,90162680626592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77:.E81])" office:value-type="float" office:value="0.470806944774294" calcext:value-type="float">
            <text:p>0,4708</text:p>
          </table:table-cell>
          <table:table-cell table:formula="of:=MAX([.E77:.E81])" office:value-type="float" office:value="0.756871805504224" calcext:value-type="float">
            <text:p>0,7569</text:p>
          </table:table-cell>
          <table:table-cell table:number-columns-repeated="2"/>
        </table:table-row>
        <table:table-row table:style-name="ro1">
          <table:table-cell table:style-name="Default" table:formula="of:=[$InputFromCsv.G21]" office:value-type="string" office:string-value="low" calcext:value-type="string">
            <text:p>low</text:p>
          </table:table-cell>
          <table:table-cell table:style-name="Default" table:formula="of:=[$InputFromCsv.B2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21]" office:value-type="string" office:string-value="No correction" calcext:value-type="string">
            <text:p>No correction</text:p>
          </table:table-cell>
          <table:table-cell table:formula="of:=[$InputFromCsv.L21]" office:value-type="string" office:string-value="GET User Profile" calcext:value-type="string">
            <text:p>GET User Profile</text:p>
          </table:table-cell>
          <table:table-cell table:formula="of:=[$InputFromCsv.E21]" office:value-type="float" office:value="0.763034152052225" calcext:value-type="float">
            <text:p>0,763034152052225</text:p>
          </table:table-cell>
          <table:table-cell table:number-columns-repeated="6"/>
        </table:table-row>
        <table:table-row table:style-name="ro1">
          <table:table-cell table:style-name="Default" table:formula="of:=[$InputFromCsv.G22]" office:value-type="string" office:string-value="low25" calcext:value-type="string">
            <text:p>low25</text:p>
          </table:table-cell>
          <table:table-cell table:style-name="Default" table:formula="of:=[$InputFromCsv.B2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2]" office:value-type="string" office:string-value="One correction" calcext:value-type="string">
            <text:p>One correction</text:p>
          </table:table-cell>
          <table:table-cell table:formula="of:=[$InputFromCsv.L22]" office:value-type="string" office:string-value="Login User" calcext:value-type="string">
            <text:p>Login User</text:p>
          </table:table-cell>
          <table:table-cell table:formula="of:=[$InputFromCsv.E22]" office:value-type="float" office:value="0.647389165322463" calcext:value-type="float">
            <text:p>0,647389165322463</text:p>
          </table:table-cell>
          <table:table-cell table:number-columns-repeated="6"/>
        </table:table-row>
        <table:table-row table:style-name="ro1">
          <table:table-cell table:style-name="Default" table:formula="of:=[$InputFromCsv.G23]" office:value-type="string" office:string-value="low25" calcext:value-type="string">
            <text:p>low25</text:p>
          </table:table-cell>
          <table:table-cell table:style-name="Default" table:formula="of:=[$InputFromCsv.B2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3]" office:value-type="string" office:string-value="One correction" calcext:value-type="string">
            <text:p>One correction</text:p>
          </table:table-cell>
          <table:table-cell table:formula="of:=[$InputFromCsv.L23]" office:value-type="string" office:string-value="GET Product Category" calcext:value-type="string">
            <text:p>GET Product Category</text:p>
          </table:table-cell>
          <table:table-cell table:formula="of:=[$InputFromCsv.E23]" office:value-type="float" office:value="0.849209130263921" calcext:value-type="float">
            <text:p>0,849209130263921</text:p>
          </table:table-cell>
          <table:table-cell table:number-columns-repeated="6"/>
        </table:table-row>
        <table:table-row table:style-name="ro1">
          <table:table-cell table:style-name="Default" table:formula="of:=[$InputFromCsv.G24]" office:value-type="string" office:string-value="low25" calcext:value-type="string">
            <text:p>low25</text:p>
          </table:table-cell>
          <table:table-cell table:style-name="Default" table:formula="of:=[$InputFromCsv.B2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4]" office:value-type="string" office:string-value="One correction" calcext:value-type="string">
            <text:p>One correction</text:p>
          </table:table-cell>
          <table:table-cell table:formula="of:=[$InputFromCsv.L24]" office:value-type="string" office:string-value="GET Product" calcext:value-type="string">
            <text:p>GET Product</text:p>
          </table:table-cell>
          <table:table-cell table:formula="of:=[$InputFromCsv.E24]" office:value-type="float" office:value="0.855462994579094" calcext:value-type="float">
            <text:p>0,85546299457909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25]" office:value-type="string" office:string-value="low25" calcext:value-type="string">
            <text:p>low25</text:p>
          </table:table-cell>
          <table:table-cell table:style-name="Default" table:formula="of:=[$InputFromCsv.B2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5]" office:value-type="string" office:string-value="One correction" calcext:value-type="string">
            <text:p>One correction</text:p>
          </table:table-cell>
          <table:table-cell table:formula="of:=[$InputFromCsv.L25]" office:value-type="string" office:string-value="GET Cart" calcext:value-type="string">
            <text:p>GET Cart</text:p>
          </table:table-cell>
          <table:table-cell table:formula="of:=[$InputFromCsv.E25]" office:value-type="float" office:value="0.809927488158043" calcext:value-type="float">
            <text:p>0,809927488158043</text:p>
          </table:table-cell>
          <table:table-cell table:style-name="ce4"/>
          <table:table-cell table:number-columns-repeated="5"/>
        </table:table-row>
        <table:table-row table:style-name="ro1">
          <table:table-cell table:style-name="Default" table:formula="of:=[$InputFromCsv.G26]" office:value-type="string" office:string-value="low25" calcext:value-type="string">
            <text:p>low25</text:p>
          </table:table-cell>
          <table:table-cell table:style-name="Default" table:formula="of:=[$InputFromCsv.B2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6]" office:value-type="string" office:string-value="One correction" calcext:value-type="string">
            <text:p>One correction</text:p>
          </table:table-cell>
          <table:table-cell table:formula="of:=[$InputFromCsv.L26]" office:value-type="string" office:string-value="GET User Profile" calcext:value-type="string">
            <text:p>GET User Profile</text:p>
          </table:table-cell>
          <table:table-cell table:formula="of:=[$InputFromCsv.E26]" office:value-type="float" office:value="0.580142685307118" calcext:value-type="float">
            <text:p>0,580142685307118</text:p>
          </table:table-cell>
          <table:table-cell table:number-columns-repeated="6"/>
        </table:table-row>
        <table:table-row table:style-name="ro1">
          <table:table-cell table:style-name="Default" table:formula="of:=[$InputFromCsv.G27]" office:value-type="string" office:string-value="low25" calcext:value-type="string">
            <text:p>low25</text:p>
          </table:table-cell>
          <table:table-cell table:style-name="Default" table:formula="of:=[$InputFromCsv.B2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7]" office:value-type="string" office:string-value="No correction" calcext:value-type="string">
            <text:p>No correction</text:p>
          </table:table-cell>
          <table:table-cell table:formula="of:=[$InputFromCsv.L27]" office:value-type="string" office:string-value="Login User" calcext:value-type="string">
            <text:p>Login User</text:p>
          </table:table-cell>
          <table:table-cell table:formula="of:=[$InputFromCsv.E27]" office:value-type="float" office:value="0.761612308585064" calcext:value-type="float">
            <text:p>0,761612308585064</text:p>
          </table:table-cell>
          <table:table-cell table:number-columns-repeated="6"/>
        </table:table-row>
        <table:table-row table:style-name="ro1">
          <table:table-cell table:style-name="Default" table:formula="of:=[$InputFromCsv.G28]" office:value-type="string" office:string-value="low25" calcext:value-type="string">
            <text:p>low25</text:p>
          </table:table-cell>
          <table:table-cell table:style-name="Default" table:formula="of:=[$InputFromCsv.B2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8]" office:value-type="string" office:string-value="No correction" calcext:value-type="string">
            <text:p>No correction</text:p>
          </table:table-cell>
          <table:table-cell table:formula="of:=[$InputFromCsv.L28]" office:value-type="string" office:string-value="GET Product Category" calcext:value-type="string">
            <text:p>GET Product Category</text:p>
          </table:table-cell>
          <table:table-cell table:formula="of:=[$InputFromCsv.E28]" office:value-type="float" office:value="0.891389187506933" calcext:value-type="float">
            <text:p>0,891389187506933</text:p>
          </table:table-cell>
          <table:table-cell table:number-columns-repeated="6"/>
        </table:table-row>
        <table:table-row table:style-name="ro1">
          <table:table-cell table:style-name="Default" table:formula="of:=[$InputFromCsv.G29]" office:value-type="string" office:string-value="low25" calcext:value-type="string">
            <text:p>low25</text:p>
          </table:table-cell>
          <table:table-cell table:style-name="Default" table:formula="of:=[$InputFromCsv.B2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9]" office:value-type="string" office:string-value="No correction" calcext:value-type="string">
            <text:p>No correction</text:p>
          </table:table-cell>
          <table:table-cell table:formula="of:=[$InputFromCsv.L29]" office:value-type="string" office:string-value="GET Product" calcext:value-type="string">
            <text:p>GET Product</text:p>
          </table:table-cell>
          <table:table-cell table:formula="of:=[$InputFromCsv.E29]" office:value-type="float" office:value="0.888329093353359" calcext:value-type="float">
            <text:p>0,888329093353359</text:p>
          </table:table-cell>
          <table:table-cell table:number-columns-repeated="6"/>
        </table:table-row>
        <table:table-row table:style-name="ro1">
          <table:table-cell table:style-name="Default" table:formula="of:=[$InputFromCsv.G30]" office:value-type="string" office:string-value="low25" calcext:value-type="string">
            <text:p>low25</text:p>
          </table:table-cell>
          <table:table-cell table:style-name="Default" table:formula="of:=[$InputFromCsv.B3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0]" office:value-type="string" office:string-value="No correction" calcext:value-type="string">
            <text:p>No correction</text:p>
          </table:table-cell>
          <table:table-cell table:formula="of:=[$InputFromCsv.L30]" office:value-type="string" office:string-value="GET Cart" calcext:value-type="string">
            <text:p>GET Cart</text:p>
          </table:table-cell>
          <table:table-cell table:formula="of:=[$InputFromCsv.E30]" office:value-type="float" office:value="0.84692966015288" calcext:value-type="float">
            <text:p>0,8469296601528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1]" office:value-type="string" office:string-value="low25" calcext:value-type="string">
            <text:p>low25</text:p>
          </table:table-cell>
          <table:table-cell table:style-name="Default" table:formula="of:=[$InputFromCsv.B3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1]" office:value-type="string" office:string-value="No correction" calcext:value-type="string">
            <text:p>No correction</text:p>
          </table:table-cell>
          <table:table-cell table:formula="of:=[$InputFromCsv.L31]" office:value-type="string" office:string-value="GET User Profile" calcext:value-type="string">
            <text:p>GET User Profile</text:p>
          </table:table-cell>
          <table:table-cell table:formula="of:=[$InputFromCsv.E31]" office:value-type="float" office:value="0.699596991592051" calcext:value-type="float">
            <text:p>0,69959699159205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2]" office:value-type="string" office:string-value="low25" calcext:value-type="string">
            <text:p>low25</text:p>
          </table:table-cell>
          <table:table-cell table:style-name="Default" table:formula="of:=[$InputFromCsv.B3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2]" office:value-type="string" office:string-value="One correction" calcext:value-type="string">
            <text:p>One correction</text:p>
          </table:table-cell>
          <table:table-cell table:formula="of:=[$InputFromCsv.L32]" office:value-type="string" office:string-value="Login User" calcext:value-type="string">
            <text:p>Login User</text:p>
          </table:table-cell>
          <table:table-cell table:formula="of:=[$InputFromCsv.E32]" office:value-type="float" office:value="0.581243544544835" calcext:value-type="float">
            <text:p>0,58124354454483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3]" office:value-type="string" office:string-value="low25" calcext:value-type="string">
            <text:p>low25</text:p>
          </table:table-cell>
          <table:table-cell table:style-name="Default" table:formula="of:=[$InputFromCsv.B3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3]" office:value-type="string" office:string-value="One correction" calcext:value-type="string">
            <text:p>One correction</text:p>
          </table:table-cell>
          <table:table-cell table:formula="of:=[$InputFromCsv.L33]" office:value-type="string" office:string-value="GET Product Category" calcext:value-type="string">
            <text:p>GET Product Category</text:p>
          </table:table-cell>
          <table:table-cell table:formula="of:=[$InputFromCsv.E33]" office:value-type="float" office:value="0.783004569052547" calcext:value-type="float">
            <text:p>0,78300456905254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4]" office:value-type="string" office:string-value="low25" calcext:value-type="string">
            <text:p>low25</text:p>
          </table:table-cell>
          <table:table-cell table:style-name="Default" table:formula="of:=[$InputFromCsv.B3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4]" office:value-type="string" office:string-value="One correction" calcext:value-type="string">
            <text:p>One correction</text:p>
          </table:table-cell>
          <table:table-cell table:formula="of:=[$InputFromCsv.L34]" office:value-type="string" office:string-value="GET Product" calcext:value-type="string">
            <text:p>GET Product</text:p>
          </table:table-cell>
          <table:table-cell table:formula="of:=[$InputFromCsv.E34]" office:value-type="float" office:value="0.752904795971704" calcext:value-type="float">
            <text:p>0,75290479597170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5]" office:value-type="string" office:string-value="low25" calcext:value-type="string">
            <text:p>low25</text:p>
          </table:table-cell>
          <table:table-cell table:style-name="Default" table:formula="of:=[$InputFromCsv.B3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5]" office:value-type="string" office:string-value="One correction" calcext:value-type="string">
            <text:p>One correction</text:p>
          </table:table-cell>
          <table:table-cell table:formula="of:=[$InputFromCsv.L35]" office:value-type="string" office:string-value="GET Cart" calcext:value-type="string">
            <text:p>GET Cart</text:p>
          </table:table-cell>
          <table:table-cell table:formula="of:=[$InputFromCsv.E35]" office:value-type="float" office:value="0.780825089229627" calcext:value-type="float">
            <text:p>0,78082508922962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6]" office:value-type="string" office:string-value="low25" calcext:value-type="string">
            <text:p>low25</text:p>
          </table:table-cell>
          <table:table-cell table:style-name="Default" table:formula="of:=[$InputFromCsv.B3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6]" office:value-type="string" office:string-value="One correction" calcext:value-type="string">
            <text:p>One correction</text:p>
          </table:table-cell>
          <table:table-cell table:formula="of:=[$InputFromCsv.L36]" office:value-type="string" office:string-value="GET User Profile" calcext:value-type="string">
            <text:p>GET User Profile</text:p>
          </table:table-cell>
          <table:table-cell table:formula="of:=[$InputFromCsv.E36]" office:value-type="float" office:value="0.572855418305057" calcext:value-type="float">
            <text:p>0,57285541830505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7]" office:value-type="string" office:string-value="low25" calcext:value-type="string">
            <text:p>low25</text:p>
          </table:table-cell>
          <table:table-cell table:style-name="Default" table:formula="of:=[$InputFromCsv.B3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7]" office:value-type="string" office:string-value="No correction" calcext:value-type="string">
            <text:p>No correction</text:p>
          </table:table-cell>
          <table:table-cell table:formula="of:=[$InputFromCsv.L37]" office:value-type="string" office:string-value="Login User" calcext:value-type="string">
            <text:p>Login User</text:p>
          </table:table-cell>
          <table:table-cell table:formula="of:=[$InputFromCsv.E37]" office:value-type="float" office:value="0.756457388568315" calcext:value-type="float">
            <text:p>0,75645738856831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8]" office:value-type="string" office:string-value="low25" calcext:value-type="string">
            <text:p>low25</text:p>
          </table:table-cell>
          <table:table-cell table:style-name="Default" table:formula="of:=[$InputFromCsv.B3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8]" office:value-type="string" office:string-value="No correction" calcext:value-type="string">
            <text:p>No correction</text:p>
          </table:table-cell>
          <table:table-cell table:formula="of:=[$InputFromCsv.L38]" office:value-type="string" office:string-value="GET Product Category" calcext:value-type="string">
            <text:p>GET Product Category</text:p>
          </table:table-cell>
          <table:table-cell table:formula="of:=[$InputFromCsv.E38]" office:value-type="float" office:value="0.734955755862115" calcext:value-type="float">
            <text:p>0,73495575586211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9]" office:value-type="string" office:string-value="low25" calcext:value-type="string">
            <text:p>low25</text:p>
          </table:table-cell>
          <table:table-cell table:style-name="Default" table:formula="of:=[$InputFromCsv.B3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9]" office:value-type="string" office:string-value="No correction" calcext:value-type="string">
            <text:p>No correction</text:p>
          </table:table-cell>
          <table:table-cell table:formula="of:=[$InputFromCsv.L39]" office:value-type="string" office:string-value="GET Product" calcext:value-type="string">
            <text:p>GET Product</text:p>
          </table:table-cell>
          <table:table-cell table:formula="of:=[$InputFromCsv.E39]" office:value-type="float" office:value="0.735147464452114" calcext:value-type="float">
            <text:p>0,73514746445211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0]" office:value-type="string" office:string-value="low25" calcext:value-type="string">
            <text:p>low25</text:p>
          </table:table-cell>
          <table:table-cell table:style-name="Default" table:formula="of:=[$InputFromCsv.B4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40]" office:value-type="string" office:string-value="No correction" calcext:value-type="string">
            <text:p>No correction</text:p>
          </table:table-cell>
          <table:table-cell table:formula="of:=[$InputFromCsv.L40]" office:value-type="string" office:string-value="GET Cart" calcext:value-type="string">
            <text:p>GET Cart</text:p>
          </table:table-cell>
          <table:table-cell table:formula="of:=[$InputFromCsv.E40]" office:value-type="float" office:value="0.833746758550234" calcext:value-type="float">
            <text:p>0,83374675855023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1]" office:value-type="string" office:string-value="low25" calcext:value-type="string">
            <text:p>low25</text:p>
          </table:table-cell>
          <table:table-cell table:style-name="Default" table:formula="of:=[$InputFromCsv.B4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41]" office:value-type="string" office:string-value="No correction" calcext:value-type="string">
            <text:p>No correction</text:p>
          </table:table-cell>
          <table:table-cell table:formula="of:=[$InputFromCsv.L41]" office:value-type="string" office:string-value="GET User Profile" calcext:value-type="string">
            <text:p>GET User Profile</text:p>
          </table:table-cell>
          <table:table-cell table:formula="of:=[$InputFromCsv.E41]" office:value-type="float" office:value="0.660863957453313" calcext:value-type="float">
            <text:p>0,66086395745331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2]" office:value-type="string" office:string-value="med" calcext:value-type="string">
            <text:p>med</text:p>
          </table:table-cell>
          <table:table-cell table:style-name="Default" table:formula="of:=[$InputFromCsv.B4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2]" office:value-type="string" office:string-value="One correction" calcext:value-type="string">
            <text:p>One correction</text:p>
          </table:table-cell>
          <table:table-cell table:formula="of:=[$InputFromCsv.L42]" office:value-type="string" office:string-value="Login User" calcext:value-type="string">
            <text:p>Login User</text:p>
          </table:table-cell>
          <table:table-cell table:formula="of:=[$InputFromCsv.E42]" office:value-type="float" office:value="0.679250087844804" calcext:value-type="float">
            <text:p>0,67925008784480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3]" office:value-type="string" office:string-value="med" calcext:value-type="string">
            <text:p>med</text:p>
          </table:table-cell>
          <table:table-cell table:style-name="Default" table:formula="of:=[$InputFromCsv.B4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3]" office:value-type="string" office:string-value="One correction" calcext:value-type="string">
            <text:p>One correction</text:p>
          </table:table-cell>
          <table:table-cell table:formula="of:=[$InputFromCsv.L43]" office:value-type="string" office:string-value="GET Product Category" calcext:value-type="string">
            <text:p>GET Product Category</text:p>
          </table:table-cell>
          <table:table-cell table:formula="of:=[$InputFromCsv.E43]" office:value-type="float" office:value="0.766891603051836" calcext:value-type="float">
            <text:p>0,76689160305183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4]" office:value-type="string" office:string-value="med" calcext:value-type="string">
            <text:p>med</text:p>
          </table:table-cell>
          <table:table-cell table:style-name="Default" table:formula="of:=[$InputFromCsv.B4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4]" office:value-type="string" office:string-value="One correction" calcext:value-type="string">
            <text:p>One correction</text:p>
          </table:table-cell>
          <table:table-cell table:formula="of:=[$InputFromCsv.L44]" office:value-type="string" office:string-value="GET Product" calcext:value-type="string">
            <text:p>GET Product</text:p>
          </table:table-cell>
          <table:table-cell table:formula="of:=[$InputFromCsv.E44]" office:value-type="float" office:value="0.794085953803914" calcext:value-type="float">
            <text:p>0,79408595380391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5]" office:value-type="string" office:string-value="med" calcext:value-type="string">
            <text:p>med</text:p>
          </table:table-cell>
          <table:table-cell table:style-name="Default" table:formula="of:=[$InputFromCsv.B4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5]" office:value-type="string" office:string-value="One correction" calcext:value-type="string">
            <text:p>One correction</text:p>
          </table:table-cell>
          <table:table-cell table:formula="of:=[$InputFromCsv.L45]" office:value-type="string" office:string-value="GET Cart" calcext:value-type="string">
            <text:p>GET Cart</text:p>
          </table:table-cell>
          <table:table-cell table:formula="of:=[$InputFromCsv.E45]" office:value-type="float" office:value="0.782660177885698" calcext:value-type="float">
            <text:p>0,78266017788569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6]" office:value-type="string" office:string-value="med" calcext:value-type="string">
            <text:p>med</text:p>
          </table:table-cell>
          <table:table-cell table:style-name="Default" table:formula="of:=[$InputFromCsv.B4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6]" office:value-type="string" office:string-value="One correction" calcext:value-type="string">
            <text:p>One correction</text:p>
          </table:table-cell>
          <table:table-cell table:formula="of:=[$InputFromCsv.L46]" office:value-type="string" office:string-value="GET User Profile" calcext:value-type="string">
            <text:p>GET User Profile</text:p>
          </table:table-cell>
          <table:table-cell table:formula="of:=[$InputFromCsv.E46]" office:value-type="float" office:value="0.49802057287526" calcext:value-type="float">
            <text:p>0,4980205728752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7]" office:value-type="string" office:string-value="med" calcext:value-type="string">
            <text:p>med</text:p>
          </table:table-cell>
          <table:table-cell table:style-name="Default" table:formula="of:=[$InputFromCsv.B4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7]" office:value-type="string" office:string-value="No correction" calcext:value-type="string">
            <text:p>No correction</text:p>
          </table:table-cell>
          <table:table-cell table:formula="of:=[$InputFromCsv.L47]" office:value-type="string" office:string-value="Login User" calcext:value-type="string">
            <text:p>Login User</text:p>
          </table:table-cell>
          <table:table-cell table:formula="of:=[$InputFromCsv.E47]" office:value-type="float" office:value="0.778289882200814" calcext:value-type="float">
            <text:p>0,77828988220081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8]" office:value-type="string" office:string-value="med" calcext:value-type="string">
            <text:p>med</text:p>
          </table:table-cell>
          <table:table-cell table:style-name="Default" table:formula="of:=[$InputFromCsv.B4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8]" office:value-type="string" office:string-value="No correction" calcext:value-type="string">
            <text:p>No correction</text:p>
          </table:table-cell>
          <table:table-cell table:formula="of:=[$InputFromCsv.L48]" office:value-type="string" office:string-value="GET Product Category" calcext:value-type="string">
            <text:p>GET Product Category</text:p>
          </table:table-cell>
          <table:table-cell table:formula="of:=[$InputFromCsv.E48]" office:value-type="float" office:value="0.832648461763015" calcext:value-type="float">
            <text:p>0,83264846176301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9]" office:value-type="string" office:string-value="med" calcext:value-type="string">
            <text:p>med</text:p>
          </table:table-cell>
          <table:table-cell table:style-name="Default" table:formula="of:=[$InputFromCsv.B4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9]" office:value-type="string" office:string-value="No correction" calcext:value-type="string">
            <text:p>No correction</text:p>
          </table:table-cell>
          <table:table-cell table:formula="of:=[$InputFromCsv.L49]" office:value-type="string" office:string-value="GET Product" calcext:value-type="string">
            <text:p>GET Product</text:p>
          </table:table-cell>
          <table:table-cell table:formula="of:=[$InputFromCsv.E49]" office:value-type="float" office:value="0.837184917025723" calcext:value-type="float">
            <text:p>0,83718491702572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50]" office:value-type="string" office:string-value="med" calcext:value-type="string">
            <text:p>med</text:p>
          </table:table-cell>
          <table:table-cell table:style-name="Default" table:formula="of:=[$InputFromCsv.B5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0]" office:value-type="string" office:string-value="No correction" calcext:value-type="string">
            <text:p>No correction</text:p>
          </table:table-cell>
          <table:table-cell table:formula="of:=[$InputFromCsv.L50]" office:value-type="string" office:string-value="GET Cart" calcext:value-type="string">
            <text:p>GET Cart</text:p>
          </table:table-cell>
          <table:table-cell table:formula="of:=[$InputFromCsv.E50]" office:value-type="float" office:value="0.826367019245274" calcext:value-type="float">
            <text:p>0,826367019245274</text:p>
          </table:table-cell>
          <table:table-cell table:number-columns-repeated="6"/>
        </table:table-row>
        <table:table-row table:style-name="ro1">
          <table:table-cell table:style-name="Default" table:formula="of:=[$InputFromCsv.G51]" office:value-type="string" office:string-value="med" calcext:value-type="string">
            <text:p>med</text:p>
          </table:table-cell>
          <table:table-cell table:style-name="Default" table:formula="of:=[$InputFromCsv.B5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1]" office:value-type="string" office:string-value="No correction" calcext:value-type="string">
            <text:p>No correction</text:p>
          </table:table-cell>
          <table:table-cell table:formula="of:=[$InputFromCsv.L51]" office:value-type="string" office:string-value="GET User Profile" calcext:value-type="string">
            <text:p>GET User Profile</text:p>
          </table:table-cell>
          <table:table-cell table:formula="of:=[$InputFromCsv.E51]" office:value-type="float" office:value="0.588487686327005" calcext:value-type="float">
            <text:p>0,588487686327005</text:p>
          </table:table-cell>
          <table:table-cell table:number-columns-repeated="6"/>
        </table:table-row>
        <table:table-row table:style-name="ro1">
          <table:table-cell table:style-name="Default" table:formula="of:=[$InputFromCsv.G52]" office:value-type="string" office:string-value="med" calcext:value-type="string">
            <text:p>med</text:p>
          </table:table-cell>
          <table:table-cell table:style-name="Default" table:formula="of:=[$InputFromCsv.B5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2]" office:value-type="string" office:string-value="One correction" calcext:value-type="string">
            <text:p>One correction</text:p>
          </table:table-cell>
          <table:table-cell table:formula="of:=[$InputFromCsv.L52]" office:value-type="string" office:string-value="Login User" calcext:value-type="string">
            <text:p>Login User</text:p>
          </table:table-cell>
          <table:table-cell table:formula="of:=[$InputFromCsv.E52]" office:value-type="float" office:value="0.707096484154413" calcext:value-type="float">
            <text:p>0,707096484154413</text:p>
          </table:table-cell>
          <table:table-cell table:number-columns-repeated="6"/>
        </table:table-row>
        <table:table-row table:style-name="ro1">
          <table:table-cell table:style-name="Default" table:formula="of:=[$InputFromCsv.G53]" office:value-type="string" office:string-value="med" calcext:value-type="string">
            <text:p>med</text:p>
          </table:table-cell>
          <table:table-cell table:style-name="Default" table:formula="of:=[$InputFromCsv.B5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3]" office:value-type="string" office:string-value="One correction" calcext:value-type="string">
            <text:p>One correction</text:p>
          </table:table-cell>
          <table:table-cell table:formula="of:=[$InputFromCsv.L53]" office:value-type="string" office:string-value="GET Product Category" calcext:value-type="string">
            <text:p>GET Product Category</text:p>
          </table:table-cell>
          <table:table-cell table:formula="of:=[$InputFromCsv.E53]" office:value-type="float" office:value="0.764849853769927" calcext:value-type="float">
            <text:p>0,764849853769927</text:p>
          </table:table-cell>
          <table:table-cell table:number-columns-repeated="6"/>
        </table:table-row>
        <table:table-row table:style-name="ro1">
          <table:table-cell table:style-name="Default" table:formula="of:=[$InputFromCsv.G54]" office:value-type="string" office:string-value="med" calcext:value-type="string">
            <text:p>med</text:p>
          </table:table-cell>
          <table:table-cell table:style-name="Default" table:formula="of:=[$InputFromCsv.B5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4]" office:value-type="string" office:string-value="One correction" calcext:value-type="string">
            <text:p>One correction</text:p>
          </table:table-cell>
          <table:table-cell table:formula="of:=[$InputFromCsv.L54]" office:value-type="string" office:string-value="GET Product" calcext:value-type="string">
            <text:p>GET Product</text:p>
          </table:table-cell>
          <table:table-cell table:formula="of:=[$InputFromCsv.E54]" office:value-type="float" office:value="0.757679933079633" calcext:value-type="float">
            <text:p>0,75767993307963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55]" office:value-type="string" office:string-value="med" calcext:value-type="string">
            <text:p>med</text:p>
          </table:table-cell>
          <table:table-cell table:style-name="Default" table:formula="of:=[$InputFromCsv.B5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5]" office:value-type="string" office:string-value="One correction" calcext:value-type="string">
            <text:p>One correction</text:p>
          </table:table-cell>
          <table:table-cell table:formula="of:=[$InputFromCsv.L55]" office:value-type="string" office:string-value="GET Cart" calcext:value-type="string">
            <text:p>GET Cart</text:p>
          </table:table-cell>
          <table:table-cell table:formula="of:=[$InputFromCsv.E55]" office:value-type="float" office:value="0.742207371616679" calcext:value-type="float">
            <text:p>0,742207371616679</text:p>
          </table:table-cell>
          <table:table-cell table:style-name="ce7"/>
          <table:table-cell table:number-columns-repeated="5"/>
        </table:table-row>
        <table:table-row table:style-name="ro1">
          <table:table-cell table:style-name="Default" table:formula="of:=[$InputFromCsv.G56]" office:value-type="string" office:string-value="med" calcext:value-type="string">
            <text:p>med</text:p>
          </table:table-cell>
          <table:table-cell table:style-name="Default" table:formula="of:=[$InputFromCsv.B5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6]" office:value-type="string" office:string-value="One correction" calcext:value-type="string">
            <text:p>One correction</text:p>
          </table:table-cell>
          <table:table-cell table:formula="of:=[$InputFromCsv.L56]" office:value-type="string" office:string-value="GET User Profile" calcext:value-type="string">
            <text:p>GET User Profile</text:p>
          </table:table-cell>
          <table:table-cell table:formula="of:=[$InputFromCsv.E56]" office:value-type="float" office:value="0.450547929637329" calcext:value-type="float">
            <text:p>0,450547929637329</text:p>
          </table:table-cell>
          <table:table-cell table:number-columns-repeated="6"/>
        </table:table-row>
        <table:table-row table:style-name="ro1">
          <table:table-cell table:style-name="Default" table:formula="of:=[$InputFromCsv.G57]" office:value-type="string" office:string-value="med" calcext:value-type="string">
            <text:p>med</text:p>
          </table:table-cell>
          <table:table-cell table:style-name="Default" table:formula="of:=[$InputFromCsv.B5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7]" office:value-type="string" office:string-value="No correction" calcext:value-type="string">
            <text:p>No correction</text:p>
          </table:table-cell>
          <table:table-cell table:formula="of:=[$InputFromCsv.L57]" office:value-type="string" office:string-value="Login User" calcext:value-type="string">
            <text:p>Login User</text:p>
          </table:table-cell>
          <table:table-cell table:formula="of:=[$InputFromCsv.E57]" office:value-type="float" office:value="0.785278998237024" calcext:value-type="float">
            <text:p>0,785278998237024</text:p>
          </table:table-cell>
          <table:table-cell table:number-columns-repeated="6"/>
        </table:table-row>
        <table:table-row table:style-name="ro1">
          <table:table-cell table:style-name="Default" table:formula="of:=[$InputFromCsv.G58]" office:value-type="string" office:string-value="med" calcext:value-type="string">
            <text:p>med</text:p>
          </table:table-cell>
          <table:table-cell table:style-name="Default" table:formula="of:=[$InputFromCsv.B5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8]" office:value-type="string" office:string-value="No correction" calcext:value-type="string">
            <text:p>No correction</text:p>
          </table:table-cell>
          <table:table-cell table:formula="of:=[$InputFromCsv.L58]" office:value-type="string" office:string-value="GET Product Category" calcext:value-type="string">
            <text:p>GET Product Category</text:p>
          </table:table-cell>
          <table:table-cell table:formula="of:=[$InputFromCsv.E58]" office:value-type="float" office:value="0.746383235125336" calcext:value-type="float">
            <text:p>0,746383235125336</text:p>
          </table:table-cell>
          <table:table-cell table:number-columns-repeated="6"/>
        </table:table-row>
        <table:table-row table:style-name="ro1">
          <table:table-cell table:style-name="Default" table:formula="of:=[$InputFromCsv.G59]" office:value-type="string" office:string-value="med" calcext:value-type="string">
            <text:p>med</text:p>
          </table:table-cell>
          <table:table-cell table:style-name="Default" table:formula="of:=[$InputFromCsv.B5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9]" office:value-type="string" office:string-value="No correction" calcext:value-type="string">
            <text:p>No correction</text:p>
          </table:table-cell>
          <table:table-cell table:formula="of:=[$InputFromCsv.L59]" office:value-type="string" office:string-value="GET Product" calcext:value-type="string">
            <text:p>GET Product</text:p>
          </table:table-cell>
          <table:table-cell table:formula="of:=[$InputFromCsv.E59]" office:value-type="float" office:value="0.778727429041966" calcext:value-type="float">
            <text:p>0,77872742904196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0]" office:value-type="string" office:string-value="med" calcext:value-type="string">
            <text:p>med</text:p>
          </table:table-cell>
          <table:table-cell table:style-name="Default" table:formula="of:=[$InputFromCsv.B6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60]" office:value-type="string" office:string-value="No correction" calcext:value-type="string">
            <text:p>No correction</text:p>
          </table:table-cell>
          <table:table-cell table:formula="of:=[$InputFromCsv.L60]" office:value-type="string" office:string-value="GET Cart" calcext:value-type="string">
            <text:p>GET Cart</text:p>
          </table:table-cell>
          <table:table-cell table:formula="of:=[$InputFromCsv.E60]" office:value-type="float" office:value="0.822374066600832" calcext:value-type="float">
            <text:p>0,82237406660083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1]" office:value-type="string" office:string-value="med" calcext:value-type="string">
            <text:p>med</text:p>
          </table:table-cell>
          <table:table-cell table:style-name="Default" table:formula="of:=[$InputFromCsv.B6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61]" office:value-type="string" office:string-value="No correction" calcext:value-type="string">
            <text:p>No correction</text:p>
          </table:table-cell>
          <table:table-cell table:formula="of:=[$InputFromCsv.L61]" office:value-type="string" office:string-value="GET User Profile" calcext:value-type="string">
            <text:p>GET User Profile</text:p>
          </table:table-cell>
          <table:table-cell table:formula="of:=[$InputFromCsv.E61]" office:value-type="float" office:value="0.562132532474925" calcext:value-type="float">
            <text:p>0,56213253247492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2]" office:value-type="string" office:string-value="high" calcext:value-type="string">
            <text:p>high</text:p>
          </table:table-cell>
          <table:table-cell table:style-name="Default" table:formula="of:=[$InputFromCsv.B6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2]" office:value-type="string" office:string-value="One correction" calcext:value-type="string">
            <text:p>One correction</text:p>
          </table:table-cell>
          <table:table-cell table:formula="of:=[$InputFromCsv.L62]" office:value-type="string" office:string-value="Login User" calcext:value-type="string">
            <text:p>Login User</text:p>
          </table:table-cell>
          <table:table-cell table:formula="of:=[$InputFromCsv.E62]" office:value-type="float" office:value="0.617541015612855" calcext:value-type="float">
            <text:p>0,61754101561285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3]" office:value-type="string" office:string-value="high" calcext:value-type="string">
            <text:p>high</text:p>
          </table:table-cell>
          <table:table-cell table:style-name="Default" table:formula="of:=[$InputFromCsv.B6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3]" office:value-type="string" office:string-value="One correction" calcext:value-type="string">
            <text:p>One correction</text:p>
          </table:table-cell>
          <table:table-cell table:formula="of:=[$InputFromCsv.L63]" office:value-type="string" office:string-value="GET Product Category" calcext:value-type="string">
            <text:p>GET Product Category</text:p>
          </table:table-cell>
          <table:table-cell table:formula="of:=[$InputFromCsv.E63]" office:value-type="float" office:value="0.682769219040527" calcext:value-type="float">
            <text:p>0,68276921904052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4]" office:value-type="string" office:string-value="high" calcext:value-type="string">
            <text:p>high</text:p>
          </table:table-cell>
          <table:table-cell table:style-name="Default" table:formula="of:=[$InputFromCsv.B6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4]" office:value-type="string" office:string-value="One correction" calcext:value-type="string">
            <text:p>One correction</text:p>
          </table:table-cell>
          <table:table-cell table:formula="of:=[$InputFromCsv.L64]" office:value-type="string" office:string-value="GET Product" calcext:value-type="string">
            <text:p>GET Product</text:p>
          </table:table-cell>
          <table:table-cell table:formula="of:=[$InputFromCsv.E64]" office:value-type="float" office:value="0.736184139013594" calcext:value-type="float">
            <text:p>0,73618413901359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5]" office:value-type="string" office:string-value="high" calcext:value-type="string">
            <text:p>high</text:p>
          </table:table-cell>
          <table:table-cell table:style-name="Default" table:formula="of:=[$InputFromCsv.B6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5]" office:value-type="string" office:string-value="One correction" calcext:value-type="string">
            <text:p>One correction</text:p>
          </table:table-cell>
          <table:table-cell table:formula="of:=[$InputFromCsv.L65]" office:value-type="string" office:string-value="GET Cart" calcext:value-type="string">
            <text:p>GET Cart</text:p>
          </table:table-cell>
          <table:table-cell table:formula="of:=[$InputFromCsv.E65]" office:value-type="float" office:value="0.707665263354413" calcext:value-type="float">
            <text:p>0,70766526335441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6]" office:value-type="string" office:string-value="high" calcext:value-type="string">
            <text:p>high</text:p>
          </table:table-cell>
          <table:table-cell table:style-name="Default" table:formula="of:=[$InputFromCsv.B6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6]" office:value-type="string" office:string-value="One correction" calcext:value-type="string">
            <text:p>One correction</text:p>
          </table:table-cell>
          <table:table-cell table:formula="of:=[$InputFromCsv.L66]" office:value-type="string" office:string-value="GET User Profile" calcext:value-type="string">
            <text:p>GET User Profile</text:p>
          </table:table-cell>
          <table:table-cell table:formula="of:=[$InputFromCsv.E66]" office:value-type="float" office:value="0.44693167649759" calcext:value-type="float">
            <text:p>0,4469316764975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7]" office:value-type="string" office:string-value="high" calcext:value-type="string">
            <text:p>high</text:p>
          </table:table-cell>
          <table:table-cell table:style-name="Default" table:formula="of:=[$InputFromCsv.B6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7]" office:value-type="string" office:string-value="No correction" calcext:value-type="string">
            <text:p>No correction</text:p>
          </table:table-cell>
          <table:table-cell table:formula="of:=[$InputFromCsv.L67]" office:value-type="string" office:string-value="Login User" calcext:value-type="string">
            <text:p>Login User</text:p>
          </table:table-cell>
          <table:table-cell table:formula="of:=[$InputFromCsv.E67]" office:value-type="float" office:value="0.710342634685274" calcext:value-type="float">
            <text:p>0,71034263468527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8]" office:value-type="string" office:string-value="high" calcext:value-type="string">
            <text:p>high</text:p>
          </table:table-cell>
          <table:table-cell table:style-name="Default" table:formula="of:=[$InputFromCsv.B6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8]" office:value-type="string" office:string-value="No correction" calcext:value-type="string">
            <text:p>No correction</text:p>
          </table:table-cell>
          <table:table-cell table:formula="of:=[$InputFromCsv.L68]" office:value-type="string" office:string-value="GET Product Category" calcext:value-type="string">
            <text:p>GET Product Category</text:p>
          </table:table-cell>
          <table:table-cell table:formula="of:=[$InputFromCsv.E68]" office:value-type="float" office:value="0.75141329786445" calcext:value-type="float">
            <text:p>0,7514132978644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9]" office:value-type="string" office:string-value="high" calcext:value-type="string">
            <text:p>high</text:p>
          </table:table-cell>
          <table:table-cell table:style-name="Default" table:formula="of:=[$InputFromCsv.B6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9]" office:value-type="string" office:string-value="No correction" calcext:value-type="string">
            <text:p>No correction</text:p>
          </table:table-cell>
          <table:table-cell table:formula="of:=[$InputFromCsv.L69]" office:value-type="string" office:string-value="GET Product" calcext:value-type="string">
            <text:p>GET Product</text:p>
          </table:table-cell>
          <table:table-cell table:formula="of:=[$InputFromCsv.E69]" office:value-type="float" office:value="0.790120742583237" calcext:value-type="float">
            <text:p>0,79012074258323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0]" office:value-type="string" office:string-value="high" calcext:value-type="string">
            <text:p>high</text:p>
          </table:table-cell>
          <table:table-cell table:style-name="Default" table:formula="of:=[$InputFromCsv.B7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0]" office:value-type="string" office:string-value="No correction" calcext:value-type="string">
            <text:p>No correction</text:p>
          </table:table-cell>
          <table:table-cell table:formula="of:=[$InputFromCsv.L70]" office:value-type="string" office:string-value="GET Cart" calcext:value-type="string">
            <text:p>GET Cart</text:p>
          </table:table-cell>
          <table:table-cell table:formula="of:=[$InputFromCsv.E70]" office:value-type="float" office:value="0.756412705212246" calcext:value-type="float">
            <text:p>0,75641270521224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1]" office:value-type="string" office:string-value="high" calcext:value-type="string">
            <text:p>high</text:p>
          </table:table-cell>
          <table:table-cell table:style-name="Default" table:formula="of:=[$InputFromCsv.B7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1]" office:value-type="string" office:string-value="No correction" calcext:value-type="string">
            <text:p>No correction</text:p>
          </table:table-cell>
          <table:table-cell table:formula="of:=[$InputFromCsv.L71]" office:value-type="string" office:string-value="GET User Profile" calcext:value-type="string">
            <text:p>GET User Profile</text:p>
          </table:table-cell>
          <table:table-cell table:formula="of:=[$InputFromCsv.E71]" office:value-type="float" office:value="0.498369574238576" calcext:value-type="float">
            <text:p>0,498369574238576</text:p>
          </table:table-cell>
          <table:table-cell table:number-columns-repeated="2"/>
          <table:table-cell table:style-name="Default" table:number-columns-repeated="2"/>
          <table:table-cell table:style-name="ce18"/>
          <table:table-cell/>
        </table:table-row>
        <table:table-row table:style-name="ro1">
          <table:table-cell table:style-name="Default" table:formula="of:=[$InputFromCsv.G72]" office:value-type="string" office:string-value="high" calcext:value-type="string">
            <text:p>high</text:p>
          </table:table-cell>
          <table:table-cell table:style-name="Default" table:formula="of:=[$InputFromCsv.B7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2]" office:value-type="string" office:string-value="One correction" calcext:value-type="string">
            <text:p>One correction</text:p>
          </table:table-cell>
          <table:table-cell table:formula="of:=[$InputFromCsv.L72]" office:value-type="string" office:string-value="Login User" calcext:value-type="string">
            <text:p>Login User</text:p>
          </table:table-cell>
          <table:table-cell table:formula="of:=[$InputFromCsv.E72]" office:value-type="float" office:value="0.627212150400315" calcext:value-type="float">
            <text:p>0,62721215040031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3]" office:value-type="string" office:string-value="high" calcext:value-type="string">
            <text:p>high</text:p>
          </table:table-cell>
          <table:table-cell table:style-name="Default" table:formula="of:=[$InputFromCsv.B7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3]" office:value-type="string" office:string-value="One correction" calcext:value-type="string">
            <text:p>One correction</text:p>
          </table:table-cell>
          <table:table-cell table:formula="of:=[$InputFromCsv.L73]" office:value-type="string" office:string-value="GET Product Category" calcext:value-type="string">
            <text:p>GET Product Category</text:p>
          </table:table-cell>
          <table:table-cell table:formula="of:=[$InputFromCsv.E73]" office:value-type="float" office:value="0.666583776160417" calcext:value-type="float">
            <text:p>0,66658377616041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4]" office:value-type="string" office:string-value="high" calcext:value-type="string">
            <text:p>high</text:p>
          </table:table-cell>
          <table:table-cell table:style-name="Default" table:formula="of:=[$InputFromCsv.B7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4]" office:value-type="string" office:string-value="One correction" calcext:value-type="string">
            <text:p>One correction</text:p>
          </table:table-cell>
          <table:table-cell table:formula="of:=[$InputFromCsv.L74]" office:value-type="string" office:string-value="GET Product" calcext:value-type="string">
            <text:p>GET Product</text:p>
          </table:table-cell>
          <table:table-cell table:formula="of:=[$InputFromCsv.E74]" office:value-type="float" office:value="0.699113039427402" calcext:value-type="float">
            <text:p>0,69911303942740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5]" office:value-type="string" office:string-value="high" calcext:value-type="string">
            <text:p>high</text:p>
          </table:table-cell>
          <table:table-cell table:style-name="Default" table:formula="of:=[$InputFromCsv.B7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5]" office:value-type="string" office:string-value="One correction" calcext:value-type="string">
            <text:p>One correction</text:p>
          </table:table-cell>
          <table:table-cell table:formula="of:=[$InputFromCsv.L75]" office:value-type="string" office:string-value="GET Cart" calcext:value-type="string">
            <text:p>GET Cart</text:p>
          </table:table-cell>
          <table:table-cell table:formula="of:=[$InputFromCsv.E75]" office:value-type="float" office:value="0.671996607191843" calcext:value-type="float">
            <text:p>0,671996607191843</text:p>
          </table:table-cell>
          <table:table-cell table:number-columns-repeated="6"/>
        </table:table-row>
        <table:table-row table:style-name="ro1">
          <table:table-cell table:style-name="Default" table:formula="of:=[$InputFromCsv.G76]" office:value-type="string" office:string-value="high" calcext:value-type="string">
            <text:p>high</text:p>
          </table:table-cell>
          <table:table-cell table:style-name="Default" table:formula="of:=[$InputFromCsv.B7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6]" office:value-type="string" office:string-value="One correction" calcext:value-type="string">
            <text:p>One correction</text:p>
          </table:table-cell>
          <table:table-cell table:formula="of:=[$InputFromCsv.L76]" office:value-type="string" office:string-value="GET User Profile" calcext:value-type="string">
            <text:p>GET User Profile</text:p>
          </table:table-cell>
          <table:table-cell table:formula="of:=[$InputFromCsv.E76]" office:value-type="float" office:value="0.381211951100134" calcext:value-type="float">
            <text:p>0,381211951100134</text:p>
          </table:table-cell>
          <table:table-cell table:number-columns-repeated="6"/>
        </table:table-row>
        <table:table-row table:style-name="ro1">
          <table:table-cell table:style-name="Default" table:formula="of:=[$InputFromCsv.G77]" office:value-type="string" office:string-value="high" calcext:value-type="string">
            <text:p>high</text:p>
          </table:table-cell>
          <table:table-cell table:style-name="Default" table:formula="of:=[$InputFromCsv.B7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7]" office:value-type="string" office:string-value="No correction" calcext:value-type="string">
            <text:p>No correction</text:p>
          </table:table-cell>
          <table:table-cell table:formula="of:=[$InputFromCsv.L77]" office:value-type="string" office:string-value="Login User" calcext:value-type="string">
            <text:p>Login User</text:p>
          </table:table-cell>
          <table:table-cell table:formula="of:=[$InputFromCsv.E77]" office:value-type="float" office:value="0.71908012623476" calcext:value-type="float">
            <text:p>0,71908012623476</text:p>
          </table:table-cell>
          <table:table-cell table:number-columns-repeated="6"/>
        </table:table-row>
        <table:table-row table:style-name="ro1">
          <table:table-cell table:style-name="Default" table:formula="of:=[$InputFromCsv.G78]" office:value-type="string" office:string-value="high" calcext:value-type="string">
            <text:p>high</text:p>
          </table:table-cell>
          <table:table-cell table:style-name="Default" table:formula="of:=[$InputFromCsv.B7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8]" office:value-type="string" office:string-value="No correction" calcext:value-type="string">
            <text:p>No correction</text:p>
          </table:table-cell>
          <table:table-cell table:formula="of:=[$InputFromCsv.L78]" office:value-type="string" office:string-value="GET Product Category" calcext:value-type="string">
            <text:p>GET Product Category</text:p>
          </table:table-cell>
          <table:table-cell table:formula="of:=[$InputFromCsv.E78]" office:value-type="float" office:value="0.684112628998837" calcext:value-type="float">
            <text:p>0,684112628998837</text:p>
          </table:table-cell>
          <table:table-cell table:number-columns-repeated="6"/>
        </table:table-row>
        <table:table-row table:style-name="ro1">
          <table:table-cell table:style-name="Default" table:formula="of:=[$InputFromCsv.G79]" office:value-type="string" office:string-value="high" calcext:value-type="string">
            <text:p>high</text:p>
          </table:table-cell>
          <table:table-cell table:style-name="Default" table:formula="of:=[$InputFromCsv.B7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9]" office:value-type="string" office:string-value="No correction" calcext:value-type="string">
            <text:p>No correction</text:p>
          </table:table-cell>
          <table:table-cell table:formula="of:=[$InputFromCsv.L79]" office:value-type="string" office:string-value="GET Product" calcext:value-type="string">
            <text:p>GET Product</text:p>
          </table:table-cell>
          <table:table-cell table:formula="of:=[$InputFromCsv.E79]" office:value-type="float" office:value="0.739756648514599" calcext:value-type="float">
            <text:p>0,739756648514599</text:p>
          </table:table-cell>
          <table:table-cell table:number-columns-repeated="6"/>
        </table:table-row>
        <table:table-row table:style-name="ro1">
          <table:table-cell table:style-name="Default" table:formula="of:=[$InputFromCsv.G80]" office:value-type="string" office:string-value="high" calcext:value-type="string">
            <text:p>high</text:p>
          </table:table-cell>
          <table:table-cell table:style-name="Default" table:formula="of:=[$InputFromCsv.B8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80]" office:value-type="string" office:string-value="No correction" calcext:value-type="string">
            <text:p>No correction</text:p>
          </table:table-cell>
          <table:table-cell table:formula="of:=[$InputFromCsv.L80]" office:value-type="string" office:string-value="GET Cart" calcext:value-type="string">
            <text:p>GET Cart</text:p>
          </table:table-cell>
          <table:table-cell table:formula="of:=[$InputFromCsv.E80]" office:value-type="float" office:value="0.756871805504224" calcext:value-type="float">
            <text:p>0,75687180550422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81]" office:value-type="string" office:string-value="high" calcext:value-type="string">
            <text:p>high</text:p>
          </table:table-cell>
          <table:table-cell table:style-name="Default" table:formula="of:=[$InputFromCsv.B8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81]" office:value-type="string" office:string-value="No correction" calcext:value-type="string">
            <text:p>No correction</text:p>
          </table:table-cell>
          <table:table-cell table:formula="of:=[$InputFromCsv.L81]" office:value-type="string" office:string-value="GET User Profile" calcext:value-type="string">
            <text:p>GET User Profile</text:p>
          </table:table-cell>
          <table:table-cell table:formula="of:=[$InputFromCsv.E81]" office:value-type="float" office:value="0.470806944774294" calcext:value-type="float">
            <text:p>0,47080694477429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8"/>
        </table:table-row>
        <table:table-row table:style-name="ro1" table:number-rows-repeated="15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9">
          <table:table-cell table:style-name="Default"/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2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0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104833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ad Intensity Profiles" table:style-name="ta1">
        <table:shapes>
          <draw:frame draw:z-index="0" draw:style-name="gr1" draw:text-style-name="P1" svg:width="15.999cm" svg:height="8.999cm" svg:x="34.069cm" svg:y="0.525cm">
            <draw:object draw:notify-on-update-of-ranges="'Load Intensity Profiles'.A3:'Load Intensity Profiles'.A122 'Load Intensity Profiles'.E1:'Load Intensity Profiles'.E1 'Load Intensity Profiles'.E3:'Load Intensity Profiles'.E122 'Load Intensity Profiles'.D1:'Load Intensity Profiles'.D1 'Load Intensity Profiles'.D3:'Load Intensity Profiles'.D122 'Load Intensity Profiles'.C1:'Load Intensity Profiles'.C1 'Load Intensity Profiles'.C3:'Load Intensity Profiles'.C122 'Load Intensity Profiles'.B1:'Load Intensity Profiles'.B1 'Load Intensity Profiles'.B3:'Load Intensity Profiles'.B1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7" table:default-cell-style-name="Default"/>
        <table:table-column table:style-name="co18" table:number-columns-repeated="4" table:default-cell-style-name="Default"/>
        <table:table-row table:style-name="ro1">
          <table:table-cell/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Low25</text:p>
          </table:table-cell>
          <table:table-cell table:style-name="ce11" office:value-type="string" calcext:value-type="string">
            <text:p>Med</text:p>
          </table:table-cell>
          <table:table-cell table:style-name="ce11" office:value-type="string" calcext:value-type="string">
            <text:p>High</text:p>
          </table:table-cell>
        </table:table-row>
        <table:table-row table:style-name="ro1">
          <table:table-cell table:style-name="ce10" office:value-type="string" calcext:value-type="string">
            <text:p>Time</text:p>
          </table:table-cell>
          <table:table-cell table:number-columns-repeated="4" office:value-type="string" calcext:value-type="string">
            <text:p>Requests per Second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416666666666667" calcext:value-type="float">
            <text:p>0,416666666666667</text:p>
          </table:table-cell>
          <table:table-cell office:value-type="float" office:value="1.075" calcext:value-type="float">
            <text:p>1,075</text:p>
          </table:table-cell>
          <table:table-cell office:value-type="float" office:value="8.333333333" calcext:value-type="float">
            <text:p>8,333333333</text:p>
          </table:table-cell>
          <table:table-cell office:value-type="float" office:value="16.66666667" calcext:value-type="float">
            <text:p>16,6666666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25" calcext:value-type="float">
            <text:p>1,25</text:p>
          </table:table-cell>
          <table:table-cell office:value-type="float" office:value="3.225" calcext:value-type="float">
            <text:p>3,225</text:p>
          </table:table-cell>
          <table:table-cell office:value-type="float" office:value="16.66666667" calcext:value-type="float">
            <text:p>16,66666667</text:p>
          </table:table-cell>
          <table:table-cell office:value-type="float" office:value="33.33333333" calcext:value-type="float">
            <text:p>33,3333333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08333333333333" calcext:value-type="float">
            <text:p>2,08333333333333</text:p>
          </table:table-cell>
          <table:table-cell office:value-type="float" office:value="5.375" calcext:value-type="float">
            <text:p>5,3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91666666666667" calcext:value-type="float">
            <text:p>2,91666666666667</text:p>
          </table:table-cell>
          <table:table-cell office:value-type="float" office:value="7.525" calcext:value-type="float">
            <text:p>7,525</text:p>
          </table:table-cell>
          <table:table-cell office:value-type="float" office:value="33.33333333" calcext:value-type="float">
            <text:p>33,33333333</text:p>
          </table:table-cell>
          <table:table-cell office:value-type="float" office:value="66.66666667" calcext:value-type="float">
            <text:p>66,6666666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.75" calcext:value-type="float">
            <text:p>3,75</text:p>
          </table:table-cell>
          <table:table-cell office:value-type="float" office:value="9.675" calcext:value-type="float">
            <text:p>9,675</text:p>
          </table:table-cell>
          <table:table-cell office:value-type="float" office:value="41.66666667" calcext:value-type="float">
            <text:p>41,66666667</text:p>
          </table:table-cell>
          <table:table-cell office:value-type="float" office:value="83.33333333" calcext:value-type="float">
            <text:p>83,3333333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4.58333333333333" calcext:value-type="float">
            <text:p>4,58333333333333</text:p>
          </table:table-cell>
          <table:table-cell office:value-type="float" office:value="11.825" calcext:value-type="float">
            <text:p>11,8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5.41666666666667" calcext:value-type="float">
            <text:p>5,41666666666667</text:p>
          </table:table-cell>
          <table:table-cell office:value-type="float" office:value="13.975" calcext:value-type="float">
            <text:p>13,975</text:p>
          </table:table-cell>
          <table:table-cell office:value-type="float" office:value="58.33333333" calcext:value-type="float">
            <text:p>58,33333333</text:p>
          </table:table-cell>
          <table:table-cell office:value-type="float" office:value="116.6666667" calcext:value-type="float">
            <text:p>116,666666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6.25" calcext:value-type="float">
            <text:p>6,25</text:p>
          </table:table-cell>
          <table:table-cell office:value-type="float" office:value="16.125" calcext:value-type="float">
            <text:p>16,125</text:p>
          </table:table-cell>
          <table:table-cell office:value-type="float" office:value="66.66666667" calcext:value-type="float">
            <text:p>66,66666667</text:p>
          </table:table-cell>
          <table:table-cell office:value-type="float" office:value="133.3333333" calcext:value-type="float">
            <text:p>133,3333333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7.08333333333333" calcext:value-type="float">
            <text:p>7,08333333333333</text:p>
          </table:table-cell>
          <table:table-cell office:value-type="float" office:value="18.275" calcext:value-type="float">
            <text:p>18,27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7.91666666666667" calcext:value-type="float">
            <text:p>7,91666666666667</text:p>
          </table:table-cell>
          <table:table-cell office:value-type="float" office:value="20.425" calcext:value-type="float">
            <text:p>20,425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166.6666667" calcext:value-type="float">
            <text:p>166,6666667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8.75" calcext:value-type="float">
            <text:p>8,75</text:p>
          </table:table-cell>
          <table:table-cell office:value-type="float" office:value="22.575" calcext:value-type="float">
            <text:p>22,575</text:p>
          </table:table-cell>
          <table:table-cell office:value-type="float" office:value="91.66666667" calcext:value-type="float">
            <text:p>91,66666667</text:p>
          </table:table-cell>
          <table:table-cell office:value-type="float" office:value="183.3333333" calcext:value-type="float">
            <text:p>183,3333333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9.58333333333333" calcext:value-type="float">
            <text:p>9,58333333333333</text:p>
          </table:table-cell>
          <table:table-cell office:value-type="float" office:value="24.725" calcext:value-type="float">
            <text:p>24,72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10.4166666666667" calcext:value-type="float">
            <text:p>10,4166666666667</text:p>
          </table:table-cell>
          <table:table-cell office:value-type="float" office:value="26.875" calcext:value-type="float">
            <text:p>26,875</text:p>
          </table:table-cell>
          <table:table-cell office:value-type="float" office:value="108.3333333" calcext:value-type="float">
            <text:p>108,3333333</text:p>
          </table:table-cell>
          <table:table-cell office:value-type="float" office:value="216.6666667" calcext:value-type="float">
            <text:p>216,6666667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1.25" calcext:value-type="float">
            <text:p>11,25</text:p>
          </table:table-cell>
          <table:table-cell office:value-type="float" office:value="29.025" calcext:value-type="float">
            <text:p>29,025</text:p>
          </table:table-cell>
          <table:table-cell office:value-type="float" office:value="116.6666667" calcext:value-type="float">
            <text:p>116,6666667</text:p>
          </table:table-cell>
          <table:table-cell office:value-type="float" office:value="233.3333333" calcext:value-type="float">
            <text:p>233,3333333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12.0833333333333" calcext:value-type="float">
            <text:p>12,0833333333333</text:p>
          </table:table-cell>
          <table:table-cell office:value-type="float" office:value="31.175" calcext:value-type="float">
            <text:p>31,175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12.9166666666667" calcext:value-type="float">
            <text:p>12,9166666666667</text:p>
          </table:table-cell>
          <table:table-cell office:value-type="float" office:value="33.325" calcext:value-type="float">
            <text:p>33,325</text:p>
          </table:table-cell>
          <table:table-cell office:value-type="float" office:value="133.3333333" calcext:value-type="float">
            <text:p>133,3333333</text:p>
          </table:table-cell>
          <table:table-cell office:value-type="float" office:value="266.6666667" calcext:value-type="float">
            <text:p>266,6666667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13.75" calcext:value-type="float">
            <text:p>13,75</text:p>
          </table:table-cell>
          <table:table-cell office:value-type="float" office:value="35.475" calcext:value-type="float">
            <text:p>35,475</text:p>
          </table:table-cell>
          <table:table-cell office:value-type="float" office:value="141.6666667" calcext:value-type="float">
            <text:p>141,6666667</text:p>
          </table:table-cell>
          <table:table-cell office:value-type="float" office:value="283.3333333" calcext:value-type="float">
            <text:p>283,3333333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14.5833333333333" calcext:value-type="float">
            <text:p>14,5833333333333</text:p>
          </table:table-cell>
          <table:table-cell office:value-type="float" office:value="37.625" calcext:value-type="float">
            <text:p>37,625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15.4166666666667" calcext:value-type="float">
            <text:p>15,4166666666667</text:p>
          </table:table-cell>
          <table:table-cell office:value-type="float" office:value="39.775" calcext:value-type="float">
            <text:p>39,775</text:p>
          </table:table-cell>
          <table:table-cell office:value-type="float" office:value="158.3333333" calcext:value-type="float">
            <text:p>158,3333333</text:p>
          </table:table-cell>
          <table:table-cell office:value-type="float" office:value="316.6666667" calcext:value-type="float">
            <text:p>316,6666667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16.25" calcext:value-type="float">
            <text:p>16,25</text:p>
          </table:table-cell>
          <table:table-cell office:value-type="float" office:value="41.925" calcext:value-type="float">
            <text:p>41,925</text:p>
          </table:table-cell>
          <table:table-cell office:value-type="float" office:value="166.6666667" calcext:value-type="float">
            <text:p>166,6666667</text:p>
          </table:table-cell>
          <table:table-cell office:value-type="float" office:value="333.3333333" calcext:value-type="float">
            <text:p>333,3333333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17.0833333333333" calcext:value-type="float">
            <text:p>17,0833333333333</text:p>
          </table:table-cell>
          <table:table-cell office:value-type="float" office:value="44.075" calcext:value-type="float">
            <text:p>44,075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17.9166666666667" calcext:value-type="float">
            <text:p>17,9166666666667</text:p>
          </table:table-cell>
          <table:table-cell office:value-type="float" office:value="46.225" calcext:value-type="float">
            <text:p>46,225</text:p>
          </table:table-cell>
          <table:table-cell office:value-type="float" office:value="183.3333333" calcext:value-type="float">
            <text:p>183,3333333</text:p>
          </table:table-cell>
          <table:table-cell office:value-type="float" office:value="366.6666667" calcext:value-type="float">
            <text:p>366,6666667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8.75" calcext:value-type="float">
            <text:p>18,75</text:p>
          </table:table-cell>
          <table:table-cell office:value-type="float" office:value="48.375" calcext:value-type="float">
            <text:p>48,375</text:p>
          </table:table-cell>
          <table:table-cell office:value-type="float" office:value="191.6666667" calcext:value-type="float">
            <text:p>191,6666667</text:p>
          </table:table-cell>
          <table:table-cell office:value-type="float" office:value="383.3333333" calcext:value-type="float">
            <text:p>383,3333333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19.5833333333333" calcext:value-type="float">
            <text:p>19,5833333333333</text:p>
          </table:table-cell>
          <table:table-cell office:value-type="float" office:value="50.525" calcext:value-type="float">
            <text:p>50,525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20.4166666666667" calcext:value-type="float">
            <text:p>20,4166666666667</text:p>
          </table:table-cell>
          <table:table-cell office:value-type="float" office:value="52.675" calcext:value-type="float">
            <text:p>52,675</text:p>
          </table:table-cell>
          <table:table-cell office:value-type="float" office:value="208.3333333" calcext:value-type="float">
            <text:p>208,3333333</text:p>
          </table:table-cell>
          <table:table-cell office:value-type="float" office:value="416.6666667" calcext:value-type="float">
            <text:p>416,6666667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21.25" calcext:value-type="float">
            <text:p>21,25</text:p>
          </table:table-cell>
          <table:table-cell office:value-type="float" office:value="54.825" calcext:value-type="float">
            <text:p>54,825</text:p>
          </table:table-cell>
          <table:table-cell office:value-type="float" office:value="216.6666667" calcext:value-type="float">
            <text:p>216,6666667</text:p>
          </table:table-cell>
          <table:table-cell office:value-type="float" office:value="433.3333333" calcext:value-type="float">
            <text:p>433,3333333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2.0833333333333" calcext:value-type="float">
            <text:p>22,0833333333333</text:p>
          </table:table-cell>
          <table:table-cell office:value-type="float" office:value="56.975" calcext:value-type="float">
            <text:p>56,975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22.9166666666667" calcext:value-type="float">
            <text:p>22,9166666666667</text:p>
          </table:table-cell>
          <table:table-cell office:value-type="float" office:value="59.125" calcext:value-type="float">
            <text:p>59,125</text:p>
          </table:table-cell>
          <table:table-cell office:value-type="float" office:value="233.3333333" calcext:value-type="float">
            <text:p>233,3333333</text:p>
          </table:table-cell>
          <table:table-cell office:value-type="float" office:value="466.6666667" calcext:value-type="float">
            <text:p>466,6666667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23.75" calcext:value-type="float">
            <text:p>23,75</text:p>
          </table:table-cell>
          <table:table-cell office:value-type="float" office:value="61.275" calcext:value-type="float">
            <text:p>61,275</text:p>
          </table:table-cell>
          <table:table-cell office:value-type="float" office:value="241.6666667" calcext:value-type="float">
            <text:p>241,6666667</text:p>
          </table:table-cell>
          <table:table-cell office:value-type="float" office:value="483.3333333" calcext:value-type="float">
            <text:p>483,3333333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24.5833333333333" calcext:value-type="float">
            <text:p>24,5833333333333</text:p>
          </table:table-cell>
          <table:table-cell office:value-type="float" office:value="63.425" calcext:value-type="float">
            <text:p>63,42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25.4166666666667" calcext:value-type="float">
            <text:p>25,4166666666667</text:p>
          </table:table-cell>
          <table:table-cell office:value-type="float" office:value="65.575" calcext:value-type="float">
            <text:p>65,575</text:p>
          </table:table-cell>
          <table:table-cell office:value-type="float" office:value="258.3333333" calcext:value-type="float">
            <text:p>258,3333333</text:p>
          </table:table-cell>
          <table:table-cell office:value-type="float" office:value="516.6666667" calcext:value-type="float">
            <text:p>516,6666667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26.25" calcext:value-type="float">
            <text:p>26,25</text:p>
          </table:table-cell>
          <table:table-cell office:value-type="float" office:value="67.725" calcext:value-type="float">
            <text:p>67,725</text:p>
          </table:table-cell>
          <table:table-cell office:value-type="float" office:value="266.6666667" calcext:value-type="float">
            <text:p>266,6666667</text:p>
          </table:table-cell>
          <table:table-cell office:value-type="float" office:value="533.3333333" calcext:value-type="float">
            <text:p>533,3333333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27.0833333333333" calcext:value-type="float">
            <text:p>27,0833333333333</text:p>
          </table:table-cell>
          <table:table-cell office:value-type="float" office:value="69.875" calcext:value-type="float">
            <text:p>69,875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27.9166666666667" calcext:value-type="float">
            <text:p>27,9166666666667</text:p>
          </table:table-cell>
          <table:table-cell office:value-type="float" office:value="72.025" calcext:value-type="float">
            <text:p>72,025</text:p>
          </table:table-cell>
          <table:table-cell office:value-type="float" office:value="283.3333333" calcext:value-type="float">
            <text:p>283,3333333</text:p>
          </table:table-cell>
          <table:table-cell office:value-type="float" office:value="566.6666667" calcext:value-type="float">
            <text:p>566,6666667</text:p>
          </table:table-cell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28.75" calcext:value-type="float">
            <text:p>28,75</text:p>
          </table:table-cell>
          <table:table-cell office:value-type="float" office:value="74.175" calcext:value-type="float">
            <text:p>74,175</text:p>
          </table:table-cell>
          <table:table-cell office:value-type="float" office:value="291.6666667" calcext:value-type="float">
            <text:p>291,6666667</text:p>
          </table:table-cell>
          <table:table-cell office:value-type="float" office:value="583.3333333" calcext:value-type="float">
            <text:p>583,3333333</text:p>
          </table:table-cell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29.5833333333333" calcext:value-type="float">
            <text:p>29,5833333333333</text:p>
          </table:table-cell>
          <table:table-cell office:value-type="float" office:value="76.325" calcext:value-type="float">
            <text:p>76,325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30.4166666666667" calcext:value-type="float">
            <text:p>30,4166666666667</text:p>
          </table:table-cell>
          <table:table-cell office:value-type="float" office:value="78.475" calcext:value-type="float">
            <text:p>78,475</text:p>
          </table:table-cell>
          <table:table-cell office:value-type="float" office:value="308.3333333" calcext:value-type="float">
            <text:p>308,3333333</text:p>
          </table:table-cell>
          <table:table-cell office:value-type="float" office:value="616.6666667" calcext:value-type="float">
            <text:p>616,6666667</text:p>
          </table:table-cell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31.25" calcext:value-type="float">
            <text:p>31,25</text:p>
          </table:table-cell>
          <table:table-cell office:value-type="float" office:value="80.625" calcext:value-type="float">
            <text:p>80,625</text:p>
          </table:table-cell>
          <table:table-cell office:value-type="float" office:value="316.6666667" calcext:value-type="float">
            <text:p>316,6666667</text:p>
          </table:table-cell>
          <table:table-cell office:value-type="float" office:value="633.3333333" calcext:value-type="float">
            <text:p>633,3333333</text:p>
          </table:table-cell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32.0833333333333" calcext:value-type="float">
            <text:p>32,0833333333333</text:p>
          </table:table-cell>
          <table:table-cell office:value-type="float" office:value="82.775" calcext:value-type="float">
            <text:p>82,775</text:p>
          </table:table-cell>
          <table:table-cell office:value-type="float" office:value="325" calcext:value-type="float">
            <text:p>32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32.9166666666667" calcext:value-type="float">
            <text:p>32,9166666666667</text:p>
          </table:table-cell>
          <table:table-cell office:value-type="float" office:value="84.925" calcext:value-type="float">
            <text:p>84,925</text:p>
          </table:table-cell>
          <table:table-cell office:value-type="float" office:value="333.3333333" calcext:value-type="float">
            <text:p>333,3333333</text:p>
          </table:table-cell>
          <table:table-cell office:value-type="float" office:value="666.6666667" calcext:value-type="float">
            <text:p>666,6666667</text:p>
          </table:table-cell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33.75" calcext:value-type="float">
            <text:p>33,75</text:p>
          </table:table-cell>
          <table:table-cell office:value-type="float" office:value="87.075" calcext:value-type="float">
            <text:p>87,075</text:p>
          </table:table-cell>
          <table:table-cell office:value-type="float" office:value="341.6666667" calcext:value-type="float">
            <text:p>341,6666667</text:p>
          </table:table-cell>
          <table:table-cell office:value-type="float" office:value="683.3333333" calcext:value-type="float">
            <text:p>683,3333333</text:p>
          </table:table-cell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34.5833333333333" calcext:value-type="float">
            <text:p>34,5833333333333</text:p>
          </table:table-cell>
          <table:table-cell office:value-type="float" office:value="89.225" calcext:value-type="float">
            <text:p>89,225</text:p>
          </table:table-cell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35.4166666666667" calcext:value-type="float">
            <text:p>35,4166666666667</text:p>
          </table:table-cell>
          <table:table-cell office:value-type="float" office:value="91.375" calcext:value-type="float">
            <text:p>91,375</text:p>
          </table:table-cell>
          <table:table-cell office:value-type="float" office:value="358.3333333" calcext:value-type="float">
            <text:p>358,3333333</text:p>
          </table:table-cell>
          <table:table-cell office:value-type="float" office:value="716.6666667" calcext:value-type="float">
            <text:p>716,6666667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36.25" calcext:value-type="float">
            <text:p>36,25</text:p>
          </table:table-cell>
          <table:table-cell office:value-type="float" office:value="93.525" calcext:value-type="float">
            <text:p>93,525</text:p>
          </table:table-cell>
          <table:table-cell office:value-type="float" office:value="366.6666667" calcext:value-type="float">
            <text:p>366,6666667</text:p>
          </table:table-cell>
          <table:table-cell office:value-type="float" office:value="733.3333333" calcext:value-type="float">
            <text:p>733,3333333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37.0833333333333" calcext:value-type="float">
            <text:p>37,0833333333333</text:p>
          </table:table-cell>
          <table:table-cell office:value-type="float" office:value="95.675" calcext:value-type="float">
            <text:p>95,675</text:p>
          </table:table-cell>
          <table:table-cell office:value-type="float" office:value="375" calcext:value-type="float">
            <text:p>37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37.9166666666667" calcext:value-type="float">
            <text:p>37,9166666666667</text:p>
          </table:table-cell>
          <table:table-cell office:value-type="float" office:value="97.825" calcext:value-type="float">
            <text:p>97,825</text:p>
          </table:table-cell>
          <table:table-cell office:value-type="float" office:value="383.3333333" calcext:value-type="float">
            <text:p>383,3333333</text:p>
          </table:table-cell>
          <table:table-cell office:value-type="float" office:value="766.6666667" calcext:value-type="float">
            <text:p>766,6666667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38.75" calcext:value-type="float">
            <text:p>38,75</text:p>
          </table:table-cell>
          <table:table-cell office:value-type="float" office:value="99.975" calcext:value-type="float">
            <text:p>99,975</text:p>
          </table:table-cell>
          <table:table-cell office:value-type="float" office:value="391.6666667" calcext:value-type="float">
            <text:p>391,6666667</text:p>
          </table:table-cell>
          <table:table-cell office:value-type="float" office:value="783.3333333" calcext:value-type="float">
            <text:p>783,3333333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39.5833333333333" calcext:value-type="float">
            <text:p>39,5833333333333</text:p>
          </table:table-cell>
          <table:table-cell office:value-type="float" office:value="102.125" calcext:value-type="float">
            <text:p>102,125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40.4166666666667" calcext:value-type="float">
            <text:p>40,4166666666667</text:p>
          </table:table-cell>
          <table:table-cell office:value-type="float" office:value="104.275" calcext:value-type="float">
            <text:p>104,275</text:p>
          </table:table-cell>
          <table:table-cell office:value-type="float" office:value="408.3333333" calcext:value-type="float">
            <text:p>408,3333333</text:p>
          </table:table-cell>
          <table:table-cell office:value-type="float" office:value="816.6666667" calcext:value-type="float">
            <text:p>816,6666667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41.25" calcext:value-type="float">
            <text:p>41,25</text:p>
          </table:table-cell>
          <table:table-cell office:value-type="float" office:value="106.425" calcext:value-type="float">
            <text:p>106,425</text:p>
          </table:table-cell>
          <table:table-cell office:value-type="float" office:value="416.6666667" calcext:value-type="float">
            <text:p>416,6666667</text:p>
          </table:table-cell>
          <table:table-cell office:value-type="float" office:value="833.3333333" calcext:value-type="float">
            <text:p>833,3333333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42.0833333333333" calcext:value-type="float">
            <text:p>42,0833333333333</text:p>
          </table:table-cell>
          <table:table-cell office:value-type="float" office:value="108.575" calcext:value-type="float">
            <text:p>108,575</text:p>
          </table:table-cell>
          <table:table-cell office:value-type="float" office:value="425" calcext:value-type="float">
            <text:p>42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42.9166666666667" calcext:value-type="float">
            <text:p>42,9166666666667</text:p>
          </table:table-cell>
          <table:table-cell office:value-type="float" office:value="110.725" calcext:value-type="float">
            <text:p>110,725</text:p>
          </table:table-cell>
          <table:table-cell office:value-type="float" office:value="433.3333333" calcext:value-type="float">
            <text:p>433,3333333</text:p>
          </table:table-cell>
          <table:table-cell office:value-type="float" office:value="866.6666667" calcext:value-type="float">
            <text:p>866,6666667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43.75" calcext:value-type="float">
            <text:p>43,75</text:p>
          </table:table-cell>
          <table:table-cell office:value-type="float" office:value="112.875" calcext:value-type="float">
            <text:p>112,875</text:p>
          </table:table-cell>
          <table:table-cell office:value-type="float" office:value="441.6666667" calcext:value-type="float">
            <text:p>441,6666667</text:p>
          </table:table-cell>
          <table:table-cell office:value-type="float" office:value="883.3333333" calcext:value-type="float">
            <text:p>883,3333333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44.5833333333333" calcext:value-type="float">
            <text:p>44,5833333333333</text:p>
          </table:table-cell>
          <table:table-cell office:value-type="float" office:value="115.025" calcext:value-type="float">
            <text:p>115,025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45.4166666666667" calcext:value-type="float">
            <text:p>45,4166666666667</text:p>
          </table:table-cell>
          <table:table-cell office:value-type="float" office:value="117.175" calcext:value-type="float">
            <text:p>117,175</text:p>
          </table:table-cell>
          <table:table-cell office:value-type="float" office:value="458.3333333" calcext:value-type="float">
            <text:p>458,3333333</text:p>
          </table:table-cell>
          <table:table-cell office:value-type="float" office:value="916.6666667" calcext:value-type="float">
            <text:p>916,6666667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46.25" calcext:value-type="float">
            <text:p>46,25</text:p>
          </table:table-cell>
          <table:table-cell office:value-type="float" office:value="119.325" calcext:value-type="float">
            <text:p>119,325</text:p>
          </table:table-cell>
          <table:table-cell office:value-type="float" office:value="466.6666667" calcext:value-type="float">
            <text:p>466,6666667</text:p>
          </table:table-cell>
          <table:table-cell office:value-type="float" office:value="933.3333333" calcext:value-type="float">
            <text:p>933,3333333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47.0833333333333" calcext:value-type="float">
            <text:p>47,0833333333333</text:p>
          </table:table-cell>
          <table:table-cell office:value-type="float" office:value="121.475" calcext:value-type="float">
            <text:p>121,475</text:p>
          </table:table-cell>
          <table:table-cell office:value-type="float" office:value="475" calcext:value-type="float">
            <text:p>475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47.9166666666667" calcext:value-type="float">
            <text:p>47,9166666666667</text:p>
          </table:table-cell>
          <table:table-cell office:value-type="float" office:value="123.625" calcext:value-type="float">
            <text:p>123,625</text:p>
          </table:table-cell>
          <table:table-cell office:value-type="float" office:value="483.3333333" calcext:value-type="float">
            <text:p>483,3333333</text:p>
          </table:table-cell>
          <table:table-cell office:value-type="float" office:value="966.6666667" calcext:value-type="float">
            <text:p>966,6666667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48.75" calcext:value-type="float">
            <text:p>48,75</text:p>
          </table:table-cell>
          <table:table-cell office:value-type="float" office:value="125.775" calcext:value-type="float">
            <text:p>125,775</text:p>
          </table:table-cell>
          <table:table-cell office:value-type="float" office:value="491.6666667" calcext:value-type="float">
            <text:p>491,6666667</text:p>
          </table:table-cell>
          <table:table-cell office:value-type="float" office:value="983.3333333" calcext:value-type="float">
            <text:p>983,3333333</text:p>
          </table:table-cell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49.5833333333333" calcext:value-type="float">
            <text:p>49,5833333333333</text:p>
          </table:table-cell>
          <table:table-cell office:value-type="float" office:value="127.925" calcext:value-type="float">
            <text:p>127,925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50.4166666666667" calcext:value-type="float">
            <text:p>50,4166666666667</text:p>
          </table:table-cell>
          <table:table-cell office:value-type="float" office:value="130.075" calcext:value-type="float">
            <text:p>130,075</text:p>
          </table:table-cell>
          <table:table-cell office:value-type="float" office:value="508.3333333" calcext:value-type="float">
            <text:p>508,3333333</text:p>
          </table:table-cell>
          <table:table-cell office:value-type="float" office:value="1016.666667" calcext:value-type="float">
            <text:p>1016,666667</text:p>
          </table:table-cell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51.25" calcext:value-type="float">
            <text:p>51,25</text:p>
          </table:table-cell>
          <table:table-cell office:value-type="float" office:value="132.225" calcext:value-type="float">
            <text:p>132,225</text:p>
          </table:table-cell>
          <table:table-cell office:value-type="float" office:value="516.6666667" calcext:value-type="float">
            <text:p>516,6666667</text:p>
          </table:table-cell>
          <table:table-cell office:value-type="float" office:value="1033.333333" calcext:value-type="float">
            <text:p>1033,333333</text:p>
          </table:table-cell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52.0833333333333" calcext:value-type="float">
            <text:p>52,0833333333333</text:p>
          </table:table-cell>
          <table:table-cell office:value-type="float" office:value="134.375" calcext:value-type="float">
            <text:p>134,375</text:p>
          </table:table-cell>
          <table:table-cell office:value-type="float" office:value="525" calcext:value-type="float">
            <text:p>52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52.9166666666667" calcext:value-type="float">
            <text:p>52,9166666666667</text:p>
          </table:table-cell>
          <table:table-cell office:value-type="float" office:value="136.525" calcext:value-type="float">
            <text:p>136,525</text:p>
          </table:table-cell>
          <table:table-cell office:value-type="float" office:value="533.3333333" calcext:value-type="float">
            <text:p>533,3333333</text:p>
          </table:table-cell>
          <table:table-cell office:value-type="float" office:value="1066.666667" calcext:value-type="float">
            <text:p>1066,666667</text:p>
          </table:table-cell>
        </table:table-row>
        <table:table-row table:style-name="ro1">
          <table:table-cell office:value-type="float" office:value="64.5" calcext:value-type="float">
            <text:p>64,5</text:p>
          </table:table-cell>
          <table:table-cell office:value-type="float" office:value="53.75" calcext:value-type="float">
            <text:p>53,75</text:p>
          </table:table-cell>
          <table:table-cell office:value-type="float" office:value="138.675" calcext:value-type="float">
            <text:p>138,675</text:p>
          </table:table-cell>
          <table:table-cell office:value-type="float" office:value="541.6666667" calcext:value-type="float">
            <text:p>541,6666667</text:p>
          </table:table-cell>
          <table:table-cell office:value-type="float" office:value="1083.333333" calcext:value-type="float">
            <text:p>1083,333333</text:p>
          </table:table-cell>
        </table:table-row>
        <table:table-row table:style-name="ro1">
          <table:table-cell office:value-type="float" office:value="65.5" calcext:value-type="float">
            <text:p>65,5</text:p>
          </table:table-cell>
          <table:table-cell office:value-type="float" office:value="54.5833333333333" calcext:value-type="float">
            <text:p>54,5833333333333</text:p>
          </table:table-cell>
          <table:table-cell office:value-type="float" office:value="140.825" calcext:value-type="float">
            <text:p>140,825</text:p>
          </table:table-cell>
          <table:table-cell office:value-type="float" office:value="550" calcext:value-type="float">
            <text:p>55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66.5" calcext:value-type="float">
            <text:p>66,5</text:p>
          </table:table-cell>
          <table:table-cell office:value-type="float" office:value="55.4166666666667" calcext:value-type="float">
            <text:p>55,4166666666667</text:p>
          </table:table-cell>
          <table:table-cell office:value-type="float" office:value="142.975" calcext:value-type="float">
            <text:p>142,975</text:p>
          </table:table-cell>
          <table:table-cell office:value-type="float" office:value="558.3333333" calcext:value-type="float">
            <text:p>558,3333333</text:p>
          </table:table-cell>
          <table:table-cell office:value-type="float" office:value="1116.666667" calcext:value-type="float">
            <text:p>1116,666667</text:p>
          </table:table-cell>
        </table:table-row>
        <table:table-row table:style-name="ro1">
          <table:table-cell office:value-type="float" office:value="67.5" calcext:value-type="float">
            <text:p>67,5</text:p>
          </table:table-cell>
          <table:table-cell office:value-type="float" office:value="56.25" calcext:value-type="float">
            <text:p>56,25</text:p>
          </table:table-cell>
          <table:table-cell office:value-type="float" office:value="145.125" calcext:value-type="float">
            <text:p>145,125</text:p>
          </table:table-cell>
          <table:table-cell office:value-type="float" office:value="566.6666667" calcext:value-type="float">
            <text:p>566,6666667</text:p>
          </table:table-cell>
          <table:table-cell office:value-type="float" office:value="1133.333333" calcext:value-type="float">
            <text:p>1133,333333</text:p>
          </table:table-cell>
        </table:table-row>
        <table:table-row table:style-name="ro1">
          <table:table-cell office:value-type="float" office:value="68.5" calcext:value-type="float">
            <text:p>68,5</text:p>
          </table:table-cell>
          <table:table-cell office:value-type="float" office:value="57.0833333333333" calcext:value-type="float">
            <text:p>57,0833333333333</text:p>
          </table:table-cell>
          <table:table-cell office:value-type="float" office:value="147.275" calcext:value-type="float">
            <text:p>147,275</text:p>
          </table:table-cell>
          <table:table-cell office:value-type="float" office:value="575" calcext:value-type="float">
            <text:p>57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69.5" calcext:value-type="float">
            <text:p>69,5</text:p>
          </table:table-cell>
          <table:table-cell office:value-type="float" office:value="57.9166666666667" calcext:value-type="float">
            <text:p>57,9166666666667</text:p>
          </table:table-cell>
          <table:table-cell office:value-type="float" office:value="149.425" calcext:value-type="float">
            <text:p>149,425</text:p>
          </table:table-cell>
          <table:table-cell office:value-type="float" office:value="583.3333333" calcext:value-type="float">
            <text:p>583,3333333</text:p>
          </table:table-cell>
          <table:table-cell office:value-type="float" office:value="1166.666667" calcext:value-type="float">
            <text:p>1166,666667</text:p>
          </table:table-cell>
        </table:table-row>
        <table:table-row table:style-name="ro1">
          <table:table-cell office:value-type="float" office:value="70.5" calcext:value-type="float">
            <text:p>70,5</text:p>
          </table:table-cell>
          <table:table-cell office:value-type="float" office:value="58.75" calcext:value-type="float">
            <text:p>58,75</text:p>
          </table:table-cell>
          <table:table-cell office:value-type="float" office:value="151.575" calcext:value-type="float">
            <text:p>151,575</text:p>
          </table:table-cell>
          <table:table-cell office:value-type="float" office:value="591.6666667" calcext:value-type="float">
            <text:p>591,6666667</text:p>
          </table:table-cell>
          <table:table-cell office:value-type="float" office:value="1183.333333" calcext:value-type="float">
            <text:p>1183,333333</text:p>
          </table:table-cell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59.5833333333333" calcext:value-type="float">
            <text:p>59,5833333333333</text:p>
          </table:table-cell>
          <table:table-cell office:value-type="float" office:value="153.725" calcext:value-type="float">
            <text:p>153,725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2.5" calcext:value-type="float">
            <text:p>72,5</text:p>
          </table:table-cell>
          <table:table-cell office:value-type="float" office:value="60.4166666666667" calcext:value-type="float">
            <text:p>60,4166666666667</text:p>
          </table:table-cell>
          <table:table-cell office:value-type="float" office:value="155.875" calcext:value-type="float">
            <text:p>155,875</text:p>
          </table:table-cell>
          <table:table-cell office:value-type="float" office:value="608.3333333" calcext:value-type="float">
            <text:p>608,3333333</text:p>
          </table:table-cell>
          <table:table-cell office:value-type="float" office:value="1216.666667" calcext:value-type="float">
            <text:p>1216,666667</text:p>
          </table:table-cell>
        </table:table-row>
        <table:table-row table:style-name="ro1">
          <table:table-cell office:value-type="float" office:value="73.5" calcext:value-type="float">
            <text:p>73,5</text:p>
          </table:table-cell>
          <table:table-cell office:value-type="float" office:value="61.25" calcext:value-type="float">
            <text:p>61,25</text:p>
          </table:table-cell>
          <table:table-cell office:value-type="float" office:value="158.025" calcext:value-type="float">
            <text:p>158,025</text:p>
          </table:table-cell>
          <table:table-cell office:value-type="float" office:value="616.6666667" calcext:value-type="float">
            <text:p>616,6666667</text:p>
          </table:table-cell>
          <table:table-cell office:value-type="float" office:value="1233.333333" calcext:value-type="float">
            <text:p>1233,333333</text:p>
          </table:table-cell>
        </table:table-row>
        <table:table-row table:style-name="ro1">
          <table:table-cell office:value-type="float" office:value="74.5" calcext:value-type="float">
            <text:p>74,5</text:p>
          </table:table-cell>
          <table:table-cell office:value-type="float" office:value="62.0833333333333" calcext:value-type="float">
            <text:p>62,0833333333333</text:p>
          </table:table-cell>
          <table:table-cell office:value-type="float" office:value="160.175" calcext:value-type="float">
            <text:p>160,175</text:p>
          </table:table-cell>
          <table:table-cell office:value-type="float" office:value="625" calcext:value-type="float">
            <text:p>625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75.5" calcext:value-type="float">
            <text:p>75,5</text:p>
          </table:table-cell>
          <table:table-cell office:value-type="float" office:value="62.9166666666667" calcext:value-type="float">
            <text:p>62,9166666666667</text:p>
          </table:table-cell>
          <table:table-cell office:value-type="float" office:value="162.325" calcext:value-type="float">
            <text:p>162,325</text:p>
          </table:table-cell>
          <table:table-cell office:value-type="float" office:value="633.3333333" calcext:value-type="float">
            <text:p>633,3333333</text:p>
          </table:table-cell>
          <table:table-cell office:value-type="float" office:value="1266.666667" calcext:value-type="float">
            <text:p>1266,666667</text:p>
          </table:table-cell>
        </table:table-row>
        <table:table-row table:style-name="ro1">
          <table:table-cell office:value-type="float" office:value="76.5" calcext:value-type="float">
            <text:p>76,5</text:p>
          </table:table-cell>
          <table:table-cell office:value-type="float" office:value="63.75" calcext:value-type="float">
            <text:p>63,75</text:p>
          </table:table-cell>
          <table:table-cell office:value-type="float" office:value="164.475" calcext:value-type="float">
            <text:p>164,475</text:p>
          </table:table-cell>
          <table:table-cell office:value-type="float" office:value="641.6666667" calcext:value-type="float">
            <text:p>641,6666667</text:p>
          </table:table-cell>
          <table:table-cell office:value-type="float" office:value="1283.333333" calcext:value-type="float">
            <text:p>1283,333333</text:p>
          </table:table-cell>
        </table:table-row>
        <table:table-row table:style-name="ro1">
          <table:table-cell office:value-type="float" office:value="77.5" calcext:value-type="float">
            <text:p>77,5</text:p>
          </table:table-cell>
          <table:table-cell office:value-type="float" office:value="64.5833333333333" calcext:value-type="float">
            <text:p>64,5833333333333</text:p>
          </table:table-cell>
          <table:table-cell office:value-type="float" office:value="166.625" calcext:value-type="float">
            <text:p>166,625</text:p>
          </table:table-cell>
          <table:table-cell office:value-type="float" office:value="650" calcext:value-type="float">
            <text:p>65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8.5" calcext:value-type="float">
            <text:p>78,5</text:p>
          </table:table-cell>
          <table:table-cell office:value-type="float" office:value="65.4166666666667" calcext:value-type="float">
            <text:p>65,4166666666667</text:p>
          </table:table-cell>
          <table:table-cell office:value-type="float" office:value="168.775" calcext:value-type="float">
            <text:p>168,775</text:p>
          </table:table-cell>
          <table:table-cell office:value-type="float" office:value="658.3333333" calcext:value-type="float">
            <text:p>658,3333333</text:p>
          </table:table-cell>
          <table:table-cell office:value-type="float" office:value="1316.666667" calcext:value-type="float">
            <text:p>1316,666667</text:p>
          </table:table-cell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float" office:value="66.25" calcext:value-type="float">
            <text:p>66,25</text:p>
          </table:table-cell>
          <table:table-cell office:value-type="float" office:value="170.925" calcext:value-type="float">
            <text:p>170,925</text:p>
          </table:table-cell>
          <table:table-cell office:value-type="float" office:value="666.6666667" calcext:value-type="float">
            <text:p>666,6666667</text:p>
          </table:table-cell>
          <table:table-cell office:value-type="float" office:value="1333.333333" calcext:value-type="float">
            <text:p>1333,333333</text:p>
          </table:table-cell>
        </table:table-row>
        <table:table-row table:style-name="ro1">
          <table:table-cell office:value-type="float" office:value="80.5" calcext:value-type="float">
            <text:p>80,5</text:p>
          </table:table-cell>
          <table:table-cell office:value-type="float" office:value="67.0833333333333" calcext:value-type="float">
            <text:p>67,0833333333333</text:p>
          </table:table-cell>
          <table:table-cell office:value-type="float" office:value="173.075" calcext:value-type="float">
            <text:p>173,075</text:p>
          </table:table-cell>
          <table:table-cell office:value-type="float" office:value="675" calcext:value-type="float">
            <text:p>675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81.5" calcext:value-type="float">
            <text:p>81,5</text:p>
          </table:table-cell>
          <table:table-cell office:value-type="float" office:value="67.9166666666667" calcext:value-type="float">
            <text:p>67,9166666666667</text:p>
          </table:table-cell>
          <table:table-cell office:value-type="float" office:value="175.225" calcext:value-type="float">
            <text:p>175,225</text:p>
          </table:table-cell>
          <table:table-cell office:value-type="float" office:value="683.3333333" calcext:value-type="float">
            <text:p>683,3333333</text:p>
          </table:table-cell>
          <table:table-cell office:value-type="float" office:value="1366.666667" calcext:value-type="float">
            <text:p>1366,666667</text:p>
          </table:table-cell>
        </table:table-row>
        <table:table-row table:style-name="ro1">
          <table:table-cell office:value-type="float" office:value="82.5" calcext:value-type="float">
            <text:p>82,5</text:p>
          </table:table-cell>
          <table:table-cell office:value-type="float" office:value="68.75" calcext:value-type="float">
            <text:p>68,75</text:p>
          </table:table-cell>
          <table:table-cell office:value-type="float" office:value="177.375" calcext:value-type="float">
            <text:p>177,375</text:p>
          </table:table-cell>
          <table:table-cell office:value-type="float" office:value="691.6666667" calcext:value-type="float">
            <text:p>691,6666667</text:p>
          </table:table-cell>
          <table:table-cell office:value-type="float" office:value="1383.333333" calcext:value-type="float">
            <text:p>1383,333333</text:p>
          </table:table-cell>
        </table:table-row>
        <table:table-row table:style-name="ro1">
          <table:table-cell office:value-type="float" office:value="83.5" calcext:value-type="float">
            <text:p>83,5</text:p>
          </table:table-cell>
          <table:table-cell office:value-type="float" office:value="69.5833333333333" calcext:value-type="float">
            <text:p>69,5833333333333</text:p>
          </table:table-cell>
          <table:table-cell office:value-type="float" office:value="179.525" calcext:value-type="float">
            <text:p>179,525</text:p>
          </table:table-cell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84.5" calcext:value-type="float">
            <text:p>84,5</text:p>
          </table:table-cell>
          <table:table-cell office:value-type="float" office:value="70.4166666666667" calcext:value-type="float">
            <text:p>70,4166666666667</text:p>
          </table:table-cell>
          <table:table-cell office:value-type="float" office:value="181.675" calcext:value-type="float">
            <text:p>181,675</text:p>
          </table:table-cell>
          <table:table-cell office:value-type="float" office:value="708.3333333" calcext:value-type="float">
            <text:p>708,3333333</text:p>
          </table:table-cell>
          <table:table-cell office:value-type="float" office:value="1416.666667" calcext:value-type="float">
            <text:p>1416,666667</text:p>
          </table:table-cell>
        </table:table-row>
        <table:table-row table:style-name="ro1">
          <table:table-cell office:value-type="float" office:value="85.5" calcext:value-type="float">
            <text:p>85,5</text:p>
          </table:table-cell>
          <table:table-cell office:value-type="float" office:value="71.25" calcext:value-type="float">
            <text:p>71,25</text:p>
          </table:table-cell>
          <table:table-cell office:value-type="float" office:value="183.825" calcext:value-type="float">
            <text:p>183,825</text:p>
          </table:table-cell>
          <table:table-cell office:value-type="float" office:value="716.6666667" calcext:value-type="float">
            <text:p>716,6666667</text:p>
          </table:table-cell>
          <table:table-cell office:value-type="float" office:value="1433.333333" calcext:value-type="float">
            <text:p>1433,333333</text:p>
          </table:table-cell>
        </table:table-row>
        <table:table-row table:style-name="ro1">
          <table:table-cell office:value-type="float" office:value="86.5" calcext:value-type="float">
            <text:p>86,5</text:p>
          </table:table-cell>
          <table:table-cell office:value-type="float" office:value="72.0833333333333" calcext:value-type="float">
            <text:p>72,0833333333333</text:p>
          </table:table-cell>
          <table:table-cell office:value-type="float" office:value="185.975" calcext:value-type="float">
            <text:p>185,975</text:p>
          </table:table-cell>
          <table:table-cell office:value-type="float" office:value="725" calcext:value-type="float">
            <text:p>72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72.9166666666667" calcext:value-type="float">
            <text:p>72,9166666666667</text:p>
          </table:table-cell>
          <table:table-cell office:value-type="float" office:value="188.125" calcext:value-type="float">
            <text:p>188,125</text:p>
          </table:table-cell>
          <table:table-cell office:value-type="float" office:value="733.3333333" calcext:value-type="float">
            <text:p>733,3333333</text:p>
          </table:table-cell>
          <table:table-cell office:value-type="float" office:value="1466.666667" calcext:value-type="float">
            <text:p>1466,666667</text:p>
          </table:table-cell>
        </table:table-row>
        <table:table-row table:style-name="ro1">
          <table:table-cell office:value-type="float" office:value="88.5" calcext:value-type="float">
            <text:p>88,5</text:p>
          </table:table-cell>
          <table:table-cell office:value-type="float" office:value="73.75" calcext:value-type="float">
            <text:p>73,75</text:p>
          </table:table-cell>
          <table:table-cell office:value-type="float" office:value="190.275" calcext:value-type="float">
            <text:p>190,275</text:p>
          </table:table-cell>
          <table:table-cell office:value-type="float" office:value="741.6666667" calcext:value-type="float">
            <text:p>741,6666667</text:p>
          </table:table-cell>
          <table:table-cell office:value-type="float" office:value="1483.333333" calcext:value-type="float">
            <text:p>1483,333333</text:p>
          </table:table-cell>
        </table:table-row>
        <table:table-row table:style-name="ro1">
          <table:table-cell office:value-type="float" office:value="89.5" calcext:value-type="float">
            <text:p>89,5</text:p>
          </table:table-cell>
          <table:table-cell office:value-type="float" office:value="74.5833333333333" calcext:value-type="float">
            <text:p>74,5833333333333</text:p>
          </table:table-cell>
          <table:table-cell office:value-type="float" office:value="192.425" calcext:value-type="float">
            <text:p>192,425</text:p>
          </table:table-cell>
          <table:table-cell office:value-type="float" office:value="750" calcext:value-type="float">
            <text:p>75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90.5" calcext:value-type="float">
            <text:p>90,5</text:p>
          </table:table-cell>
          <table:table-cell office:value-type="float" office:value="75.4166666666667" calcext:value-type="float">
            <text:p>75,4166666666667</text:p>
          </table:table-cell>
          <table:table-cell office:value-type="float" office:value="194.575" calcext:value-type="float">
            <text:p>194,575</text:p>
          </table:table-cell>
          <table:table-cell office:value-type="float" office:value="758.3333333" calcext:value-type="float">
            <text:p>758,3333333</text:p>
          </table:table-cell>
          <table:table-cell office:value-type="float" office:value="1516.666667" calcext:value-type="float">
            <text:p>1516,666667</text:p>
          </table:table-cell>
        </table:table-row>
        <table:table-row table:style-name="ro1">
          <table:table-cell office:value-type="float" office:value="91.5" calcext:value-type="float">
            <text:p>91,5</text:p>
          </table:table-cell>
          <table:table-cell office:value-type="float" office:value="76.25" calcext:value-type="float">
            <text:p>76,25</text:p>
          </table:table-cell>
          <table:table-cell office:value-type="float" office:value="196.725" calcext:value-type="float">
            <text:p>196,725</text:p>
          </table:table-cell>
          <table:table-cell office:value-type="float" office:value="766.6666667" calcext:value-type="float">
            <text:p>766,6666667</text:p>
          </table:table-cell>
          <table:table-cell office:value-type="float" office:value="1533.333333" calcext:value-type="float">
            <text:p>1533,333333</text:p>
          </table:table-cell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77.0833333333333" calcext:value-type="float">
            <text:p>77,0833333333333</text:p>
          </table:table-cell>
          <table:table-cell office:value-type="float" office:value="198.875" calcext:value-type="float">
            <text:p>198,875</text:p>
          </table:table-cell>
          <table:table-cell office:value-type="float" office:value="775" calcext:value-type="float">
            <text:p>775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93.5" calcext:value-type="float">
            <text:p>93,5</text:p>
          </table:table-cell>
          <table:table-cell office:value-type="float" office:value="77.9166666666667" calcext:value-type="float">
            <text:p>77,9166666666667</text:p>
          </table:table-cell>
          <table:table-cell office:value-type="float" office:value="201.025" calcext:value-type="float">
            <text:p>201,025</text:p>
          </table:table-cell>
          <table:table-cell office:value-type="float" office:value="783.3333333" calcext:value-type="float">
            <text:p>783,3333333</text:p>
          </table:table-cell>
          <table:table-cell office:value-type="float" office:value="1566.666667" calcext:value-type="float">
            <text:p>1566,666667</text:p>
          </table:table-cell>
        </table:table-row>
        <table:table-row table:style-name="ro1">
          <table:table-cell office:value-type="float" office:value="94.5" calcext:value-type="float">
            <text:p>94,5</text:p>
          </table:table-cell>
          <table:table-cell office:value-type="float" office:value="78.75" calcext:value-type="float">
            <text:p>78,75</text:p>
          </table:table-cell>
          <table:table-cell office:value-type="float" office:value="203.175" calcext:value-type="float">
            <text:p>203,175</text:p>
          </table:table-cell>
          <table:table-cell office:value-type="float" office:value="791.6666667" calcext:value-type="float">
            <text:p>791,6666667</text:p>
          </table:table-cell>
          <table:table-cell office:value-type="float" office:value="1583.333333" calcext:value-type="float">
            <text:p>1583,333333</text:p>
          </table:table-cell>
        </table:table-row>
        <table:table-row table:style-name="ro1">
          <table:table-cell office:value-type="float" office:value="95.5" calcext:value-type="float">
            <text:p>95,5</text:p>
          </table:table-cell>
          <table:table-cell office:value-type="float" office:value="79.5833333333333" calcext:value-type="float">
            <text:p>79,5833333333333</text:p>
          </table:table-cell>
          <table:table-cell office:value-type="float" office:value="205.325" calcext:value-type="float">
            <text:p>205,325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96.5" calcext:value-type="float">
            <text:p>96,5</text:p>
          </table:table-cell>
          <table:table-cell office:value-type="float" office:value="80.4166666666667" calcext:value-type="float">
            <text:p>80,4166666666667</text:p>
          </table:table-cell>
          <table:table-cell office:value-type="float" office:value="207.475" calcext:value-type="float">
            <text:p>207,475</text:p>
          </table:table-cell>
          <table:table-cell office:value-type="float" office:value="808.3333333" calcext:value-type="float">
            <text:p>808,3333333</text:p>
          </table:table-cell>
          <table:table-cell office:value-type="float" office:value="1616.666667" calcext:value-type="float">
            <text:p>1616,666667</text:p>
          </table:table-cell>
        </table:table-row>
        <table:table-row table:style-name="ro1">
          <table:table-cell office:value-type="float" office:value="97.5" calcext:value-type="float">
            <text:p>97,5</text:p>
          </table:table-cell>
          <table:table-cell office:value-type="float" office:value="81.25" calcext:value-type="float">
            <text:p>81,25</text:p>
          </table:table-cell>
          <table:table-cell office:value-type="float" office:value="209.625" calcext:value-type="float">
            <text:p>209,625</text:p>
          </table:table-cell>
          <table:table-cell office:value-type="float" office:value="816.6666667" calcext:value-type="float">
            <text:p>816,6666667</text:p>
          </table:table-cell>
          <table:table-cell office:value-type="float" office:value="1633.333333" calcext:value-type="float">
            <text:p>1633,333333</text:p>
          </table:table-cell>
        </table:table-row>
        <table:table-row table:style-name="ro1">
          <table:table-cell office:value-type="float" office:value="98.5" calcext:value-type="float">
            <text:p>98,5</text:p>
          </table:table-cell>
          <table:table-cell office:value-type="float" office:value="82.0833333333333" calcext:value-type="float">
            <text:p>82,0833333333333</text:p>
          </table:table-cell>
          <table:table-cell office:value-type="float" office:value="211.775" calcext:value-type="float">
            <text:p>211,775</text:p>
          </table:table-cell>
          <table:table-cell office:value-type="float" office:value="825" calcext:value-type="float">
            <text:p>825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99.5" calcext:value-type="float">
            <text:p>99,5</text:p>
          </table:table-cell>
          <table:table-cell office:value-type="float" office:value="82.9166666666667" calcext:value-type="float">
            <text:p>82,9166666666667</text:p>
          </table:table-cell>
          <table:table-cell office:value-type="float" office:value="213.925" calcext:value-type="float">
            <text:p>213,925</text:p>
          </table:table-cell>
          <table:table-cell office:value-type="float" office:value="833.3333333" calcext:value-type="float">
            <text:p>833,3333333</text:p>
          </table:table-cell>
          <table:table-cell office:value-type="float" office:value="1666.666667" calcext:value-type="float">
            <text:p>1666,666667</text:p>
          </table:table-cell>
        </table:table-row>
        <table:table-row table:style-name="ro1">
          <table:table-cell office:value-type="float" office:value="100.5" calcext:value-type="float">
            <text:p>100,5</text:p>
          </table:table-cell>
          <table:table-cell office:value-type="float" office:value="83.75" calcext:value-type="float">
            <text:p>83,75</text:p>
          </table:table-cell>
          <table:table-cell office:value-type="float" office:value="216.075" calcext:value-type="float">
            <text:p>216,075</text:p>
          </table:table-cell>
          <table:table-cell office:value-type="float" office:value="841.6666667" calcext:value-type="float">
            <text:p>841,6666667</text:p>
          </table:table-cell>
          <table:table-cell office:value-type="float" office:value="1683.333333" calcext:value-type="float">
            <text:p>1683,333333</text:p>
          </table:table-cell>
        </table:table-row>
        <table:table-row table:style-name="ro1">
          <table:table-cell office:value-type="float" office:value="101.5" calcext:value-type="float">
            <text:p>101,5</text:p>
          </table:table-cell>
          <table:table-cell office:value-type="float" office:value="84.5833333333333" calcext:value-type="float">
            <text:p>84,5833333333333</text:p>
          </table:table-cell>
          <table:table-cell office:value-type="float" office:value="218.225" calcext:value-type="float">
            <text:p>218,225</text:p>
          </table:table-cell>
          <table:table-cell office:value-type="float" office:value="850" calcext:value-type="float">
            <text:p>85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02.5" calcext:value-type="float">
            <text:p>102,5</text:p>
          </table:table-cell>
          <table:table-cell office:value-type="float" office:value="85.4166666666667" calcext:value-type="float">
            <text:p>85,4166666666667</text:p>
          </table:table-cell>
          <table:table-cell office:value-type="float" office:value="220.375" calcext:value-type="float">
            <text:p>220,375</text:p>
          </table:table-cell>
          <table:table-cell office:value-type="float" office:value="858.3333333" calcext:value-type="float">
            <text:p>858,3333333</text:p>
          </table:table-cell>
          <table:table-cell office:value-type="float" office:value="1716.666667" calcext:value-type="float">
            <text:p>1716,666667</text:p>
          </table:table-cell>
        </table:table-row>
        <table:table-row table:style-name="ro1">
          <table:table-cell office:value-type="float" office:value="103.5" calcext:value-type="float">
            <text:p>103,5</text:p>
          </table:table-cell>
          <table:table-cell office:value-type="float" office:value="86.25" calcext:value-type="float">
            <text:p>86,25</text:p>
          </table:table-cell>
          <table:table-cell office:value-type="float" office:value="222.525" calcext:value-type="float">
            <text:p>222,525</text:p>
          </table:table-cell>
          <table:table-cell office:value-type="float" office:value="866.6666667" calcext:value-type="float">
            <text:p>866,6666667</text:p>
          </table:table-cell>
          <table:table-cell office:value-type="float" office:value="1733.333333" calcext:value-type="float">
            <text:p>1733,333333</text:p>
          </table:table-cell>
        </table:table-row>
        <table:table-row table:style-name="ro1">
          <table:table-cell office:value-type="float" office:value="104.5" calcext:value-type="float">
            <text:p>104,5</text:p>
          </table:table-cell>
          <table:table-cell office:value-type="float" office:value="87.0833333333333" calcext:value-type="float">
            <text:p>87,0833333333333</text:p>
          </table:table-cell>
          <table:table-cell office:value-type="float" office:value="224.675" calcext:value-type="float">
            <text:p>224,675</text:p>
          </table:table-cell>
          <table:table-cell office:value-type="float" office:value="875" calcext:value-type="float">
            <text:p>875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05.5" calcext:value-type="float">
            <text:p>105,5</text:p>
          </table:table-cell>
          <table:table-cell office:value-type="float" office:value="87.9166666666667" calcext:value-type="float">
            <text:p>87,9166666666667</text:p>
          </table:table-cell>
          <table:table-cell office:value-type="float" office:value="226.825" calcext:value-type="float">
            <text:p>226,825</text:p>
          </table:table-cell>
          <table:table-cell office:value-type="float" office:value="883.3333333" calcext:value-type="float">
            <text:p>883,3333333</text:p>
          </table:table-cell>
          <table:table-cell office:value-type="float" office:value="1766.666667" calcext:value-type="float">
            <text:p>1766,666667</text:p>
          </table:table-cell>
        </table:table-row>
        <table:table-row table:style-name="ro1">
          <table:table-cell office:value-type="float" office:value="106.5" calcext:value-type="float">
            <text:p>106,5</text:p>
          </table:table-cell>
          <table:table-cell office:value-type="float" office:value="88.75" calcext:value-type="float">
            <text:p>88,75</text:p>
          </table:table-cell>
          <table:table-cell office:value-type="float" office:value="228.975" calcext:value-type="float">
            <text:p>228,975</text:p>
          </table:table-cell>
          <table:table-cell office:value-type="float" office:value="891.6666667" calcext:value-type="float">
            <text:p>891,6666667</text:p>
          </table:table-cell>
          <table:table-cell office:value-type="float" office:value="1783.333333" calcext:value-type="float">
            <text:p>1783,333333</text:p>
          </table:table-cell>
        </table:table-row>
        <table:table-row table:style-name="ro1">
          <table:table-cell office:value-type="float" office:value="107.5" calcext:value-type="float">
            <text:p>107,5</text:p>
          </table:table-cell>
          <table:table-cell office:value-type="float" office:value="89.5833333333333" calcext:value-type="float">
            <text:p>89,5833333333333</text:p>
          </table:table-cell>
          <table:table-cell office:value-type="float" office:value="231.125" calcext:value-type="float">
            <text:p>231,125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08.5" calcext:value-type="float">
            <text:p>108,5</text:p>
          </table:table-cell>
          <table:table-cell office:value-type="float" office:value="90.4166666666667" calcext:value-type="float">
            <text:p>90,4166666666667</text:p>
          </table:table-cell>
          <table:table-cell office:value-type="float" office:value="233.275" calcext:value-type="float">
            <text:p>233,275</text:p>
          </table:table-cell>
          <table:table-cell office:value-type="float" office:value="908.3333333" calcext:value-type="float">
            <text:p>908,3333333</text:p>
          </table:table-cell>
          <table:table-cell office:value-type="float" office:value="1816.666667" calcext:value-type="float">
            <text:p>1816,666667</text:p>
          </table:table-cell>
        </table:table-row>
        <table:table-row table:style-name="ro1">
          <table:table-cell office:value-type="float" office:value="109.5" calcext:value-type="float">
            <text:p>109,5</text:p>
          </table:table-cell>
          <table:table-cell office:value-type="float" office:value="91.25" calcext:value-type="float">
            <text:p>91,25</text:p>
          </table:table-cell>
          <table:table-cell office:value-type="float" office:value="235.425" calcext:value-type="float">
            <text:p>235,425</text:p>
          </table:table-cell>
          <table:table-cell office:value-type="float" office:value="916.6666667" calcext:value-type="float">
            <text:p>916,6666667</text:p>
          </table:table-cell>
          <table:table-cell office:value-type="float" office:value="1833.333333" calcext:value-type="float">
            <text:p>1833,333333</text:p>
          </table:table-cell>
        </table:table-row>
        <table:table-row table:style-name="ro1">
          <table:table-cell office:value-type="float" office:value="110.5" calcext:value-type="float">
            <text:p>110,5</text:p>
          </table:table-cell>
          <table:table-cell office:value-type="float" office:value="92.0833333333333" calcext:value-type="float">
            <text:p>92,0833333333333</text:p>
          </table:table-cell>
          <table:table-cell office:value-type="float" office:value="237.575" calcext:value-type="float">
            <text:p>237,575</text:p>
          </table:table-cell>
          <table:table-cell office:value-type="float" office:value="925" calcext:value-type="float">
            <text:p>92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1.5" calcext:value-type="float">
            <text:p>111,5</text:p>
          </table:table-cell>
          <table:table-cell office:value-type="float" office:value="92.9166666666667" calcext:value-type="float">
            <text:p>92,9166666666667</text:p>
          </table:table-cell>
          <table:table-cell office:value-type="float" office:value="239.725" calcext:value-type="float">
            <text:p>239,725</text:p>
          </table:table-cell>
          <table:table-cell office:value-type="float" office:value="933.3333333" calcext:value-type="float">
            <text:p>933,3333333</text:p>
          </table:table-cell>
          <table:table-cell office:value-type="float" office:value="1866.666667" calcext:value-type="float">
            <text:p>1866,666667</text:p>
          </table:table-cell>
        </table:table-row>
        <table:table-row table:style-name="ro1">
          <table:table-cell office:value-type="float" office:value="112.5" calcext:value-type="float">
            <text:p>112,5</text:p>
          </table:table-cell>
          <table:table-cell office:value-type="float" office:value="93.75" calcext:value-type="float">
            <text:p>93,75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941.6666667" calcext:value-type="float">
            <text:p>941,6666667</text:p>
          </table:table-cell>
          <table:table-cell office:value-type="float" office:value="1883.333333" calcext:value-type="float">
            <text:p>1883,333333</text:p>
          </table:table-cell>
        </table:table-row>
        <table:table-row table:style-name="ro1">
          <table:table-cell office:value-type="float" office:value="113.5" calcext:value-type="float">
            <text:p>113,5</text:p>
          </table:table-cell>
          <table:table-cell office:value-type="float" office:value="94.5833333333333" calcext:value-type="float">
            <text:p>94,5833333333333</text:p>
          </table:table-cell>
          <table:table-cell office:value-type="float" office:value="244.025" calcext:value-type="float">
            <text:p>244,025</text:p>
          </table:table-cell>
          <table:table-cell office:value-type="float" office:value="950" calcext:value-type="float">
            <text:p>95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14.5" calcext:value-type="float">
            <text:p>114,5</text:p>
          </table:table-cell>
          <table:table-cell office:value-type="float" office:value="95.4166666666667" calcext:value-type="float">
            <text:p>95,4166666666667</text:p>
          </table:table-cell>
          <table:table-cell office:value-type="float" office:value="246.175" calcext:value-type="float">
            <text:p>246,175</text:p>
          </table:table-cell>
          <table:table-cell office:value-type="float" office:value="958.3333333" calcext:value-type="float">
            <text:p>958,3333333</text:p>
          </table:table-cell>
          <table:table-cell office:value-type="float" office:value="1916.666667" calcext:value-type="float">
            <text:p>1916,666667</text:p>
          </table:table-cell>
        </table:table-row>
        <table:table-row table:style-name="ro1">
          <table:table-cell office:value-type="float" office:value="115.5" calcext:value-type="float">
            <text:p>115,5</text:p>
          </table:table-cell>
          <table:table-cell office:value-type="float" office:value="96.25" calcext:value-type="float">
            <text:p>96,25</text:p>
          </table:table-cell>
          <table:table-cell office:value-type="float" office:value="248.325" calcext:value-type="float">
            <text:p>248,325</text:p>
          </table:table-cell>
          <table:table-cell office:value-type="float" office:value="966.6666667" calcext:value-type="float">
            <text:p>966,6666667</text:p>
          </table:table-cell>
          <table:table-cell office:value-type="float" office:value="1933.333333" calcext:value-type="float">
            <text:p>1933,333333</text:p>
          </table:table-cell>
        </table:table-row>
        <table:table-row table:style-name="ro1">
          <table:table-cell office:value-type="float" office:value="116.5" calcext:value-type="float">
            <text:p>116,5</text:p>
          </table:table-cell>
          <table:table-cell office:value-type="float" office:value="97.0833333333333" calcext:value-type="float">
            <text:p>97,0833333333333</text:p>
          </table:table-cell>
          <table:table-cell office:value-type="float" office:value="250.475" calcext:value-type="float">
            <text:p>250,475</text:p>
          </table:table-cell>
          <table:table-cell office:value-type="float" office:value="975" calcext:value-type="float">
            <text:p>975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17.5" calcext:value-type="float">
            <text:p>117,5</text:p>
          </table:table-cell>
          <table:table-cell office:value-type="float" office:value="97.9166666666667" calcext:value-type="float">
            <text:p>97,9166666666667</text:p>
          </table:table-cell>
          <table:table-cell office:value-type="float" office:value="252.625" calcext:value-type="float">
            <text:p>252,625</text:p>
          </table:table-cell>
          <table:table-cell office:value-type="float" office:value="983.3333333" calcext:value-type="float">
            <text:p>983,3333333</text:p>
          </table:table-cell>
          <table:table-cell office:value-type="float" office:value="1966.666667" calcext:value-type="float">
            <text:p>1966,666667</text:p>
          </table:table-cell>
        </table:table-row>
        <table:table-row table:style-name="ro1">
          <table:table-cell office:value-type="float" office:value="118.5" calcext:value-type="float">
            <text:p>118,5</text:p>
          </table:table-cell>
          <table:table-cell office:value-type="float" office:value="98.75" calcext:value-type="float">
            <text:p>98,75</text:p>
          </table:table-cell>
          <table:table-cell office:value-type="float" office:value="254.775" calcext:value-type="float">
            <text:p>254,775</text:p>
          </table:table-cell>
          <table:table-cell office:value-type="float" office:value="991.6666667" calcext:value-type="float">
            <text:p>991,6666667</text:p>
          </table:table-cell>
          <table:table-cell office:value-type="float" office:value="1983.333333" calcext:value-type="float">
            <text:p>1983,333333</text:p>
          </table:table-cell>
        </table:table-row>
        <table:table-row table:style-name="ro1">
          <table:table-cell office:value-type="float" office:value="119.5" calcext:value-type="float">
            <text:p>119,5</text:p>
          </table:table-cell>
          <table:table-cell office:value-type="float" office:value="99.5833333333333" calcext:value-type="float">
            <text:p>99,5833333333333</text:p>
          </table:table-cell>
          <table:table-cell office:value-type="float" office:value="256.925" calcext:value-type="float">
            <text:p>256,925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DIfferences between Models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4"/>
        <table:table-column table:style-name="co1" table:default-cell-style-name="ce24"/>
        <table:table-column table:style-name="co1" table:number-columns-repeated="2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26" table:number-columns-repeated="2" table:default-cell-style-name="Default"/>
        <table:table-column table:style-name="co24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DT with old config  </text:p>
            <text:p>No Correction </text:p>
            <text:p>R2: 0.9658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[$similarity_scores.H7]/[$similarity_scores.H17]-1" office:value-type="percentage" office:value="0.0639290512117459" calcext:value-type="percentage">
            <text:p>6,39 %</text:p>
          </table:table-cell>
          <table:table-cell table:style-name="ce18" table:formula="of:=[$similarity_scores.I7]/[$similarity_scores.I17]-1" office:value-type="percentage" office:value="0.0444286136121064" calcext:value-type="percentage">
            <text:p>4,44 %</text:p>
          </table:table-cell>
          <table:table-cell table:number-columns-repeated="2"/>
          <table:table-cell table:style-name="ce18"/>
          <table:table-cell table:number-columns-repeated="10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Ridge is better by</text:p>
          </table:table-cell>
          <table:covered-table-cell/>
          <table:table-cell table:style-name="ce18" table:formula="of:=[$similarity_scores.H8]/[$similarity_scores.H18]-1" office:value-type="percentage" office:value="0.0586096937227409" calcext:value-type="percentage">
            <text:p>5,86 %</text:p>
          </table:table-cell>
          <table:table-cell table:style-name="ce18" table:formula="of:=[$similarity_scores.I8]/[$similarity_scores.I18]-1" office:value-type="percentage" office:value="0.069136615363796" calcext:value-type="percentage">
            <text:p>6,91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[$similarity_scores.H9]/[$similarity_scores.H19]-1" office:value-type="percentage" office:value="0.0468842351750134" calcext:value-type="percentage">
            <text:p>4,69 %</text:p>
          </table:table-cell>
          <table:table-cell table:style-name="ce18" table:formula="of:=[$similarity_scores.I9]/[$similarity_scores.I19]-1" office:value-type="percentage" office:value="0.0180098704791478" calcext:value-type="percentage">
            <text:p>1,80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[$similarity_scores.H10]/[$similarity_scores.H20]-1" office:value-type="percentage" office:value="0.0585433791285641" calcext:value-type="percentage">
            <text:p>5,85 %</text:p>
          </table:table-cell>
          <table:table-cell table:style-name="ce18" table:formula="of:=[$similarity_scores.I10]/[$similarity_scores.I20]-1" office:value-type="percentage" office:value="0.0439294168936089" calcext:value-type="percentage">
            <text:p>4,39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Ridge with old config  </text:p>
            <text:p>One Correction </text:p>
            <text:p>R2: 0.9642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7]*([$similarity_scores.H7]-[$similarity_scores.H2])" office:value-type="percentage" office:value="0.108080776041274" calcext:value-type="percentage">
            <text:p>10,81 %</text:p>
          </table:table-cell>
          <table:table-cell table:style-name="ce18" table:formula="of:=1/[$similarity_scores.I7]*([$similarity_scores.I7]-[$similarity_scores.I2])" office:value-type="percentage" office:value="0.0354411144483752" calcext:value-type="percentage">
            <text:p>3,54 %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One Correction is worse by</text:p>
          </table:table-cell>
          <table:covered-table-cell/>
          <table:table-cell table:style-name="ce18" table:formula="of:=1/[$similarity_scores.H8]*([$similarity_scores.H8]-[$similarity_scores.H3])" office:value-type="percentage" office:value="0.170747312696549" calcext:value-type="percentage">
            <text:p>17,07 %</text:p>
          </table:table-cell>
          <table:table-cell table:style-name="ce18" table:formula="of:=1/[$similarity_scores.I8]*([$similarity_scores.I8]-[$similarity_scores.I3])" office:value-type="percentage" office:value="0.0403035996300547" calcext:value-type="percentage">
            <text:p>4,03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9]*([$similarity_scores.H9]-[$similarity_scores.H4])" office:value-type="percentage" office:value="0.153728133236546" calcext:value-type="percentage">
            <text:p>15,37 %</text:p>
          </table:table-cell>
          <table:table-cell table:style-name="ce18" table:formula="of:=1/[$similarity_scores.I9]*([$similarity_scores.I9]-[$similarity_scores.I4])" office:value-type="percentage" office:value="0.0514808166574796" calcext:value-type="percentage">
            <text:p>5,15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10]*([$similarity_scores.H10]-[$similarity_scores.H5])" office:value-type="percentage" office:value="0.103212355649068" calcext:value-type="percentage">
            <text:p>10,32 %</text:p>
          </table:table-cell>
          <table:table-cell table:style-name="ce18" table:formula="of:=1/[$similarity_scores.I10]*([$similarity_scores.I10]-[$similarity_scores.I5])" office:value-type="percentage" office:value="0.0682637483902798" calcext:value-type="percentage">
            <text:p>6,83 %</text:p>
          </table:table-cell>
          <table:table-cell table:number-columns-repeated="13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Ridge without PR3 </text:p>
            <text:p>No Correction  </text:p>
            <text:p>R2: 0.2715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7]*([$similarity_scores.H7]-[$similarity_scores.H25])" office:value-type="percentage" office:value="1" calcext:value-type="percentage">
            <text:p>100,00 %</text:p>
          </table:table-cell>
          <table:table-cell table:style-name="ce18" table:formula="of:=1/[$similarity_scores.I7]*([$similarity_scores.I7]-[$similarity_scores.I25])" office:value-type="percentage" office:value="1" calcext:value-type="percentage">
            <text:p>100,00 %</text:p>
          </table:table-cell>
          <table:table-cell/>
          <table:table-cell table:style-name="ce18" table:formula="of:=[$similarity_scores.H7]/[$similarity_scores.H25]-1" office:value-type="string" office:string-value="" calcext:value-type="error">
            <text:p>#DIV/0!</text:p>
          </table:table-cell>
          <table:table-cell table:style-name="ce18" table:formula="of:=[$similarity_scores.I7]/[$similarity_scores.I25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Ridge with old config is better by</text:p>
          </table:table-cell>
          <table:covered-table-cell/>
          <table:table-cell table:style-name="ce18" table:formula="of:=1/[$similarity_scores.H8]*([$similarity_scores.H8]-[$similarity_scores.H26])" office:value-type="percentage" office:value="1" calcext:value-type="percentage">
            <text:p>100,00 %</text:p>
          </table:table-cell>
          <table:table-cell table:style-name="ce18" table:formula="of:=1/[$similarity_scores.I8]*([$similarity_scores.I8]-[$similarity_scores.I26])" office:value-type="percentage" office:value="1" calcext:value-type="percentage">
            <text:p>100,00 %</text:p>
          </table:table-cell>
          <table:table-cell/>
          <table:table-cell table:style-name="ce18" table:formula="of:=[$similarity_scores.H8]/[$similarity_scores.H26]-1" office:value-type="string" office:string-value="" calcext:value-type="error">
            <text:p>#DIV/0!</text:p>
          </table:table-cell>
          <table:table-cell table:style-name="ce18" table:formula="of:=[$similarity_scores.I8]/[$similarity_scores.I26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8" table:formula="of:=1/[$similarity_scores.H9]*([$similarity_scores.H9]-[$similarity_scores.H27])" office:value-type="percentage" office:value="1" calcext:value-type="percentage">
            <text:p>100,00 %</text:p>
          </table:table-cell>
          <table:table-cell table:style-name="ce18" table:formula="of:=1/[$similarity_scores.I9]*([$similarity_scores.I9]-[$similarity_scores.I27])" office:value-type="percentage" office:value="1" calcext:value-type="percentage">
            <text:p>100,00 %</text:p>
          </table:table-cell>
          <table:table-cell/>
          <table:table-cell table:style-name="ce18" table:formula="of:=[$similarity_scores.H9]/[$similarity_scores.H27]-1" office:value-type="string" office:string-value="" calcext:value-type="error">
            <text:p>#DIV/0!</text:p>
          </table:table-cell>
          <table:table-cell table:style-name="ce18" table:formula="of:=[$similarity_scores.I9]/[$similarity_scores.I27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8" table:formula="of:=1/[$similarity_scores.H10]*([$similarity_scores.H10]-[$similarity_scores.H28])" office:value-type="percentage" office:value="1" calcext:value-type="percentage">
            <text:p>100,00 %</text:p>
          </table:table-cell>
          <table:table-cell table:style-name="ce18" table:formula="of:=1/[$similarity_scores.I10]*([$similarity_scores.I10]-[$similarity_scores.I28])" office:value-type="percentage" office:value="1" calcext:value-type="percentage">
            <text:p>100,00 %</text:p>
          </table:table-cell>
          <table:table-cell/>
          <table:table-cell table:style-name="ce18" table:formula="of:=[$similarity_scores.H10]/[$similarity_scores.H28]-1" office:value-type="string" office:string-value="" calcext:value-type="error">
            <text:p>#DIV/0!</text:p>
          </table:table-cell>
          <table:table-cell table:style-name="ce18" table:formula="of:=[$similarity_scores.I10]/[$similarity_scores.I28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DT with old config  </text:p>
            <text:p>No Correction </text:p>
            <text:p>R2: 0.9658</text:p>
          </table:table-cell>
          <table:table-cell office:value-type="string" calcext:value-type="string">
            <text:p>DT without PR3 </text:p>
            <text:p>No Correction  </text:p>
            <text:p>R2: 0.7514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17]*([$similarity_scores.H17]-[$similarity_scores.H55])" office:value-type="percentage" office:value="1" calcext:value-type="percentage">
            <text:p>100,00 %</text:p>
          </table:table-cell>
          <table:table-cell table:style-name="ce18" table:formula="of:=1/[$similarity_scores.I17]*([$similarity_scores.I17]-[$similarity_scores.I55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DT <text:s/>with old config is better by</text:p>
          </table:table-cell>
          <table:covered-table-cell/>
          <table:table-cell table:style-name="ce18" table:formula="of:=1/[$similarity_scores.H18]*([$similarity_scores.H18]-[$similarity_scores.H56])" office:value-type="percentage" office:value="1" calcext:value-type="percentage">
            <text:p>100,00 %</text:p>
          </table:table-cell>
          <table:table-cell table:style-name="ce18" table:formula="of:=1/[$similarity_scores.I18]*([$similarity_scores.I18]-[$similarity_scores.I56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19]*([$similarity_scores.H19]-[$similarity_scores.H57])" office:value-type="percentage" office:value="1" calcext:value-type="percentage">
            <text:p>100,00 %</text:p>
          </table:table-cell>
          <table:table-cell table:style-name="ce18" table:formula="of:=1/[$similarity_scores.I19]*([$similarity_scores.I19]-[$similarity_scores.I57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20]*([$similarity_scores.H20]-[$similarity_scores.H58])" office:value-type="percentage" office:value="1" calcext:value-type="percentage">
            <text:p>100,00 %</text:p>
          </table:table-cell>
          <table:table-cell table:style-name="ce18" table:formula="of:=1/[$similarity_scores.I20]*([$similarity_scores.I20]-[$similarity_scores.I58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 table:number-rows-repeated="8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23" office:value-type="string" calcext:value-type="string" table:number-columns-spanned="5" table:number-rows-spanned="1">
            <text:p>Comparison between Ridge and DT Similarity for all request types (corr_max=0)</text:p>
          </table:table-cell>
          <table:covered-table-cell/>
          <table:covered-table-cell table:number-columns-repeated="2" table:style-name="Default"/>
          <table:covered-table-cell/>
          <table:table-cell/>
          <table:table-cell table:style-name="ce23" office:value-type="string" calcext:value-type="string" table:number-columns-spanned="5" table:number-rows-spanned="1">
            <text:p>Comparison between Ridge and DT Similarity for all request types (corr_max=1)</text:p>
          </table:table-cell>
          <table:covered-table-cell table:number-columns-repeated="4"/>
          <table:table-cell/>
          <table:table-cell table:style-name="ce23" office:value-type="string" calcext:value-type="string" table:number-columns-spanned="5" table:number-rows-spanned="1">
            <text:p>Comparison between Ridge for all request types (corr_max=0, 1)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Ridge</text:p>
          </table:table-cell>
          <table:table-cell table:style-name="Default" office:value-type="string" calcext:value-type="string">
            <text:p>Similarity DT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Similarity Ridge</text:p>
          </table:table-cell>
          <table:table-cell office:value-type="string" calcext:value-type="string">
            <text:p>Similarity DT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Load</text:p>
            <text:p>Intensity</text:p>
            <text:p>Profile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Similarity </text:p>
            <text:p>(corr_max=0)</text:p>
          </table:table-cell>
          <table:table-cell office:value-type="string" calcext:value-type="string">
            <text:p>Similarity </text:p>
            <text:p>(corr_max=1)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formula="of:=[$similarity_scores.E7]" office:value-type="float" office:value="0.808428997507927" calcext:value-type="float">
            <text:p>0.8084</text:p>
          </table:table-cell>
          <table:table-cell table:formula="of:=[$similarity_scores.E17]" office:value-type="float" office:value="0.799634770035115" calcext:value-type="float">
            <text:p>0.7996</text:p>
          </table:table-cell>
          <table:table-cell table:style-name="ce25" table:formula="of:=[.D36]/[.E36]-1" office:value-type="percentage" office:value="0.0109978052510471" calcext:value-type="percentage">
            <text:p>1.10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style-name="ce24" table:formula="of:=[$similarity_scores.E2]" office:value-type="float" office:value="0.721053364083002" calcext:value-type="float">
            <text:p>0.7211</text:p>
          </table:table-cell>
          <table:table-cell table:style-name="ce24" table:formula="of:=[$similarity_scores.E12]" office:value-type="float" office:value="0.689584055931171" calcext:value-type="float">
            <text:p>0.6896</text:p>
          </table:table-cell>
          <table:table-cell table:style-name="ce25" table:formula="of:=[.J36]/[.K36]-1" office:value-type="percentage" office:value="0.0456352026720461" calcext:value-type="percentage">
            <text:p>4.56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style-name="ce24" table:formula="of:=[.D36]" office:value-type="float" office:value="0.808428997507927" calcext:value-type="float">
            <text:p>0.8084</text:p>
          </table:table-cell>
          <table:table-cell table:style-name="ce24" table:formula="of:=[.J36]" office:value-type="float" office:value="0.721053364083002" calcext:value-type="float">
            <text:p>0.7211</text:p>
          </table:table-cell>
          <table:table-cell table:style-name="ce25" table:formula="of:=[.P36]/[.Q36]-1" office:value-type="percentage" office:value="0.121177762669543" calcext:value-type="percentage">
            <text:p>12.1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8]" office:value-type="float" office:value="0.929756569301465" calcext:value-type="float">
            <text:p>0.9298</text:p>
          </table:table-cell>
          <table:table-cell table:formula="of:=[$similarity_scores.E18]" office:value-type="float" office:value="0.767889482578502" calcext:value-type="float">
            <text:p>0.7679</text:p>
          </table:table-cell>
          <table:table-cell table:style-name="ce25" table:formula="of:=[.D37]/[.E37]-1" office:value-type="percentage" office:value="0.210794769814307" calcext:value-type="percentage">
            <text:p>21.08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$similarity_scores.E3]" office:value-type="float" office:value="0.888007558647574" calcext:value-type="float">
            <text:p>0.8880</text:p>
          </table:table-cell>
          <table:table-cell table:style-name="ce24" table:formula="of:=[$similarity_scores.E13]" office:value-type="float" office:value="0.819852231981852" calcext:value-type="float">
            <text:p>0.8199</text:p>
          </table:table-cell>
          <table:table-cell table:style-name="ce25" table:formula="of:=[.J37]/[.K37]-1" office:value-type="percentage" office:value="0.0831312326868567" calcext:value-type="percentage">
            <text:p>8.31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37]" office:value-type="float" office:value="0.929756569301465" calcext:value-type="float">
            <text:p>0.9298</text:p>
          </table:table-cell>
          <table:table-cell table:style-name="ce24" table:formula="of:=[.J37]" office:value-type="float" office:value="0.888007558647574" calcext:value-type="float">
            <text:p>0.8880</text:p>
          </table:table-cell>
          <table:table-cell table:style-name="ce25" table:formula="of:=[.P37]/[.Q37]-1" office:value-type="percentage" office:value="0.0470142514524026" calcext:value-type="percentage">
            <text:p>4.7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9]" office:value-type="float" office:value="0.935764102486605" calcext:value-type="float">
            <text:p>0.9358</text:p>
          </table:table-cell>
          <table:table-cell table:formula="of:=[$similarity_scores.E19]" office:value-type="float" office:value="0.759852357248051" calcext:value-type="float">
            <text:p>0.7599</text:p>
          </table:table-cell>
          <table:table-cell table:style-name="ce25" table:formula="of:=[.D38]/[.E38]-1" office:value-type="percentage" office:value="0.231507796956308" calcext:value-type="percentage">
            <text:p>23.15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$similarity_scores.E4]" office:value-type="float" office:value="0.898970160007361" calcext:value-type="float">
            <text:p>0.8990</text:p>
          </table:table-cell>
          <table:table-cell table:style-name="ce24" table:formula="of:=[$similarity_scores.E14]" office:value-type="float" office:value="0.802598226534499" calcext:value-type="float">
            <text:p>0.8026</text:p>
          </table:table-cell>
          <table:table-cell table:style-name="ce25" table:formula="of:=[.J38]/[.K38]-1" office:value-type="percentage" office:value="0.120074939473742" calcext:value-type="percentage">
            <text:p>12.01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38]" office:value-type="float" office:value="0.935764102486605" calcext:value-type="float">
            <text:p>0.9358</text:p>
          </table:table-cell>
          <table:table-cell table:style-name="ce24" table:formula="of:=[.J38]" office:value-type="float" office:value="0.898970160007361" calcext:value-type="float">
            <text:p>0.8990</text:p>
          </table:table-cell>
          <table:table-cell table:style-name="ce25" table:formula="of:=[.P38]/[.Q38]-1" office:value-type="percentage" office:value="0.040928991991172" calcext:value-type="percentage">
            <text:p>4.0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10]" office:value-type="float" office:value="0.933347378451487" calcext:value-type="float">
            <text:p>0.9333</text:p>
          </table:table-cell>
          <table:table-cell table:formula="of:=[$similarity_scores.E20]" office:value-type="float" office:value="0.90162680626592" calcext:value-type="float">
            <text:p>0.9016</text:p>
          </table:table-cell>
          <table:table-cell table:style-name="ce25" table:formula="of:=[.D39]/[.E39]-1" office:value-type="percentage" office:value="0.035181487468122" calcext:value-type="percentage">
            <text:p>3.52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$similarity_scores.E5]" office:value-type="float" office:value="0.899749621960539" calcext:value-type="float">
            <text:p>0.8997</text:p>
          </table:table-cell>
          <table:table-cell table:style-name="ce24" table:formula="of:=[$similarity_scores.E15]" office:value-type="float" office:value="0.835690992331405" calcext:value-type="float">
            <text:p>0.8357</text:p>
          </table:table-cell>
          <table:table-cell table:style-name="ce25" table:formula="of:=[.J39]/[.K39]-1" office:value-type="percentage" office:value="0.0766534882115022" calcext:value-type="percentage">
            <text:p>7.67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39]" office:value-type="float" office:value="0.933347378451487" calcext:value-type="float">
            <text:p>0.9333</text:p>
          </table:table-cell>
          <table:table-cell table:style-name="ce24" table:formula="of:=[.J39]" office:value-type="float" office:value="0.899749621960539" calcext:value-type="float">
            <text:p>0.8997</text:p>
          </table:table-cell>
          <table:table-cell table:style-name="ce25" table:formula="of:=[.P39]/[.Q39]-1" office:value-type="percentage" office:value="0.0373412287940047" calcext:value-type="percentage">
            <text:p>3.7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11]" office:value-type="float" office:value="0.941684835263826" calcext:value-type="float">
            <text:p>0.9417</text:p>
          </table:table-cell>
          <table:table-cell table:formula="of:=[$similarity_scores.E21]" office:value-type="float" office:value="0.763034152052225" calcext:value-type="float">
            <text:p>0.7630</text:p>
          </table:table-cell>
          <table:table-cell table:style-name="ce25" table:formula="of:=[.D40]/[.E40]-1" office:value-type="percentage" office:value="0.234131962155442" calcext:value-type="percentage">
            <text:p>23.41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$similarity_scores.E6]" office:value-type="float" office:value="0.908310475242941" calcext:value-type="float">
            <text:p>0.9083</text:p>
          </table:table-cell>
          <table:table-cell table:style-name="ce24" table:formula="of:=[$similarity_scores.E16]" office:value-type="float" office:value="0.745041410062608" calcext:value-type="float">
            <text:p>0.7450</text:p>
          </table:table-cell>
          <table:table-cell table:style-name="ce25" table:formula="of:=[.J40]/[.K40]-1" office:value-type="percentage" office:value="0.219140926900443" calcext:value-type="percentage">
            <text:p>21.91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40]" office:value-type="float" office:value="0.941684835263826" calcext:value-type="float">
            <text:p>0.9417</text:p>
          </table:table-cell>
          <table:table-cell table:style-name="ce24" table:formula="of:=[.J40]" office:value-type="float" office:value="0.908310475242941" calcext:value-type="float">
            <text:p>0.9083</text:p>
          </table:table-cell>
          <table:table-cell table:style-name="ce25" table:formula="of:=[.P40]/[.Q40]-1" office:value-type="percentage" office:value="0.036743339343255" calcext:value-type="percentage">
            <text:p>3.67%</text:p>
          </table:table-cell>
        </table:table-row>
        <table:table-row table:style-name="ro1"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formula="of:=[$similarity_scores.E27]" office:value-type="float" office:value="0.761612308585064" calcext:value-type="float">
            <text:p>0.7616</text:p>
          </table:table-cell>
          <table:table-cell table:formula="of:=[$similarity_scores.E37]" office:value-type="float" office:value="0.756457388568315" calcext:value-type="float">
            <text:p>0.7565</text:p>
          </table:table-cell>
          <table:table-cell table:style-name="ce25" table:formula="of:=[.D41]/[.E41]-1" office:value-type="percentage" office:value="0.00681455438819278" calcext:value-type="percentage">
            <text:p>0.68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style-name="ce24" table:formula="of:=[$similarity_scores.E22]" office:value-type="float" office:value="0.647389165322463" calcext:value-type="float">
            <text:p>0.6474</text:p>
          </table:table-cell>
          <table:table-cell table:style-name="ce24" table:formula="of:=[$similarity_scores.E32]" office:value-type="float" office:value="0.581243544544835" calcext:value-type="float">
            <text:p>0.5812</text:p>
          </table:table-cell>
          <table:table-cell table:style-name="ce25" table:formula="of:=[.J41]/[.K41]-1" office:value-type="percentage" office:value="0.113800181349843" calcext:value-type="percentage">
            <text:p>11.38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style-name="ce24" table:formula="of:=[.D41]" office:value-type="float" office:value="0.761612308585064" calcext:value-type="float">
            <text:p>0.7616</text:p>
          </table:table-cell>
          <table:table-cell table:style-name="ce24" table:formula="of:=[.J41]" office:value-type="float" office:value="0.647389165322463" calcext:value-type="float">
            <text:p>0.6474</text:p>
          </table:table-cell>
          <table:table-cell table:style-name="ce25" table:formula="of:=[.P41]/[.Q41]-1" office:value-type="percentage" office:value="0.176436600086915" calcext:value-type="percentage">
            <text:p>17.6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28]" office:value-type="float" office:value="0.891389187506933" calcext:value-type="float">
            <text:p>0.8914</text:p>
          </table:table-cell>
          <table:table-cell table:formula="of:=[$similarity_scores.E38]" office:value-type="float" office:value="0.734955755862115" calcext:value-type="float">
            <text:p>0.7350</text:p>
          </table:table-cell>
          <table:table-cell table:style-name="ce25" table:formula="of:=[.D42]/[.E42]-1" office:value-type="percentage" office:value="0.212847413462759" calcext:value-type="percentage">
            <text:p>21.28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$similarity_scores.E23]" office:value-type="float" office:value="0.849209130263921" calcext:value-type="float">
            <text:p>0.8492</text:p>
          </table:table-cell>
          <table:table-cell table:style-name="ce24" table:formula="of:=[$similarity_scores.E33]" office:value-type="float" office:value="0.783004569052547" calcext:value-type="float">
            <text:p>0.7830</text:p>
          </table:table-cell>
          <table:table-cell table:style-name="ce25" table:formula="of:=[.J42]/[.K42]-1" office:value-type="percentage" office:value="0.0845519474956356" calcext:value-type="percentage">
            <text:p>8.46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42]" office:value-type="float" office:value="0.891389187506933" calcext:value-type="float">
            <text:p>0.8914</text:p>
          </table:table-cell>
          <table:table-cell table:style-name="ce24" table:formula="of:=[.J42]" office:value-type="float" office:value="0.849209130263921" calcext:value-type="float">
            <text:p>0.8492</text:p>
          </table:table-cell>
          <table:table-cell table:style-name="ce25" table:formula="of:=[.P42]/[.Q42]-1" office:value-type="percentage" office:value="0.0496698112865357" calcext:value-type="percentage">
            <text:p>4.9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29]" office:value-type="float" office:value="0.888329093353359" calcext:value-type="float">
            <text:p>0.8883</text:p>
          </table:table-cell>
          <table:table-cell table:formula="of:=[$similarity_scores.E39]" office:value-type="float" office:value="0.735147464452114" calcext:value-type="float">
            <text:p>0.7351</text:p>
          </table:table-cell>
          <table:table-cell table:style-name="ce25" table:formula="of:=[.D43]/[.E43]-1" office:value-type="percentage" office:value="0.208368574072967" calcext:value-type="percentage">
            <text:p>20.84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$similarity_scores.E24]" office:value-type="float" office:value="0.855462994579094" calcext:value-type="float">
            <text:p>0.8555</text:p>
          </table:table-cell>
          <table:table-cell table:style-name="ce24" table:formula="of:=[$similarity_scores.E34]" office:value-type="float" office:value="0.752904795971704" calcext:value-type="float">
            <text:p>0.7529</text:p>
          </table:table-cell>
          <table:table-cell table:style-name="ce25" table:formula="of:=[.J43]/[.K43]-1" office:value-type="percentage" office:value="0.136216689223008" calcext:value-type="percentage">
            <text:p>13.62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43]" office:value-type="float" office:value="0.888329093353359" calcext:value-type="float">
            <text:p>0.8883</text:p>
          </table:table-cell>
          <table:table-cell table:style-name="ce24" table:formula="of:=[.J43]" office:value-type="float" office:value="0.855462994579094" calcext:value-type="float">
            <text:p>0.8555</text:p>
          </table:table-cell>
          <table:table-cell table:style-name="ce25" table:formula="of:=[.P43]/[.Q43]-1" office:value-type="percentage" office:value="0.0384190771342903" calcext:value-type="percentage">
            <text:p>3.8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30]" office:value-type="float" office:value="0.84692966015288" calcext:value-type="float">
            <text:p>0.8469</text:p>
          </table:table-cell>
          <table:table-cell table:formula="of:=[$similarity_scores.E40]" office:value-type="float" office:value="0.833746758550234" calcext:value-type="float">
            <text:p>0.8337</text:p>
          </table:table-cell>
          <table:table-cell table:style-name="ce25" table:formula="of:=[.D44]/[.E44]-1" office:value-type="percentage" office:value="0.0158116376075268" calcext:value-type="percentage">
            <text:p>1.58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$similarity_scores.E25]" office:value-type="float" office:value="0.809927488158043" calcext:value-type="float">
            <text:p>0.8099</text:p>
          </table:table-cell>
          <table:table-cell table:style-name="ce24" table:formula="of:=[$similarity_scores.E35]" office:value-type="float" office:value="0.780825089229627" calcext:value-type="float">
            <text:p>0.7808</text:p>
          </table:table-cell>
          <table:table-cell table:style-name="ce25" table:formula="of:=[.J44]/[.K44]-1" office:value-type="percentage" office:value="0.0372713419815041" calcext:value-type="percentage">
            <text:p>3.73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44]" office:value-type="float" office:value="0.84692966015288" calcext:value-type="float">
            <text:p>0.8469</text:p>
          </table:table-cell>
          <table:table-cell table:style-name="ce24" table:formula="of:=[.J44]" office:value-type="float" office:value="0.809927488158043" calcext:value-type="float">
            <text:p>0.8099</text:p>
          </table:table-cell>
          <table:table-cell table:style-name="ce25" table:formula="of:=[.P44]/[.Q44]-1" office:value-type="percentage" office:value="0.0456857836483462" calcext:value-type="percentage">
            <text:p>4.5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31]" office:value-type="float" office:value="0.699596991592051" calcext:value-type="float">
            <text:p>0.6996</text:p>
          </table:table-cell>
          <table:table-cell table:formula="of:=[$similarity_scores.E41]" office:value-type="float" office:value="0.660863957453313" calcext:value-type="float">
            <text:p>0.6609</text:p>
          </table:table-cell>
          <table:table-cell table:style-name="ce25" table:formula="of:=[.D45]/[.E45]-1" office:value-type="percentage" office:value="0.0586096937227409" calcext:value-type="percentage">
            <text:p>5.86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$similarity_scores.E26]" office:value-type="float" office:value="0.580142685307118" calcext:value-type="float">
            <text:p>0.5801</text:p>
          </table:table-cell>
          <table:table-cell table:style-name="ce24" table:formula="of:=[$similarity_scores.E36]" office:value-type="float" office:value="0.572855418305057" calcext:value-type="float">
            <text:p>0.5729</text:p>
          </table:table-cell>
          <table:table-cell table:style-name="ce25" table:formula="of:=[.J45]/[.K45]-1" office:value-type="percentage" office:value="0.0127209532618575" calcext:value-type="percentage">
            <text:p>1.27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45]" office:value-type="float" office:value="0.699596991592051" calcext:value-type="float">
            <text:p>0.6996</text:p>
          </table:table-cell>
          <table:table-cell table:style-name="ce24" table:formula="of:=[.J45]" office:value-type="float" office:value="0.580142685307118" calcext:value-type="float">
            <text:p>0.5801</text:p>
          </table:table-cell>
          <table:table-cell table:style-name="ce25" table:formula="of:=[.P45]/[.Q45]-1" office:value-type="percentage" office:value="0.205905045965883" calcext:value-type="percentage">
            <text:p>20.59%</text:p>
          </table:table-cell>
        </table:table-row>
        <table:table-row table:style-name="ro1"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formula="of:=[$similarity_scores.E47]" office:value-type="float" office:value="0.778289882200814" calcext:value-type="float">
            <text:p>0.7783</text:p>
          </table:table-cell>
          <table:table-cell table:formula="of:=[$similarity_scores.E57]" office:value-type="float" office:value="0.785278998237024" calcext:value-type="float">
            <text:p>0.7853</text:p>
          </table:table-cell>
          <table:table-cell table:style-name="ce25" table:formula="of:=[.D46]/[.E46]-1" office:value-type="percentage" office:value="-0.00890016930530535" calcext:value-type="percentage">
            <text:p>-0.89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style-name="ce24" table:formula="of:=[$similarity_scores.E42]" office:value-type="float" office:value="0.679250087844804" calcext:value-type="float">
            <text:p>0.6793</text:p>
          </table:table-cell>
          <table:table-cell table:style-name="ce24" table:formula="of:=[$similarity_scores.E52]" office:value-type="float" office:value="0.707096484154413" calcext:value-type="float">
            <text:p>0.7071</text:p>
          </table:table-cell>
          <table:table-cell table:style-name="ce25" table:formula="of:=[.J46]/[.K46]-1" office:value-type="percentage" office:value="-0.0393813248030906" calcext:value-type="percentage">
            <text:p>-3.94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style-name="ce24" table:formula="of:=[.D46]" office:value-type="float" office:value="0.778289882200814" calcext:value-type="float">
            <text:p>0.7783</text:p>
          </table:table-cell>
          <table:table-cell table:style-name="ce24" table:formula="of:=[.J46]" office:value-type="float" office:value="0.679250087844804" calcext:value-type="float">
            <text:p>0.6793</text:p>
          </table:table-cell>
          <table:table-cell table:style-name="ce25" table:formula="of:=[.P46]/[.Q46]-1" office:value-type="percentage" office:value="0.145807554725908" calcext:value-type="percentage">
            <text:p>14.5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48]" office:value-type="float" office:value="0.832648461763015" calcext:value-type="float">
            <text:p>0.8326</text:p>
          </table:table-cell>
          <table:table-cell table:formula="of:=[$similarity_scores.E58]" office:value-type="float" office:value="0.746383235125336" calcext:value-type="float">
            <text:p>0.7464</text:p>
          </table:table-cell>
          <table:table-cell table:style-name="ce25" table:formula="of:=[.D47]/[.E47]-1" office:value-type="percentage" office:value="0.115577658470843" calcext:value-type="percentage">
            <text:p>11.56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$similarity_scores.E43]" office:value-type="float" office:value="0.766891603051836" calcext:value-type="float">
            <text:p>0.7669</text:p>
          </table:table-cell>
          <table:table-cell table:style-name="ce24" table:formula="of:=[$similarity_scores.E53]" office:value-type="float" office:value="0.764849853769927" calcext:value-type="float">
            <text:p>0.7648</text:p>
          </table:table-cell>
          <table:table-cell table:style-name="ce25" table:formula="of:=[.J47]/[.K47]-1" office:value-type="percentage" office:value="0.00266947724686895" calcext:value-type="percentage">
            <text:p>0.2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47]" office:value-type="float" office:value="0.832648461763015" calcext:value-type="float">
            <text:p>0.8326</text:p>
          </table:table-cell>
          <table:table-cell table:style-name="ce24" table:formula="of:=[.J47]" office:value-type="float" office:value="0.766891603051836" calcext:value-type="float">
            <text:p>0.7669</text:p>
          </table:table-cell>
          <table:table-cell table:style-name="ce25" table:formula="of:=[.P47]/[.Q47]-1" office:value-type="percentage" office:value="0.0857446586316764" calcext:value-type="percentage">
            <text:p>8.5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49]" office:value-type="float" office:value="0.837184917025723" calcext:value-type="float">
            <text:p>0.8372</text:p>
          </table:table-cell>
          <table:table-cell table:formula="of:=[$similarity_scores.E59]" office:value-type="float" office:value="0.778727429041966" calcext:value-type="float">
            <text:p>0.7787</text:p>
          </table:table-cell>
          <table:table-cell table:style-name="ce25" table:formula="of:=[.D48]/[.E48]-1" office:value-type="percentage" office:value="0.0750679709018012" calcext:value-type="percentage">
            <text:p>7.51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$similarity_scores.E44]" office:value-type="float" office:value="0.794085953803914" calcext:value-type="float">
            <text:p>0.7941</text:p>
          </table:table-cell>
          <table:table-cell table:style-name="ce24" table:formula="of:=[$similarity_scores.E54]" office:value-type="float" office:value="0.757679933079633" calcext:value-type="float">
            <text:p>0.7577</text:p>
          </table:table-cell>
          <table:table-cell table:style-name="ce25" table:formula="of:=[.J48]/[.K48]-1" office:value-type="percentage" office:value="0.0480493400112985" calcext:value-type="percentage">
            <text:p>4.80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48]" office:value-type="float" office:value="0.837184917025723" calcext:value-type="float">
            <text:p>0.8372</text:p>
          </table:table-cell>
          <table:table-cell table:style-name="ce24" table:formula="of:=[.J48]" office:value-type="float" office:value="0.794085953803914" calcext:value-type="float">
            <text:p>0.7941</text:p>
          </table:table-cell>
          <table:table-cell table:style-name="ce25" table:formula="of:=[.P48]/[.Q48]-1" office:value-type="percentage" office:value="0.0542749346155178" calcext:value-type="percentage">
            <text:p>5.4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50]" office:value-type="float" office:value="0.826367019245274" calcext:value-type="float">
            <text:p>0.8264</text:p>
          </table:table-cell>
          <table:table-cell table:formula="of:=[$similarity_scores.E60]" office:value-type="float" office:value="0.822374066600832" calcext:value-type="float">
            <text:p>0.8224</text:p>
          </table:table-cell>
          <table:table-cell table:style-name="ce25" table:formula="of:=[.D49]/[.E49]-1" office:value-type="percentage" office:value="0.00485539708340554" calcext:value-type="percentage">
            <text:p>0.49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$similarity_scores.E45]" office:value-type="float" office:value="0.782660177885698" calcext:value-type="float">
            <text:p>0.7827</text:p>
          </table:table-cell>
          <table:table-cell table:style-name="ce24" table:formula="of:=[$similarity_scores.E55]" office:value-type="float" office:value="0.742207371616679" calcext:value-type="float">
            <text:p>0.7422</text:p>
          </table:table-cell>
          <table:table-cell table:style-name="ce25" table:formula="of:=[.J49]/[.K49]-1" office:value-type="percentage" office:value="0.0545033744152994" calcext:value-type="percentage">
            <text:p>5.45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49]" office:value-type="float" office:value="0.826367019245274" calcext:value-type="float">
            <text:p>0.8264</text:p>
          </table:table-cell>
          <table:table-cell table:style-name="ce24" table:formula="of:=[.J49]" office:value-type="float" office:value="0.782660177885698" calcext:value-type="float">
            <text:p>0.7827</text:p>
          </table:table-cell>
          <table:table-cell table:style-name="ce25" table:formula="of:=[.P49]/[.Q49]-1" office:value-type="percentage" office:value="0.0558439570512548" calcext:value-type="percentage">
            <text:p>5.5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51]" office:value-type="float" office:value="0.588487686327005" calcext:value-type="float">
            <text:p>0.5885</text:p>
          </table:table-cell>
          <table:table-cell table:formula="of:=[$similarity_scores.E61]" office:value-type="float" office:value="0.562132532474925" calcext:value-type="float">
            <text:p>0.5621</text:p>
          </table:table-cell>
          <table:table-cell table:style-name="ce25" table:formula="of:=[.D50]/[.E50]-1" office:value-type="percentage" office:value="0.0468842351750134" calcext:value-type="percentage">
            <text:p>4.69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$similarity_scores.E46]" office:value-type="float" office:value="0.49802057287526" calcext:value-type="float">
            <text:p>0.4980</text:p>
          </table:table-cell>
          <table:table-cell table:style-name="ce24" table:formula="of:=[$similarity_scores.E56]" office:value-type="float" office:value="0.450547929637329" calcext:value-type="float">
            <text:p>0.4505</text:p>
          </table:table-cell>
          <table:table-cell table:style-name="ce25" table:formula="of:=[.J50]/[.K50]-1" office:value-type="percentage" office:value="0.105366466285052" calcext:value-type="percentage">
            <text:p>10.54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50]" office:value-type="float" office:value="0.588487686327005" calcext:value-type="float">
            <text:p>0.5885</text:p>
          </table:table-cell>
          <table:table-cell table:style-name="ce24" table:formula="of:=[.J50]" office:value-type="float" office:value="0.49802057287526" calcext:value-type="float">
            <text:p>0.4980</text:p>
          </table:table-cell>
          <table:table-cell table:style-name="ce25" table:formula="of:=[.P50]/[.Q50]-1" office:value-type="percentage" office:value="0.181653366103822" calcext:value-type="percentage">
            <text:p>18.17%</text:p>
          </table:table-cell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formula="of:=[$similarity_scores.E67]" office:value-type="float" office:value="0.710342634685274" calcext:value-type="float">
            <text:p>0.7103</text:p>
          </table:table-cell>
          <table:table-cell table:formula="of:=[$similarity_scores.E77]" office:value-type="float" office:value="0.71908012623476" calcext:value-type="float">
            <text:p>0.7191</text:p>
          </table:table-cell>
          <table:table-cell table:style-name="ce25" table:formula="of:=[.D51]/[.E51]-1" office:value-type="percentage" office:value="-0.0121509289865063" calcext:value-type="percentage">
            <text:p>-1.22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style-name="ce24" table:formula="of:=[$similarity_scores.E62]" office:value-type="float" office:value="0.617541015612855" calcext:value-type="float">
            <text:p>0.6175</text:p>
          </table:table-cell>
          <table:table-cell table:style-name="ce24" table:formula="of:=[$similarity_scores.E72]" office:value-type="float" office:value="0.627212150400315" calcext:value-type="float">
            <text:p>0.6272</text:p>
          </table:table-cell>
          <table:table-cell table:style-name="ce25" table:formula="of:=[.J51]/[.K51]-1" office:value-type="percentage" office:value="-0.0154192401746166" calcext:value-type="percentage">
            <text:p>-1.54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style-name="ce24" table:formula="of:=[.D51]" office:value-type="float" office:value="0.710342634685274" calcext:value-type="float">
            <text:p>0.7103</text:p>
          </table:table-cell>
          <table:table-cell table:style-name="ce24" table:formula="of:=[.J51]" office:value-type="float" office:value="0.617541015612855" calcext:value-type="float">
            <text:p>0.6175</text:p>
          </table:table-cell>
          <table:table-cell table:style-name="ce25" table:formula="of:=[.P51]/[.Q51]-1" office:value-type="percentage" office:value="0.150276041147358" calcext:value-type="percentage">
            <text:p>15.0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68]" office:value-type="float" office:value="0.75141329786445" calcext:value-type="float">
            <text:p>0.7514</text:p>
          </table:table-cell>
          <table:table-cell table:formula="of:=[$similarity_scores.E78]" office:value-type="float" office:value="0.684112628998837" calcext:value-type="float">
            <text:p>0.6841</text:p>
          </table:table-cell>
          <table:table-cell table:style-name="ce25" table:formula="of:=[.D52]/[.E52]-1" office:value-type="percentage" office:value="0.0983765918253901" calcext:value-type="percentage">
            <text:p>9.84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$similarity_scores.E63]" office:value-type="float" office:value="0.682769219040527" calcext:value-type="float">
            <text:p>0.6828</text:p>
          </table:table-cell>
          <table:table-cell table:style-name="ce24" table:formula="of:=[$similarity_scores.E73]" office:value-type="float" office:value="0.666583776160417" calcext:value-type="float">
            <text:p>0.6666</text:p>
          </table:table-cell>
          <table:table-cell table:style-name="ce25" table:formula="of:=[.J52]/[.K52]-1" office:value-type="percentage" office:value="0.0242811833395347" calcext:value-type="percentage">
            <text:p>2.43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52]" office:value-type="float" office:value="0.75141329786445" calcext:value-type="float">
            <text:p>0.7514</text:p>
          </table:table-cell>
          <table:table-cell table:style-name="ce24" table:formula="of:=[.J52]" office:value-type="float" office:value="0.682769219040527" calcext:value-type="float">
            <text:p>0.6828</text:p>
          </table:table-cell>
          <table:table-cell table:style-name="ce25" table:formula="of:=[.P52]/[.Q52]-1" office:value-type="percentage" office:value="0.100537746737303" calcext:value-type="percentage">
            <text:p>10.05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69]" office:value-type="float" office:value="0.790120742583237" calcext:value-type="float">
            <text:p>0.7901</text:p>
          </table:table-cell>
          <table:table-cell table:formula="of:=[$similarity_scores.E79]" office:value-type="float" office:value="0.739756648514599" calcext:value-type="float">
            <text:p>0.7398</text:p>
          </table:table-cell>
          <table:table-cell table:style-name="ce25" table:formula="of:=[.D53]/[.E53]-1" office:value-type="percentage" office:value="0.0680819755655695" calcext:value-type="percentage">
            <text:p>6.81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$similarity_scores.E64]" office:value-type="float" office:value="0.736184139013594" calcext:value-type="float">
            <text:p>0.7362</text:p>
          </table:table-cell>
          <table:table-cell table:style-name="ce24" table:formula="of:=[$similarity_scores.E74]" office:value-type="float" office:value="0.699113039427402" calcext:value-type="float">
            <text:p>0.6991</text:p>
          </table:table-cell>
          <table:table-cell table:style-name="ce25" table:formula="of:=[.J53]/[.K53]-1" office:value-type="percentage" office:value="0.0530259021009747" calcext:value-type="percentage">
            <text:p>5.30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53]" office:value-type="float" office:value="0.790120742583237" calcext:value-type="float">
            <text:p>0.7901</text:p>
          </table:table-cell>
          <table:table-cell table:style-name="ce24" table:formula="of:=[.J53]" office:value-type="float" office:value="0.736184139013594" calcext:value-type="float">
            <text:p>0.7362</text:p>
          </table:table-cell>
          <table:table-cell table:style-name="ce25" table:formula="of:=[.P53]/[.Q53]-1" office:value-type="percentage" office:value="0.0732650986503354" calcext:value-type="percentage">
            <text:p>7.3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70]" office:value-type="float" office:value="0.756412705212246" calcext:value-type="float">
            <text:p>0.7564</text:p>
          </table:table-cell>
          <table:table-cell table:formula="of:=[$similarity_scores.E80]" office:value-type="float" office:value="0.756871805504224" calcext:value-type="float">
            <text:p>0.7569</text:p>
          </table:table-cell>
          <table:table-cell table:style-name="ce25" table:formula="of:=[.D54]/[.E54]-1" office:value-type="percentage" office:value="-0.000606576026004446" calcext:value-type="percentage">
            <text:p>-0.06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$similarity_scores.E65]" office:value-type="float" office:value="0.707665263354413" calcext:value-type="float">
            <text:p>0.7077</text:p>
          </table:table-cell>
          <table:table-cell table:style-name="ce24" table:formula="of:=[$similarity_scores.E75]" office:value-type="float" office:value="0.671996607191843" calcext:value-type="float">
            <text:p>0.6720</text:p>
          </table:table-cell>
          <table:table-cell table:style-name="ce25" table:formula="of:=[.J54]/[.K54]-1" office:value-type="percentage" office:value="0.0530786253692912" calcext:value-type="percentage">
            <text:p>5.31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54]" office:value-type="float" office:value="0.756412705212246" calcext:value-type="float">
            <text:p>0.7564</text:p>
          </table:table-cell>
          <table:table-cell table:style-name="ce24" table:formula="of:=[.J54]" office:value-type="float" office:value="0.707665263354413" calcext:value-type="float">
            <text:p>0.7077</text:p>
          </table:table-cell>
          <table:table-cell table:style-name="ce25" table:formula="of:=[.P54]/[.Q54]-1" office:value-type="percentage" office:value="0.0688848872230421" calcext:value-type="percentage">
            <text:p>6.8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71]" office:value-type="float" office:value="0.498369574238576" calcext:value-type="float">
            <text:p>0.4984</text:p>
          </table:table-cell>
          <table:table-cell table:formula="of:=[$similarity_scores.E81]" office:value-type="float" office:value="0.470806944774294" calcext:value-type="float">
            <text:p>0.4708</text:p>
          </table:table-cell>
          <table:table-cell table:style-name="ce25" table:formula="of:=[.D55]/[.E55]-1" office:value-type="percentage" office:value="0.0585433791285641" calcext:value-type="percentage">
            <text:p>5.85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$similarity_scores.E66]" office:value-type="float" office:value="0.44693167649759" calcext:value-type="float">
            <text:p>0.4469</text:p>
          </table:table-cell>
          <table:table-cell table:style-name="ce24" table:formula="of:=[$similarity_scores.E76]" office:value-type="float" office:value="0.381211951100134" calcext:value-type="float">
            <text:p>0.3812</text:p>
          </table:table-cell>
          <table:table-cell table:style-name="ce25" table:formula="of:=[.J55]/[.K55]-1" office:value-type="percentage" office:value="0.172396812869578" calcext:value-type="percentage">
            <text:p>17.24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55]" office:value-type="float" office:value="0.498369574238576" calcext:value-type="float">
            <text:p>0.4984</text:p>
          </table:table-cell>
          <table:table-cell table:style-name="ce24" table:formula="of:=[.J55]" office:value-type="float" office:value="0.44693167649759" calcext:value-type="float">
            <text:p>0.4469</text:p>
          </table:table-cell>
          <table:table-cell table:style-name="ce25" table:formula="of:=[.P55]/[.Q55]-1" office:value-type="percentage" office:value="0.115091188308877" calcext:value-type="percentage">
            <text:p>11.51%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/>
          <table:table-cell table:formula="of:=AVERAGE([.D36:.D55])" office:value-type="float" office:value="0.80032380226736" calcext:value-type="float">
            <text:p>0.8003</text:p>
          </table:table-cell>
          <table:table-cell table:formula="of:=AVERAGE([.E36:.E55])" office:value-type="float" office:value="0.738936665428635" calcext:value-type="float">
            <text:p>0.7389</text:p>
          </table:table-cell>
          <table:table-cell table:style-name="ce25" table:formula="of:=[.D56]/[.E56]-1" office:value-type="percentage" office:value="0.0830749639458164" calcext:value-type="percentage">
            <text:p>8.31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style-name="ce24" table:formula="of:=AVERAGE([.J36:.J55])" office:value-type="float" office:value="0.738511117627627" calcext:value-type="float">
            <text:p>0.7385</text:p>
          </table:table-cell>
          <table:table-cell table:style-name="ce24" table:formula="of:=AVERAGE([.K36:.K55])" office:value-type="float" office:value="0.69160497152417" calcext:value-type="float">
            <text:p>0.6916</text:p>
          </table:table-cell>
          <table:table-cell table:style-name="ce25" table:formula="of:=[.J56]/[.K56]-1" office:value-type="percentage" office:value="0.0678221644359858" calcext:value-type="percentage">
            <text:p>6.78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style-name="ce24" table:formula="of:=[.D56]" office:value-type="float" office:value="0.80032380226736" calcext:value-type="float">
            <text:p>0.8003</text:p>
          </table:table-cell>
          <table:table-cell table:style-name="ce24" table:formula="of:=[.J56]" office:value-type="float" office:value="0.738511117627627" calcext:value-type="float">
            <text:p>0.7385</text:p>
          </table:table-cell>
          <table:table-cell table:style-name="ce25" table:formula="of:=[.P56]/[.Q56]-1" office:value-type="percentage" office:value="0.083699057690964" calcext:value-type="percentage">
            <text:p>8.37%</text:p>
          </table:table-cell>
        </table:table-row>
      </table:table>
      <table:named-expressions/>
      <table:database-ranges>
        <table:database-range table:name="__Anonymous_Sheet_DB__0" table:target-range-address="InputFromCsv.A1:InputFromCsv.E81"/>
        <table:database-range table:name="__Anonymous_Sheet_DB__1" table:target-range-address="similarity_scores.A1:similarity_scores.E23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0129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.00.0000</text:date>, <text:time style:data-style-name="N2" text:time-value="14:57:48.6001682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3T14:59:16.920642811</dc:date>
    <meta:editing-duration>PT12H23M58S</meta:editing-duration>
    <meta:editing-cycles>218</meta:editing-cycles>
    <meta:generator>LibreOffice/24.2.5.2$Linux_X86_64 LibreOffice_project/420$Build-2</meta:generator>
    <meta:document-statistic meta:table-count="4" meta:cell-count="2287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d320" draw:fill-image-name="ChartBitmap_20_85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81d41a" draw:fill-image-name="ChartBitmap_20_93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/>
      <style:graphic-properties draw:fill="bitmap" draw:fill-color="#ff420e" draw:fill-image-name="ChartBitmap_20_9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38cm" svg:y="0.321cm" chart:style-name="ch2">
          <text:p>Ridge</text:p>
        </chart:title>
        <chart:subtitle svg:x="5.71cm" svg:y="1.285cm" chart:style-name="ch3">
          <text:p>PR1, PR2, Request Type
No Correction</text:p>
        </chart:subtitle>
        <chart:legend chart:legend-position="end" svg:x="14.378cm" svg:y="3.589cm" style:legend-expansion="high" chart:style-name="ch4"/>
        <chart:plot-area chart:style-name="ch5" table:cell-range-address="similarity_scores.D7:similarity_scores.E11 similarity_scores.A7:similarity_scores.A7 similarity_scores.A27:similarity_scores.A27 similarity_scores.E27:similarity_scores.E31 similarity_scores.A47:similarity_scores.A47 similarity_scores.E47:similarity_scores.E51 similarity_scores.A67:similarity_scores.A67 similarity_scores.E67:similarity_scores.E71" chart:data-source-has-labels="both" svg:x="1.331cm" svg:y="2.603cm" svg:width="12.727cm" svg:height="5.502cm">
          <chart:coordinate-region svg:x="2.058cm" svg:y="2.802cm" svg:width="12cm" svg:height="4.259cm"/>
          <chart:axis chart:dimension="x" chart:name="primary-x" chart:style-name="ch6" chartooo:axis-type="auto">
            <chartooo:date-scale/>
            <chart:title svg:x="6.658cm" svg:y="8.29cm" chart:style-name="ch7">
              <text:p>Request Type</text:p>
            </chart:title>
            <chart:categories table:cell-range-address="similarity_scores.D7:similarity_scores.D11"/>
          </chart:axis>
          <chart:axis chart:dimension="y" chart:name="primary-y" chart:style-name="ch8">
            <chart:title svg:x="0.451cm" svg:y="6.589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7:similarity_scores.E11" chart:label-cell-address="similarity_scores.A7:similarity_scores.A7" chart:class="chart:bar">
            <chart:data-point chart:repeated="5"/>
          </chart:series>
          <chart:series chart:style-name="ch12" chart:values-cell-range-address="similarity_scores.E27:similarity_scores.E31" chart:label-cell-address="similarity_scores.A27:similarity_scores.A27" chart:class="chart:bar">
            <chart:data-point chart:repeated="5"/>
          </chart:series>
          <chart:series chart:style-name="ch13" chart:values-cell-range-address="similarity_scores.E47:similarity_scores.E51" chart:label-cell-address="similarity_scores.A47:similarity_scores.A47" chart:class="chart:bar">
            <chart:data-point chart:style-name="ch14"/>
            <chart:data-point chart:repeated="4"/>
          </chart:series>
          <chart:series chart:style-name="ch15" chart:values-cell-range-address="similarity_scores.E67:similarity_scores.E71" chart:label-cell-address="similarity_scores.A67:similarity_scores.A67" chart:class="chart:bar">
            <chart:data-point chart:style-name="ch14"/>
            <chart:data-point/>
            <chart:data-point chart:style-name="ch14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7:similarity_scores.A7</svg:desc>
                </draw:g>
              </table:table-cell>
              <table:table-cell office:value-type="string">
                <text:p>low25</text:p>
                <draw:g>
                  <svg:desc>similarity_scores.A27:similarity_scores.A27</svg:desc>
                </draw:g>
              </table:table-cell>
              <table:table-cell office:value-type="string">
                <text:p>med</text:p>
                <draw:g>
                  <svg:desc>similarity_scores.A47:similarity_scores.A47</svg:desc>
                </draw:g>
              </table:table-cell>
              <table:table-cell office:value-type="string">
                <text:p>high</text:p>
                <draw:g>
                  <svg:desc>similarity_scores.A67:similarity_scores.A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7:similarity_scores.D11</svg:desc>
                </draw:g>
              </table:table-cell>
              <table:table-cell office:value-type="float" office:value="0.808428997507927">
                <text:p>0.808428997507927</text:p>
                <draw:g>
                  <svg:desc>similarity_scores.E7:similarity_scores.E11</svg:desc>
                </draw:g>
              </table:table-cell>
              <table:table-cell office:value-type="float" office:value="0.761612308585064">
                <text:p>0.761612308585064</text:p>
                <draw:g>
                  <svg:desc>similarity_scores.E27:similarity_scores.E31</svg:desc>
                </draw:g>
              </table:table-cell>
              <table:table-cell office:value-type="float" office:value="0.778289882200814">
                <text:p>0.778289882200814</text:p>
                <draw:g>
                  <svg:desc>similarity_scores.E47:similarity_scores.E51</svg:desc>
                </draw:g>
              </table:table-cell>
              <table:table-cell office:value-type="float" office:value="0.710342634685274">
                <text:p>0.710342634685274</text:p>
                <draw:g>
                  <svg:desc>similarity_scores.E67:similarity_scores.E7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929756569301465">
                <text:p>0.929756569301465</text:p>
              </table:table-cell>
              <table:table-cell office:value-type="float" office:value="0.891389187506933">
                <text:p>0.891389187506933</text:p>
              </table:table-cell>
              <table:table-cell office:value-type="float" office:value="0.832648461763015">
                <text:p>0.832648461763015</text:p>
              </table:table-cell>
              <table:table-cell office:value-type="float" office:value="0.75141329786445">
                <text:p>0.75141329786445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935764102486605">
                <text:p>0.935764102486605</text:p>
              </table:table-cell>
              <table:table-cell office:value-type="float" office:value="0.888329093353359">
                <text:p>0.888329093353359</text:p>
              </table:table-cell>
              <table:table-cell office:value-type="float" office:value="0.837184917025723">
                <text:p>0.837184917025723</text:p>
              </table:table-cell>
              <table:table-cell office:value-type="float" office:value="0.790120742583237">
                <text:p>0.790120742583237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933347378451487">
                <text:p>0.933347378451487</text:p>
              </table:table-cell>
              <table:table-cell office:value-type="float" office:value="0.84692966015288">
                <text:p>0.84692966015288</text:p>
              </table:table-cell>
              <table:table-cell office:value-type="float" office:value="0.826367019245274">
                <text:p>0.826367019245274</text:p>
              </table:table-cell>
              <table:table-cell office:value-type="float" office:value="0.756412705212246">
                <text:p>0.756412705212246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941684835263826">
                <text:p>0.941684835263826</text:p>
              </table:table-cell>
              <table:table-cell office:value-type="float" office:value="0.699596991592051">
                <text:p>0.699596991592051</text:p>
              </table:table-cell>
              <table:table-cell office:value-type="float" office:value="0.588487686327005">
                <text:p>0.588487686327005</text:p>
              </table:table-cell>
              <table:table-cell office:value-type="float" office:value="0.498369574238576">
                <text:p>0.498369574238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ff420e" draw:fill-image-name="ChartBitmap_20_8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d320" draw:fill-image-name="ChartBitmap_20_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355269" draw:fill-image-name="ChartBitmap_20_8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6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cm" svg:y="1.275cm" chart:style-name="ch3">
          <text:p>PR1, PR2, Request Type
No Correction</text:p>
        </chart:subtitle>
        <chart:legend chart:legend-position="end" svg:x="14.358cm" svg:y="3.454cm" style:legend-expansion="high" chart:style-name="ch4"/>
        <chart:plot-area chart:style-name="ch5" table:cell-range-address="similarity_scores.D17:similarity_scores.E21 similarity_scores.A17:similarity_scores.A17 similarity_scores.A37:similarity_scores.A37 similarity_scores.E37:similarity_scores.E41 similarity_scores.A57:similarity_scores.A57 similarity_scores.E57:similarity_scores.E61 similarity_scores.A77:similarity_scores.A77 similarity_scores.E77:similarity_scores.E81" chart:data-source-has-labels="both" svg:x="1.33cm" svg:y="2.588cm" svg:width="12.709cm" svg:height="5.251cm">
          <chart:coordinate-region svg:x="2.057cm" svg:y="2.787cm" svg:width="11.982cm" svg:height="4.008cm"/>
          <chart:axis chart:dimension="x" chart:name="primary-x" chart:style-name="ch6" chartooo:axis-type="auto">
            <chartooo:date-scale/>
            <chart:title svg:x="6.648cm" svg:y="8.019cm" chart:style-name="ch7">
              <text:p>Request Type</text:p>
            </chart:title>
            <chart:categories table:cell-range-address="similarity_scores.D17:similarity_scores.D21"/>
          </chart:axis>
          <chart:axis chart:dimension="y" chart:name="primary-y" chart:style-name="ch8">
            <chart:title svg:x="0.451cm" svg:y="6.44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7:similarity_scores.E21" chart:label-cell-address="similarity_scores.A17:similarity_scores.A17" chart:class="chart:bar">
            <chart:data-point chart:repeated="5"/>
          </chart:series>
          <chart:series chart:style-name="ch12" chart:values-cell-range-address="similarity_scores.E37:similarity_scores.E41" chart:label-cell-address="similarity_scores.A37:similarity_scores.A37" chart:class="chart:bar">
            <chart:data-point chart:repeated="5"/>
          </chart:series>
          <chart:series chart:style-name="ch13" chart:values-cell-range-address="similarity_scores.E57:similarity_scores.E61" chart:label-cell-address="similarity_scores.A57:similarity_scores.A57" chart:class="chart:bar">
            <chart:data-point chart:repeated="5"/>
          </chart:series>
          <chart:series chart:style-name="ch14" chart:values-cell-range-address="similarity_scores.E77:similarity_scores.E81" chart:label-cell-address="similarity_scores.A77:similarity_scores.A77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7:similarity_scores.A17</svg:desc>
                </draw:g>
              </table:table-cell>
              <table:table-cell office:value-type="string">
                <text:p>low25</text:p>
                <draw:g>
                  <svg:desc>similarity_scores.A37:similarity_scores.A37</svg:desc>
                </draw:g>
              </table:table-cell>
              <table:table-cell office:value-type="string">
                <text:p>med</text:p>
                <draw:g>
                  <svg:desc>similarity_scores.A57:similarity_scores.A57</svg:desc>
                </draw:g>
              </table:table-cell>
              <table:table-cell office:value-type="string">
                <text:p>high</text:p>
                <draw:g>
                  <svg:desc>similarity_scores.A77:similarity_scores.A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7:similarity_scores.D21</svg:desc>
                </draw:g>
              </table:table-cell>
              <table:table-cell office:value-type="float" office:value="0.799634770035115">
                <text:p>0.799634770035115</text:p>
                <draw:g>
                  <svg:desc>similarity_scores.E17:similarity_scores.E21</svg:desc>
                </draw:g>
              </table:table-cell>
              <table:table-cell office:value-type="float" office:value="0.756457388568315">
                <text:p>0.756457388568315</text:p>
                <draw:g>
                  <svg:desc>similarity_scores.E37:similarity_scores.E41</svg:desc>
                </draw:g>
              </table:table-cell>
              <table:table-cell office:value-type="float" office:value="0.785278998237024">
                <text:p>0.785278998237024</text:p>
                <draw:g>
                  <svg:desc>similarity_scores.E57:similarity_scores.E61</svg:desc>
                </draw:g>
              </table:table-cell>
              <table:table-cell office:value-type="float" office:value="0.71908012623476">
                <text:p>0.71908012623476</text:p>
                <draw:g>
                  <svg:desc>similarity_scores.E77:similarity_scores.E8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767889482578502">
                <text:p>0.767889482578502</text:p>
              </table:table-cell>
              <table:table-cell office:value-type="float" office:value="0.734955755862115">
                <text:p>0.734955755862115</text:p>
              </table:table-cell>
              <table:table-cell office:value-type="float" office:value="0.746383235125336">
                <text:p>0.746383235125336</text:p>
              </table:table-cell>
              <table:table-cell office:value-type="float" office:value="0.684112628998837">
                <text:p>0.684112628998837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759852357248051">
                <text:p>0.759852357248051</text:p>
              </table:table-cell>
              <table:table-cell office:value-type="float" office:value="0.735147464452114">
                <text:p>0.735147464452114</text:p>
              </table:table-cell>
              <table:table-cell office:value-type="float" office:value="0.778727429041966">
                <text:p>0.778727429041966</text:p>
              </table:table-cell>
              <table:table-cell office:value-type="float" office:value="0.739756648514599">
                <text:p>0.739756648514599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90162680626592">
                <text:p>0.90162680626592</text:p>
              </table:table-cell>
              <table:table-cell office:value-type="float" office:value="0.833746758550234">
                <text:p>0.833746758550234</text:p>
              </table:table-cell>
              <table:table-cell office:value-type="float" office:value="0.822374066600832">
                <text:p>0.822374066600832</text:p>
              </table:table-cell>
              <table:table-cell office:value-type="float" office:value="0.756871805504224">
                <text:p>0.756871805504224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763034152052225">
                <text:p>0.763034152052225</text:p>
              </table:table-cell>
              <table:table-cell office:value-type="float" office:value="0.660863957453313">
                <text:p>0.660863957453313</text:p>
              </table:table-cell>
              <table:table-cell office:value-type="float" office:value="0.562132532474925">
                <text:p>0.562132532474925</text:p>
              </table:table-cell>
              <table:table-cell office:value-type="float" office:value="0.470806944774294">
                <text:p>0.4708069447742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3 2 1 0" chart:style-name="ch1">
        <chart:legend chart:legend-position="end" svg:x="13.651cm" svg:y="3.454cm" style:legend-expansion="high" chart:style-name="ch2"/>
        <chart:plot-area chart:style-name="ch3" table:cell-range-address="'Load Intensity Profiles'.A3:'Load Intensity Profiles'.E122 'Load Intensity Profiles'.B1:'Load Intensity Profiles'.E1" chart:data-source-has-labels="both" svg:x="1.331cm" svg:y="0.18cm" svg:width="12cm" svg:height="7.659cm">
          <chart:coordinate-region svg:x="2.535cm" svg:y="0.379cm" svg:width="10.656cm" svg:height="6.536cm"/>
          <chart:axis chart:dimension="x" chart:name="primary-x" chart:style-name="ch4" chartooo:axis-type="auto">
            <chartooo:date-scale/>
            <chart:title svg:x="6.096cm" svg:y="8.019cm" chart:style-name="ch5">
              <text:p>Time in Seconds</text:p>
            </chart:title>
            <chart:categories table:cell-range-address="'Load Intensity Profiles'.A3:'Load Intensity Profiles'.A122"/>
          </chart:axis>
          <chart:axis chart:dimension="y" chart:name="primary-y" chart:style-name="ch6">
            <chart:title svg:x="0.451cm" svg:y="5.588cm" chart:style-name="ch7">
              <text:p>Requests per Second</text:p>
            </chart:title>
            <chart:grid chart:style-name="ch8" chart:class="major"/>
          </chart:axis>
          <chart:series chart:style-name="ch9" chart:values-cell-range-address="'Load Intensity Profiles'.E3:'Load Intensity Profiles'.E122" chart:label-cell-address="'Load Intensity Profiles'.E1:'Load Intensity Profiles'.E1" chart:class="chart:line">
            <chart:data-point chart:repeated="120"/>
          </chart:series>
          <chart:series chart:style-name="ch10" chart:values-cell-range-address="'Load Intensity Profiles'.D3:'Load Intensity Profiles'.D122" chart:label-cell-address="'Load Intensity Profiles'.D1:'Load Intensity Profiles'.D1" chart:class="chart:line">
            <chart:data-point chart:repeated="120"/>
          </chart:series>
          <chart:series chart:style-name="ch11" chart:values-cell-range-address="'Load Intensity Profiles'.C3:'Load Intensity Profiles'.C122" chart:label-cell-address="'Load Intensity Profiles'.C1:'Load Intensity Profiles'.C1" chart:class="chart:line">
            <chart:data-point chart:repeated="120"/>
          </chart:series>
          <chart:series chart:style-name="ch12" chart:values-cell-range-address="'Load Intensity Profiles'.B3:'Load Intensity Profiles'.B122" chart:label-cell-address="'Load Intensity Profiles'.B1:'Load Intensity Profiles'.B1" chart:class="chart:line">
            <chart:data-point chart:repeated="1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</text:p>
                <draw:g>
                  <svg:desc>'Load Intensity Profiles'.E1:'Load Intensity Profiles'.E1</svg:desc>
                </draw:g>
              </table:table-cell>
              <table:table-cell office:value-type="string">
                <text:p>Med</text:p>
                <draw:g>
                  <svg:desc>'Load Intensity Profiles'.D1:'Load Intensity Profiles'.D1</svg:desc>
                </draw:g>
              </table:table-cell>
              <table:table-cell office:value-type="string">
                <text:p>Low25</text:p>
                <draw:g>
                  <svg:desc>'Load Intensity Profiles'.C1:'Load Intensity Profiles'.C1</svg:desc>
                </draw:g>
              </table:table-cell>
              <table:table-cell office:value-type="string">
                <text:p>Low</text:p>
                <draw:g>
                  <svg:desc>'Load Intensity Profiles'.B1:'Load Intensity Profiles'.B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'Load Intensity Profiles'.A3:'Load Intensity Profiles'.A122</svg:desc>
                </draw:g>
              </table:table-cell>
              <table:table-cell office:value-type="float" office:value="16.66666667">
                <text:p>16.66666667</text:p>
                <draw:g>
                  <svg:desc>'Load Intensity Profiles'.E3:'Load Intensity Profiles'.E122</svg:desc>
                </draw:g>
              </table:table-cell>
              <table:table-cell office:value-type="float" office:value="8.333333333">
                <text:p>8.333333333</text:p>
                <draw:g>
                  <svg:desc>'Load Intensity Profiles'.D3:'Load Intensity Profiles'.D122</svg:desc>
                </draw:g>
              </table:table-cell>
              <table:table-cell office:value-type="float" office:value="1.075">
                <text:p>1.075</text:p>
                <draw:g>
                  <svg:desc>'Load Intensity Profiles'.C3:'Load Intensity Profiles'.C122</svg:desc>
                </draw:g>
              </table:table-cell>
              <table:table-cell office:value-type="float" office:value="0.416666666666667">
                <text:p>0.416666666666667</text:p>
                <draw:g>
                  <svg:desc>'Load Intensity Profiles'.B3:'Load Intensity Profiles'.B122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6.66666667">
                <text:p>16.66666667</text:p>
              </table:table-cell>
              <table:table-cell office:value-type="float" office:value="3.225">
                <text:p>3.2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.375">
                <text:p>5.375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7.525">
                <text:p>7.525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9.675">
                <text:p>9.6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1.825">
                <text:p>11.825</text:p>
              </table:table-cell>
              <table:table-cell office:value-type="float" office:value="4.58333333333333">
                <text:p>4.5833333333333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58.33333333">
                <text:p>58.33333333</text:p>
              </table:table-cell>
              <table:table-cell office:value-type="float" office:value="13.975">
                <text:p>13.975</text:p>
              </table:table-cell>
              <table:table-cell office:value-type="float" office:value="5.41666666666667">
                <text:p>5.4166666666666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16.125">
                <text:p>16.1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  <table:table-cell office:value-type="float" office:value="18.275">
                <text:p>18.275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20.425">
                <text:p>20.425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91.66666667">
                <text:p>91.66666667</text:p>
              </table:table-cell>
              <table:table-cell office:value-type="float" office:value="22.575">
                <text:p>22.57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24.725">
                <text:p>24.725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108.3333333">
                <text:p>108.3333333</text:p>
              </table:table-cell>
              <table:table-cell office:value-type="float" office:value="26.875">
                <text:p>26.875</text:p>
              </table:table-cell>
              <table:table-cell office:value-type="float" office:value="10.4166666666667">
                <text:p>10.416666666666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29.025">
                <text:p>29.02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50">
                <text:p>250</text:p>
              </table:table-cell>
              <table:table-cell office:value-type="float" office:value="125">
                <text:p>125</text:p>
              </table:table-cell>
              <table:table-cell office:value-type="float" office:value="31.175">
                <text:p>31.175</text:p>
              </table:table-cell>
              <table:table-cell office:value-type="float" office:value="12.0833333333333">
                <text:p>12.083333333333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33.325">
                <text:p>33.325</text:p>
              </table:table-cell>
              <table:table-cell office:value-type="float" office:value="12.9166666666667">
                <text:p>12.9166666666667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141.6666667">
                <text:p>141.6666667</text:p>
              </table:table-cell>
              <table:table-cell office:value-type="float" office:value="35.475">
                <text:p>35.475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  <table:table-cell office:value-type="float" office:value="37.625">
                <text:p>37.625</text:p>
              </table:table-cell>
              <table:table-cell office:value-type="float" office:value="14.5833333333333">
                <text:p>14.5833333333333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158.3333333">
                <text:p>158.3333333</text:p>
              </table:table-cell>
              <table:table-cell office:value-type="float" office:value="39.775">
                <text:p>39.775</text:p>
              </table:table-cell>
              <table:table-cell office:value-type="float" office:value="15.4166666666667">
                <text:p>15.416666666666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41.925">
                <text:p>41.9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50">
                <text:p>350</text:p>
              </table:table-cell>
              <table:table-cell office:value-type="float" office:value="175">
                <text:p>175</text:p>
              </table:table-cell>
              <table:table-cell office:value-type="float" office:value="44.075">
                <text:p>44.075</text:p>
              </table:table-cell>
              <table:table-cell office:value-type="float" office:value="17.0833333333333">
                <text:p>17.0833333333333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46.225">
                <text:p>46.225</text:p>
              </table:table-cell>
              <table:table-cell office:value-type="float" office:value="17.9166666666667">
                <text:p>17.916666666666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191.6666667">
                <text:p>191.6666667</text:p>
              </table:table-cell>
              <table:table-cell office:value-type="float" office:value="48.375">
                <text:p>48.37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50.525">
                <text:p>50.525</text:p>
              </table:table-cell>
              <table:table-cell office:value-type="float" office:value="19.5833333333333">
                <text:p>19.5833333333333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208.3333333">
                <text:p>208.3333333</text:p>
              </table:table-cell>
              <table:table-cell office:value-type="float" office:value="52.675">
                <text:p>52.675</text:p>
              </table:table-cell>
              <table:table-cell office:value-type="float" office:value="20.4166666666667">
                <text:p>20.4166666666667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54.825">
                <text:p>54.82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450">
                <text:p>450</text:p>
              </table:table-cell>
              <table:table-cell office:value-type="float" office:value="225">
                <text:p>225</text:p>
              </table:table-cell>
              <table:table-cell office:value-type="float" office:value="56.975">
                <text:p>56.975</text:p>
              </table:table-cell>
              <table:table-cell office:value-type="float" office:value="22.0833333333333">
                <text:p>22.0833333333333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59.125">
                <text:p>59.125</text:p>
              </table:table-cell>
              <table:table-cell office:value-type="float" office:value="22.9166666666667">
                <text:p>22.9166666666667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241.6666667">
                <text:p>241.6666667</text:p>
              </table:table-cell>
              <table:table-cell office:value-type="float" office:value="61.275">
                <text:p>61.27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63.425">
                <text:p>63.425</text:p>
              </table:table-cell>
              <table:table-cell office:value-type="float" office:value="24.5833333333333">
                <text:p>24.5833333333333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258.3333333">
                <text:p>258.3333333</text:p>
              </table:table-cell>
              <table:table-cell office:value-type="float" office:value="65.575">
                <text:p>65.575</text:p>
              </table:table-cell>
              <table:table-cell office:value-type="float" office:value="25.4166666666667">
                <text:p>25.416666666666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67.725">
                <text:p>67.72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550">
                <text:p>550</text:p>
              </table:table-cell>
              <table:table-cell office:value-type="float" office:value="275">
                <text:p>275</text:p>
              </table:table-cell>
              <table:table-cell office:value-type="float" office:value="69.875">
                <text:p>69.875</text:p>
              </table:table-cell>
              <table:table-cell office:value-type="float" office:value="27.0833333333333">
                <text:p>27.0833333333333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72.025">
                <text:p>72.025</text:p>
              </table:table-cell>
              <table:table-cell office:value-type="float" office:value="27.9166666666667">
                <text:p>27.9166666666667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291.6666667">
                <text:p>291.6666667</text:p>
              </table:table-cell>
              <table:table-cell office:value-type="float" office:value="74.175">
                <text:p>74.17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600">
                <text:p>600</text:p>
              </table:table-cell>
              <table:table-cell office:value-type="float" office:value="300">
                <text:p>300</text:p>
              </table:table-cell>
              <table:table-cell office:value-type="float" office:value="76.325">
                <text:p>76.325</text:p>
              </table:table-cell>
              <table:table-cell office:value-type="float" office:value="29.5833333333333">
                <text:p>29.5833333333333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308.3333333">
                <text:p>308.3333333</text:p>
              </table:table-cell>
              <table:table-cell office:value-type="float" office:value="78.475">
                <text:p>78.475</text:p>
              </table:table-cell>
              <table:table-cell office:value-type="float" office:value="30.4166666666667">
                <text:p>30.4166666666667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80.625">
                <text:p>80.625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650">
                <text:p>650</text:p>
              </table:table-cell>
              <table:table-cell office:value-type="float" office:value="325">
                <text:p>325</text:p>
              </table:table-cell>
              <table:table-cell office:value-type="float" office:value="82.775">
                <text:p>82.775</text:p>
              </table:table-cell>
              <table:table-cell office:value-type="float" office:value="32.0833333333333">
                <text:p>32.0833333333333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84.925">
                <text:p>84.925</text:p>
              </table:table-cell>
              <table:table-cell office:value-type="float" office:value="32.9166666666667">
                <text:p>32.9166666666667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341.6666667">
                <text:p>341.6666667</text:p>
              </table:table-cell>
              <table:table-cell office:value-type="float" office:value="87.075">
                <text:p>87.07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700">
                <text:p>700</text:p>
              </table:table-cell>
              <table:table-cell office:value-type="float" office:value="350">
                <text:p>350</text:p>
              </table:table-cell>
              <table:table-cell office:value-type="float" office:value="89.225">
                <text:p>89.225</text:p>
              </table:table-cell>
              <table:table-cell office:value-type="float" office:value="34.5833333333333">
                <text:p>34.5833333333333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358.3333333">
                <text:p>358.3333333</text:p>
              </table:table-cell>
              <table:table-cell office:value-type="float" office:value="91.375">
                <text:p>91.375</text:p>
              </table:table-cell>
              <table:table-cell office:value-type="float" office:value="35.4166666666667">
                <text:p>35.4166666666667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93.525">
                <text:p>93.525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750">
                <text:p>750</text:p>
              </table:table-cell>
              <table:table-cell office:value-type="float" office:value="375">
                <text:p>375</text:p>
              </table:table-cell>
              <table:table-cell office:value-type="float" office:value="95.675">
                <text:p>95.675</text:p>
              </table:table-cell>
              <table:table-cell office:value-type="float" office:value="37.0833333333333">
                <text:p>37.0833333333333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97.825">
                <text:p>97.825</text:p>
              </table:table-cell>
              <table:table-cell office:value-type="float" office:value="37.9166666666667">
                <text:p>37.916666666666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391.6666667">
                <text:p>391.6666667</text:p>
              </table:table-cell>
              <table:table-cell office:value-type="float" office:value="99.975">
                <text:p>99.975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800">
                <text:p>800</text:p>
              </table:table-cell>
              <table:table-cell office:value-type="float" office:value="400">
                <text:p>400</text:p>
              </table:table-cell>
              <table:table-cell office:value-type="float" office:value="102.125">
                <text:p>102.125</text:p>
              </table:table-cell>
              <table:table-cell office:value-type="float" office:value="39.5833333333333">
                <text:p>39.5833333333333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408.3333333">
                <text:p>408.3333333</text:p>
              </table:table-cell>
              <table:table-cell office:value-type="float" office:value="104.275">
                <text:p>104.275</text:p>
              </table:table-cell>
              <table:table-cell office:value-type="float" office:value="40.4166666666667">
                <text:p>40.4166666666667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106.425">
                <text:p>106.425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850">
                <text:p>850</text:p>
              </table:table-cell>
              <table:table-cell office:value-type="float" office:value="425">
                <text:p>425</text:p>
              </table:table-cell>
              <table:table-cell office:value-type="float" office:value="108.575">
                <text:p>108.575</text:p>
              </table:table-cell>
              <table:table-cell office:value-type="float" office:value="42.0833333333333">
                <text:p>42.0833333333333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110.725">
                <text:p>110.725</text:p>
              </table:table-cell>
              <table:table-cell office:value-type="float" office:value="42.9166666666667">
                <text:p>42.9166666666667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441.6666667">
                <text:p>441.6666667</text:p>
              </table:table-cell>
              <table:table-cell office:value-type="float" office:value="112.875">
                <text:p>112.875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900">
                <text:p>900</text:p>
              </table:table-cell>
              <table:table-cell office:value-type="float" office:value="450">
                <text:p>450</text:p>
              </table:table-cell>
              <table:table-cell office:value-type="float" office:value="115.025">
                <text:p>115.025</text:p>
              </table:table-cell>
              <table:table-cell office:value-type="float" office:value="44.5833333333333">
                <text:p>44.5833333333333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458.3333333">
                <text:p>458.3333333</text:p>
              </table:table-cell>
              <table:table-cell office:value-type="float" office:value="117.175">
                <text:p>117.175</text:p>
              </table:table-cell>
              <table:table-cell office:value-type="float" office:value="45.4166666666667">
                <text:p>45.4166666666667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119.325">
                <text:p>119.325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950">
                <text:p>950</text:p>
              </table:table-cell>
              <table:table-cell office:value-type="float" office:value="475">
                <text:p>475</text:p>
              </table:table-cell>
              <table:table-cell office:value-type="float" office:value="121.475">
                <text:p>121.475</text:p>
              </table:table-cell>
              <table:table-cell office:value-type="float" office:value="47.0833333333333">
                <text:p>47.0833333333333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123.625">
                <text:p>123.625</text:p>
              </table:table-cell>
              <table:table-cell office:value-type="float" office:value="47.9166666666667">
                <text:p>47.9166666666667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491.6666667">
                <text:p>491.6666667</text:p>
              </table:table-cell>
              <table:table-cell office:value-type="float" office:value="125.775">
                <text:p>125.775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000">
                <text:p>1000</text:p>
              </table:table-cell>
              <table:table-cell office:value-type="float" office:value="500">
                <text:p>500</text:p>
              </table:table-cell>
              <table:table-cell office:value-type="float" office:value="127.925">
                <text:p>127.925</text:p>
              </table:table-cell>
              <table:table-cell office:value-type="float" office:value="49.5833333333333">
                <text:p>49.5833333333333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016.666667">
                <text:p>1016.666667</text:p>
              </table:table-cell>
              <table:table-cell office:value-type="float" office:value="508.3333333">
                <text:p>508.3333333</text:p>
              </table:table-cell>
              <table:table-cell office:value-type="float" office:value="130.075">
                <text:p>130.075</text:p>
              </table:table-cell>
              <table:table-cell office:value-type="float" office:value="50.4166666666667">
                <text:p>50.4166666666667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033.333333">
                <text:p>1033.333333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132.225">
                <text:p>132.225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050">
                <text:p>1050</text:p>
              </table:table-cell>
              <table:table-cell office:value-type="float" office:value="525">
                <text:p>525</text:p>
              </table:table-cell>
              <table:table-cell office:value-type="float" office:value="134.375">
                <text:p>134.375</text:p>
              </table:table-cell>
              <table:table-cell office:value-type="float" office:value="52.0833333333333">
                <text:p>52.0833333333333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066.666667">
                <text:p>1066.666667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136.525">
                <text:p>136.525</text:p>
              </table:table-cell>
              <table:table-cell office:value-type="float" office:value="52.9166666666667">
                <text:p>52.9166666666667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1083.333333">
                <text:p>1083.333333</text:p>
              </table:table-cell>
              <table:table-cell office:value-type="float" office:value="541.6666667">
                <text:p>541.6666667</text:p>
              </table:table-cell>
              <table:table-cell office:value-type="float" office:value="138.675">
                <text:p>138.675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1100">
                <text:p>1100</text:p>
              </table:table-cell>
              <table:table-cell office:value-type="float" office:value="550">
                <text:p>550</text:p>
              </table:table-cell>
              <table:table-cell office:value-type="float" office:value="140.825">
                <text:p>140.825</text:p>
              </table:table-cell>
              <table:table-cell office:value-type="float" office:value="54.5833333333333">
                <text:p>54.583333333333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1116.666667">
                <text:p>1116.666667</text:p>
              </table:table-cell>
              <table:table-cell office:value-type="float" office:value="558.3333333">
                <text:p>558.3333333</text:p>
              </table:table-cell>
              <table:table-cell office:value-type="float" office:value="142.975">
                <text:p>142.975</text:p>
              </table:table-cell>
              <table:table-cell office:value-type="float" office:value="55.4166666666667">
                <text:p>55.4166666666667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1133.333333">
                <text:p>1133.333333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145.125">
                <text:p>145.12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150">
                <text:p>1150</text:p>
              </table:table-cell>
              <table:table-cell office:value-type="float" office:value="575">
                <text:p>575</text:p>
              </table:table-cell>
              <table:table-cell office:value-type="float" office:value="147.275">
                <text:p>147.275</text:p>
              </table:table-cell>
              <table:table-cell office:value-type="float" office:value="57.0833333333333">
                <text:p>57.0833333333333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166.666667">
                <text:p>1166.666667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149.425">
                <text:p>149.425</text:p>
              </table:table-cell>
              <table:table-cell office:value-type="float" office:value="57.9166666666667">
                <text:p>57.9166666666667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1183.333333">
                <text:p>1183.333333</text:p>
              </table:table-cell>
              <table:table-cell office:value-type="float" office:value="591.6666667">
                <text:p>591.6666667</text:p>
              </table:table-cell>
              <table:table-cell office:value-type="float" office:value="151.575">
                <text:p>151.57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200">
                <text:p>1200</text:p>
              </table:table-cell>
              <table:table-cell office:value-type="float" office:value="600">
                <text:p>600</text:p>
              </table:table-cell>
              <table:table-cell office:value-type="float" office:value="153.725">
                <text:p>153.725</text:p>
              </table:table-cell>
              <table:table-cell office:value-type="float" office:value="59.5833333333333">
                <text:p>59.5833333333333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1216.666667">
                <text:p>1216.666667</text:p>
              </table:table-cell>
              <table:table-cell office:value-type="float" office:value="608.3333333">
                <text:p>608.3333333</text:p>
              </table:table-cell>
              <table:table-cell office:value-type="float" office:value="155.875">
                <text:p>155.875</text:p>
              </table:table-cell>
              <table:table-cell office:value-type="float" office:value="60.4166666666667">
                <text:p>60.4166666666667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233.333333">
                <text:p>1233.333333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158.025">
                <text:p>158.025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250">
                <text:p>1250</text:p>
              </table:table-cell>
              <table:table-cell office:value-type="float" office:value="625">
                <text:p>625</text:p>
              </table:table-cell>
              <table:table-cell office:value-type="float" office:value="160.175">
                <text:p>160.175</text:p>
              </table:table-cell>
              <table:table-cell office:value-type="float" office:value="62.0833333333333">
                <text:p>62.0833333333333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1266.666667">
                <text:p>1266.666667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162.325">
                <text:p>162.325</text:p>
              </table:table-cell>
              <table:table-cell office:value-type="float" office:value="62.9166666666667">
                <text:p>62.9166666666667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283.333333">
                <text:p>1283.333333</text:p>
              </table:table-cell>
              <table:table-cell office:value-type="float" office:value="641.6666667">
                <text:p>641.6666667</text:p>
              </table:table-cell>
              <table:table-cell office:value-type="float" office:value="164.475">
                <text:p>164.475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1300">
                <text:p>1300</text:p>
              </table:table-cell>
              <table:table-cell office:value-type="float" office:value="650">
                <text:p>650</text:p>
              </table:table-cell>
              <table:table-cell office:value-type="float" office:value="166.625">
                <text:p>166.625</text:p>
              </table:table-cell>
              <table:table-cell office:value-type="float" office:value="64.5833333333333">
                <text:p>64.5833333333333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1316.666667">
                <text:p>1316.666667</text:p>
              </table:table-cell>
              <table:table-cell office:value-type="float" office:value="658.3333333">
                <text:p>658.3333333</text:p>
              </table:table-cell>
              <table:table-cell office:value-type="float" office:value="168.775">
                <text:p>168.775</text:p>
              </table:table-cell>
              <table:table-cell office:value-type="float" office:value="65.4166666666667">
                <text:p>65.416666666666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333.333333">
                <text:p>1333.333333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170.925">
                <text:p>170.925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1350">
                <text:p>1350</text:p>
              </table:table-cell>
              <table:table-cell office:value-type="float" office:value="675">
                <text:p>675</text:p>
              </table:table-cell>
              <table:table-cell office:value-type="float" office:value="173.075">
                <text:p>173.075</text:p>
              </table:table-cell>
              <table:table-cell office:value-type="float" office:value="67.0833333333333">
                <text:p>67.0833333333333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366.666667">
                <text:p>1366.666667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175.225">
                <text:p>175.225</text:p>
              </table:table-cell>
              <table:table-cell office:value-type="float" office:value="67.9166666666667">
                <text:p>67.9166666666667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1383.333333">
                <text:p>1383.333333</text:p>
              </table:table-cell>
              <table:table-cell office:value-type="float" office:value="691.6666667">
                <text:p>691.6666667</text:p>
              </table:table-cell>
              <table:table-cell office:value-type="float" office:value="177.375">
                <text:p>177.375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400">
                <text:p>1400</text:p>
              </table:table-cell>
              <table:table-cell office:value-type="float" office:value="700">
                <text:p>700</text:p>
              </table:table-cell>
              <table:table-cell office:value-type="float" office:value="179.525">
                <text:p>179.525</text:p>
              </table:table-cell>
              <table:table-cell office:value-type="float" office:value="69.5833333333333">
                <text:p>69.5833333333333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416.666667">
                <text:p>1416.666667</text:p>
              </table:table-cell>
              <table:table-cell office:value-type="float" office:value="708.3333333">
                <text:p>708.3333333</text:p>
              </table:table-cell>
              <table:table-cell office:value-type="float" office:value="181.675">
                <text:p>181.675</text:p>
              </table:table-cell>
              <table:table-cell office:value-type="float" office:value="70.4166666666667">
                <text:p>70.4166666666667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1433.333333">
                <text:p>1433.333333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183.825">
                <text:p>183.825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1450">
                <text:p>1450</text:p>
              </table:table-cell>
              <table:table-cell office:value-type="float" office:value="725">
                <text:p>725</text:p>
              </table:table-cell>
              <table:table-cell office:value-type="float" office:value="185.975">
                <text:p>185.975</text:p>
              </table:table-cell>
              <table:table-cell office:value-type="float" office:value="72.0833333333333">
                <text:p>72.0833333333333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1466.666667">
                <text:p>1466.666667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188.125">
                <text:p>188.125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1483.333333">
                <text:p>1483.333333</text:p>
              </table:table-cell>
              <table:table-cell office:value-type="float" office:value="741.6666667">
                <text:p>741.6666667</text:p>
              </table:table-cell>
              <table:table-cell office:value-type="float" office:value="190.275">
                <text:p>190.275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1500">
                <text:p>1500</text:p>
              </table:table-cell>
              <table:table-cell office:value-type="float" office:value="750">
                <text:p>750</text:p>
              </table:table-cell>
              <table:table-cell office:value-type="float" office:value="192.425">
                <text:p>192.425</text:p>
              </table:table-cell>
              <table:table-cell office:value-type="float" office:value="74.5833333333333">
                <text:p>74.5833333333333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516.666667">
                <text:p>1516.666667</text:p>
              </table:table-cell>
              <table:table-cell office:value-type="float" office:value="758.3333333">
                <text:p>758.3333333</text:p>
              </table:table-cell>
              <table:table-cell office:value-type="float" office:value="194.575">
                <text:p>194.575</text:p>
              </table:table-cell>
              <table:table-cell office:value-type="float" office:value="75.4166666666667">
                <text:p>75.4166666666667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533.333333">
                <text:p>1533.333333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196.725">
                <text:p>196.725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1550">
                <text:p>1550</text:p>
              </table:table-cell>
              <table:table-cell office:value-type="float" office:value="775">
                <text:p>775</text:p>
              </table:table-cell>
              <table:table-cell office:value-type="float" office:value="198.875">
                <text:p>198.875</text:p>
              </table:table-cell>
              <table:table-cell office:value-type="float" office:value="77.0833333333333">
                <text:p>77.0833333333333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1566.666667">
                <text:p>1566.666667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201.025">
                <text:p>201.025</text:p>
              </table:table-cell>
              <table:table-cell office:value-type="float" office:value="77.9166666666667">
                <text:p>77.9166666666667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1583.333333">
                <text:p>1583.333333</text:p>
              </table:table-cell>
              <table:table-cell office:value-type="float" office:value="791.6666667">
                <text:p>791.6666667</text:p>
              </table:table-cell>
              <table:table-cell office:value-type="float" office:value="203.175">
                <text:p>203.175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1600">
                <text:p>1600</text:p>
              </table:table-cell>
              <table:table-cell office:value-type="float" office:value="800">
                <text:p>800</text:p>
              </table:table-cell>
              <table:table-cell office:value-type="float" office:value="205.325">
                <text:p>205.325</text:p>
              </table:table-cell>
              <table:table-cell office:value-type="float" office:value="79.5833333333333">
                <text:p>79.5833333333333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1616.666667">
                <text:p>1616.666667</text:p>
              </table:table-cell>
              <table:table-cell office:value-type="float" office:value="808.3333333">
                <text:p>808.3333333</text:p>
              </table:table-cell>
              <table:table-cell office:value-type="float" office:value="207.475">
                <text:p>207.475</text:p>
              </table:table-cell>
              <table:table-cell office:value-type="float" office:value="80.4166666666667">
                <text:p>80.4166666666667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1633.333333">
                <text:p>1633.333333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209.625">
                <text:p>209.62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1650">
                <text:p>1650</text:p>
              </table:table-cell>
              <table:table-cell office:value-type="float" office:value="825">
                <text:p>825</text:p>
              </table:table-cell>
              <table:table-cell office:value-type="float" office:value="211.775">
                <text:p>211.775</text:p>
              </table:table-cell>
              <table:table-cell office:value-type="float" office:value="82.0833333333333">
                <text:p>82.0833333333333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1666.666667">
                <text:p>1666.666667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213.925">
                <text:p>213.925</text:p>
              </table:table-cell>
              <table:table-cell office:value-type="float" office:value="82.9166666666667">
                <text:p>82.9166666666667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1683.333333">
                <text:p>1683.333333</text:p>
              </table:table-cell>
              <table:table-cell office:value-type="float" office:value="841.6666667">
                <text:p>841.6666667</text:p>
              </table:table-cell>
              <table:table-cell office:value-type="float" office:value="216.075">
                <text:p>216.075</text:p>
              </table:table-cell>
              <table:table-cell office:value-type="float" office:value="83.75">
                <text:p>83.75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1700">
                <text:p>1700</text:p>
              </table:table-cell>
              <table:table-cell office:value-type="float" office:value="850">
                <text:p>850</text:p>
              </table:table-cell>
              <table:table-cell office:value-type="float" office:value="218.225">
                <text:p>218.225</text:p>
              </table:table-cell>
              <table:table-cell office:value-type="float" office:value="84.5833333333333">
                <text:p>84.5833333333333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1716.666667">
                <text:p>1716.666667</text:p>
              </table:table-cell>
              <table:table-cell office:value-type="float" office:value="858.3333333">
                <text:p>858.3333333</text:p>
              </table:table-cell>
              <table:table-cell office:value-type="float" office:value="220.375">
                <text:p>220.375</text:p>
              </table:table-cell>
              <table:table-cell office:value-type="float" office:value="85.4166666666667">
                <text:p>85.4166666666667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1733.333333">
                <text:p>1733.333333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222.525">
                <text:p>222.525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1750">
                <text:p>1750</text:p>
              </table:table-cell>
              <table:table-cell office:value-type="float" office:value="875">
                <text:p>875</text:p>
              </table:table-cell>
              <table:table-cell office:value-type="float" office:value="224.675">
                <text:p>224.675</text:p>
              </table:table-cell>
              <table:table-cell office:value-type="float" office:value="87.0833333333333">
                <text:p>87.0833333333333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1766.666667">
                <text:p>1766.666667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226.825">
                <text:p>226.825</text:p>
              </table:table-cell>
              <table:table-cell office:value-type="float" office:value="87.9166666666667">
                <text:p>87.9166666666667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1783.333333">
                <text:p>1783.333333</text:p>
              </table:table-cell>
              <table:table-cell office:value-type="float" office:value="891.6666667">
                <text:p>891.6666667</text:p>
              </table:table-cell>
              <table:table-cell office:value-type="float" office:value="228.975">
                <text:p>228.975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1800">
                <text:p>1800</text:p>
              </table:table-cell>
              <table:table-cell office:value-type="float" office:value="900">
                <text:p>900</text:p>
              </table:table-cell>
              <table:table-cell office:value-type="float" office:value="231.125">
                <text:p>231.125</text:p>
              </table:table-cell>
              <table:table-cell office:value-type="float" office:value="89.5833333333333">
                <text:p>89.5833333333333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1816.666667">
                <text:p>1816.666667</text:p>
              </table:table-cell>
              <table:table-cell office:value-type="float" office:value="908.3333333">
                <text:p>908.3333333</text:p>
              </table:table-cell>
              <table:table-cell office:value-type="float" office:value="233.275">
                <text:p>233.275</text:p>
              </table:table-cell>
              <table:table-cell office:value-type="float" office:value="90.4166666666667">
                <text:p>90.4166666666667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1833.333333">
                <text:p>1833.333333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235.425">
                <text:p>235.425</text:p>
              </table:table-cell>
              <table:table-cell office:value-type="float" office:value="91.25">
                <text:p>91.25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1850">
                <text:p>1850</text:p>
              </table:table-cell>
              <table:table-cell office:value-type="float" office:value="925">
                <text:p>925</text:p>
              </table:table-cell>
              <table:table-cell office:value-type="float" office:value="237.575">
                <text:p>237.575</text:p>
              </table:table-cell>
              <table:table-cell office:value-type="float" office:value="92.0833333333333">
                <text:p>92.0833333333333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1866.666667">
                <text:p>1866.666667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239.725">
                <text:p>239.725</text:p>
              </table:table-cell>
              <table:table-cell office:value-type="float" office:value="92.9166666666667">
                <text:p>92.9166666666667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1883.333333">
                <text:p>1883.333333</text:p>
              </table:table-cell>
              <table:table-cell office:value-type="float" office:value="941.6666667">
                <text:p>941.6666667</text:p>
              </table:table-cell>
              <table:table-cell office:value-type="float" office:value="241.875">
                <text:p>241.875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1900">
                <text:p>1900</text:p>
              </table:table-cell>
              <table:table-cell office:value-type="float" office:value="950">
                <text:p>950</text:p>
              </table:table-cell>
              <table:table-cell office:value-type="float" office:value="244.025">
                <text:p>244.025</text:p>
              </table:table-cell>
              <table:table-cell office:value-type="float" office:value="94.5833333333333">
                <text:p>94.5833333333333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1916.666667">
                <text:p>1916.666667</text:p>
              </table:table-cell>
              <table:table-cell office:value-type="float" office:value="958.3333333">
                <text:p>958.3333333</text:p>
              </table:table-cell>
              <table:table-cell office:value-type="float" office:value="246.175">
                <text:p>246.175</text:p>
              </table:table-cell>
              <table:table-cell office:value-type="float" office:value="95.4166666666667">
                <text:p>95.4166666666667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1933.333333">
                <text:p>1933.333333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248.325">
                <text:p>248.325</text:p>
              </table:table-cell>
              <table:table-cell office:value-type="float" office:value="96.25">
                <text:p>96.25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1950">
                <text:p>1950</text:p>
              </table:table-cell>
              <table:table-cell office:value-type="float" office:value="975">
                <text:p>975</text:p>
              </table:table-cell>
              <table:table-cell office:value-type="float" office:value="250.475">
                <text:p>250.475</text:p>
              </table:table-cell>
              <table:table-cell office:value-type="float" office:value="97.0833333333333">
                <text:p>97.0833333333333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1966.666667">
                <text:p>1966.666667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252.625">
                <text:p>252.625</text:p>
              </table:table-cell>
              <table:table-cell office:value-type="float" office:value="97.9166666666667">
                <text:p>97.9166666666667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1983.333333">
                <text:p>1983.333333</text:p>
              </table:table-cell>
              <table:table-cell office:value-type="float" office:value="991.6666667">
                <text:p>991.6666667</text:p>
              </table:table-cell>
              <table:table-cell office:value-type="float" office:value="254.775">
                <text:p>254.775</text:p>
              </table:table-cell>
              <table:table-cell office:value-type="float" office:value="98.75">
                <text:p>98.75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256.925">
                <text:p>256.925</text:p>
              </table:table-cell>
              <table:table-cell office:value-type="float" office:value="99.5833333333333">
                <text:p>99.58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5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59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2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38cm" svg:y="0.321cm" chart:style-name="ch2">
          <text:p>Ridge</text:p>
        </chart:title>
        <chart:subtitle svg:x="5.71cm" svg:y="1.285cm" chart:style-name="ch3">
          <text:p>PR1, PR2, Request Type
One Correction</text:p>
        </chart:subtitle>
        <chart:legend chart:legend-position="end" svg:x="14.378cm" svg:y="3.589cm" style:legend-expansion="high" chart:style-name="ch4"/>
        <chart:plot-area chart:style-name="ch5" table:cell-range-address="similarity_scores.D2:similarity_scores.E6 similarity_scores.A2:similarity_scores.A2 similarity_scores.A22:similarity_scores.A22 similarity_scores.E22:similarity_scores.E26 similarity_scores.A42:similarity_scores.A42 similarity_scores.E42:similarity_scores.E46 similarity_scores.A62:similarity_scores.A62 similarity_scores.E62:similarity_scores.E66" chart:data-source-has-labels="both" svg:x="1.331cm" svg:y="2.603cm" svg:width="12.727cm" svg:height="5.502cm">
          <chart:coordinate-region svg:x="2.058cm" svg:y="2.802cm" svg:width="12cm" svg:height="4.259cm"/>
          <chart:axis chart:dimension="x" chart:name="primary-x" chart:style-name="ch6" chartooo:axis-type="auto">
            <chartooo:date-scale/>
            <chart:title svg:x="6.658cm" svg:y="8.29cm" chart:style-name="ch7">
              <text:p>Request Type</text:p>
            </chart:title>
            <chart:categories table:cell-range-address="similarity_scores.D2:similarity_scores.D6"/>
          </chart:axis>
          <chart:axis chart:dimension="y" chart:name="primary-y" chart:style-name="ch8">
            <chart:title svg:x="0.451cm" svg:y="6.589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2:similarity_scores.E6" chart:label-cell-address="similarity_scores.A2:similarity_scores.A2" chart:class="chart:bar">
            <chart:data-point chart:repeated="5"/>
          </chart:series>
          <chart:series chart:style-name="ch12" chart:values-cell-range-address="similarity_scores.E22:similarity_scores.E26" chart:label-cell-address="similarity_scores.A22:similarity_scores.A22" chart:class="chart:bar">
            <chart:data-point chart:repeated="5"/>
          </chart:series>
          <chart:series chart:style-name="ch13" chart:values-cell-range-address="similarity_scores.E42:similarity_scores.E46" chart:label-cell-address="similarity_scores.A42:similarity_scores.A42" chart:class="chart:bar">
            <chart:data-point chart:repeated="5"/>
          </chart:series>
          <chart:series chart:style-name="ch14" chart:values-cell-range-address="similarity_scores.E62:similarity_scores.E66" chart:label-cell-address="similarity_scores.A62:similarity_scores.A6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2:similarity_scores.A2</svg:desc>
                </draw:g>
              </table:table-cell>
              <table:table-cell office:value-type="string">
                <text:p>low25</text:p>
                <draw:g>
                  <svg:desc>similarity_scores.A22:similarity_scores.A22</svg:desc>
                </draw:g>
              </table:table-cell>
              <table:table-cell office:value-type="string">
                <text:p>med</text:p>
                <draw:g>
                  <svg:desc>similarity_scores.A42:similarity_scores.A42</svg:desc>
                </draw:g>
              </table:table-cell>
              <table:table-cell office:value-type="string">
                <text:p>high</text:p>
                <draw:g>
                  <svg:desc>similarity_scores.A62:similarity_scores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2:similarity_scores.D6</svg:desc>
                </draw:g>
              </table:table-cell>
              <table:table-cell office:value-type="float" office:value="0.721053364083002">
                <text:p>0.721053364083002</text:p>
                <draw:g>
                  <svg:desc>similarity_scores.E2:similarity_scores.E6</svg:desc>
                </draw:g>
              </table:table-cell>
              <table:table-cell office:value-type="float" office:value="0.647389165322463">
                <text:p>0.647389165322463</text:p>
                <draw:g>
                  <svg:desc>similarity_scores.E22:similarity_scores.E26</svg:desc>
                </draw:g>
              </table:table-cell>
              <table:table-cell office:value-type="float" office:value="0.679250087844804">
                <text:p>0.679250087844804</text:p>
                <draw:g>
                  <svg:desc>similarity_scores.E42:similarity_scores.E46</svg:desc>
                </draw:g>
              </table:table-cell>
              <table:table-cell office:value-type="float" office:value="0.617541015612855">
                <text:p>0.617541015612855</text:p>
                <draw:g>
                  <svg:desc>similarity_scores.E62:similarity_scores.E66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888007558647574">
                <text:p>0.888007558647574</text:p>
              </table:table-cell>
              <table:table-cell office:value-type="float" office:value="0.849209130263921">
                <text:p>0.849209130263921</text:p>
              </table:table-cell>
              <table:table-cell office:value-type="float" office:value="0.766891603051836">
                <text:p>0.766891603051836</text:p>
              </table:table-cell>
              <table:table-cell office:value-type="float" office:value="0.682769219040527">
                <text:p>0.682769219040527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898970160007361">
                <text:p>0.898970160007361</text:p>
              </table:table-cell>
              <table:table-cell office:value-type="float" office:value="0.855462994579094">
                <text:p>0.855462994579094</text:p>
              </table:table-cell>
              <table:table-cell office:value-type="float" office:value="0.794085953803914">
                <text:p>0.794085953803914</text:p>
              </table:table-cell>
              <table:table-cell office:value-type="float" office:value="0.736184139013594">
                <text:p>0.736184139013594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99749621960539">
                <text:p>0.899749621960539</text:p>
              </table:table-cell>
              <table:table-cell office:value-type="float" office:value="0.809927488158043">
                <text:p>0.809927488158043</text:p>
              </table:table-cell>
              <table:table-cell office:value-type="float" office:value="0.782660177885698">
                <text:p>0.782660177885698</text:p>
              </table:table-cell>
              <table:table-cell office:value-type="float" office:value="0.707665263354413">
                <text:p>0.707665263354413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908310475242941">
                <text:p>0.908310475242941</text:p>
              </table:table-cell>
              <table:table-cell office:value-type="float" office:value="0.580142685307118">
                <text:p>0.580142685307118</text:p>
              </table:table-cell>
              <table:table-cell office:value-type="float" office:value="0.49802057287526">
                <text:p>0.49802057287526</text:p>
              </table:table-cell>
              <table:table-cell office:value-type="float" office:value="0.44693167649759">
                <text:p>0.446931676497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77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78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8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cm" svg:y="1.275cm" chart:style-name="ch3">
          <text:p>PR1, PR2, Request Type
One Correction</text:p>
        </chart:subtitle>
        <chart:legend chart:legend-position="end" svg:x="14.358cm" svg:y="3.454cm" style:legend-expansion="high" chart:style-name="ch4"/>
        <chart:plot-area chart:style-name="ch5" table:cell-range-address="similarity_scores.D12:similarity_scores.E16 similarity_scores.A12:similarity_scores.A12 similarity_scores.A32:similarity_scores.A32 similarity_scores.E32:similarity_scores.E36 similarity_scores.A52:similarity_scores.A52 similarity_scores.E52:similarity_scores.E56 similarity_scores.A72:similarity_scores.A72 similarity_scores.E72:similarity_scores.E76" chart:data-source-has-labels="both" svg:x="1.33cm" svg:y="2.588cm" svg:width="12.709cm" svg:height="5.251cm">
          <chart:coordinate-region svg:x="2.057cm" svg:y="2.787cm" svg:width="11.982cm" svg:height="4.008cm"/>
          <chart:axis chart:dimension="x" chart:name="primary-x" chart:style-name="ch6" chartooo:axis-type="auto">
            <chartooo:date-scale/>
            <chart:title svg:x="6.648cm" svg:y="8.019cm" chart:style-name="ch7">
              <text:p>Request Type</text:p>
            </chart:title>
            <chart:categories table:cell-range-address="similarity_scores.D12:similarity_scores.D16"/>
          </chart:axis>
          <chart:axis chart:dimension="y" chart:name="primary-y" chart:style-name="ch8">
            <chart:title svg:x="0.451cm" svg:y="6.44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2:similarity_scores.E16" chart:label-cell-address="similarity_scores.A12:similarity_scores.A12" chart:class="chart:bar">
            <chart:data-point chart:repeated="5"/>
          </chart:series>
          <chart:series chart:style-name="ch12" chart:values-cell-range-address="similarity_scores.E32:similarity_scores.E36" chart:label-cell-address="similarity_scores.A32:similarity_scores.A32" chart:class="chart:bar">
            <chart:data-point chart:repeated="5"/>
          </chart:series>
          <chart:series chart:style-name="ch13" chart:values-cell-range-address="similarity_scores.E52:similarity_scores.E56" chart:label-cell-address="similarity_scores.A52:similarity_scores.A52" chart:class="chart:bar">
            <chart:data-point chart:repeated="5"/>
          </chart:series>
          <chart:series chart:style-name="ch14" chart:values-cell-range-address="similarity_scores.E72:similarity_scores.E76" chart:label-cell-address="similarity_scores.A72:similarity_scores.A7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2:similarity_scores.A12</svg:desc>
                </draw:g>
              </table:table-cell>
              <table:table-cell office:value-type="string">
                <text:p>low25</text:p>
                <draw:g>
                  <svg:desc>similarity_scores.A32:similarity_scores.A32</svg:desc>
                </draw:g>
              </table:table-cell>
              <table:table-cell office:value-type="string">
                <text:p>med</text:p>
                <draw:g>
                  <svg:desc>similarity_scores.A52:similarity_scores.A52</svg:desc>
                </draw:g>
              </table:table-cell>
              <table:table-cell office:value-type="string">
                <text:p>high</text:p>
                <draw:g>
                  <svg:desc>similarity_scores.A72:similarity_scores.A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2:similarity_scores.D16</svg:desc>
                </draw:g>
              </table:table-cell>
              <table:table-cell office:value-type="float" office:value="0.689584055931171">
                <text:p>0.689584055931171</text:p>
                <draw:g>
                  <svg:desc>similarity_scores.E12:similarity_scores.E16</svg:desc>
                </draw:g>
              </table:table-cell>
              <table:table-cell office:value-type="float" office:value="0.581243544544835">
                <text:p>0.581243544544835</text:p>
                <draw:g>
                  <svg:desc>similarity_scores.E32:similarity_scores.E36</svg:desc>
                </draw:g>
              </table:table-cell>
              <table:table-cell office:value-type="float" office:value="0.707096484154413">
                <text:p>0.707096484154413</text:p>
                <draw:g>
                  <svg:desc>similarity_scores.E52:similarity_scores.E56</svg:desc>
                </draw:g>
              </table:table-cell>
              <table:table-cell office:value-type="float" office:value="0.627212150400315">
                <text:p>0.627212150400315</text:p>
                <draw:g>
                  <svg:desc>similarity_scores.E72:similarity_scores.E76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819852231981852">
                <text:p>0.819852231981852</text:p>
              </table:table-cell>
              <table:table-cell office:value-type="float" office:value="0.783004569052547">
                <text:p>0.783004569052547</text:p>
              </table:table-cell>
              <table:table-cell office:value-type="float" office:value="0.764849853769927">
                <text:p>0.764849853769927</text:p>
              </table:table-cell>
              <table:table-cell office:value-type="float" office:value="0.666583776160417">
                <text:p>0.666583776160417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802598226534499">
                <text:p>0.802598226534499</text:p>
              </table:table-cell>
              <table:table-cell office:value-type="float" office:value="0.752904795971704">
                <text:p>0.752904795971704</text:p>
              </table:table-cell>
              <table:table-cell office:value-type="float" office:value="0.757679933079633">
                <text:p>0.757679933079633</text:p>
              </table:table-cell>
              <table:table-cell office:value-type="float" office:value="0.699113039427402">
                <text:p>0.699113039427402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35690992331405">
                <text:p>0.835690992331405</text:p>
              </table:table-cell>
              <table:table-cell office:value-type="float" office:value="0.780825089229627">
                <text:p>0.780825089229627</text:p>
              </table:table-cell>
              <table:table-cell office:value-type="float" office:value="0.742207371616679">
                <text:p>0.742207371616679</text:p>
              </table:table-cell>
              <table:table-cell office:value-type="float" office:value="0.671996607191843">
                <text:p>0.671996607191843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745041410062608">
                <text:p>0.745041410062608</text:p>
              </table:table-cell>
              <table:table-cell office:value-type="float" office:value="0.572855418305057">
                <text:p>0.572855418305057</text:p>
              </table:table-cell>
              <table:table-cell office:value-type="float" office:value="0.450547929637329">
                <text:p>0.450547929637329</text:p>
              </table:table-cell>
              <table:table-cell office:value-type="float" office:value="0.381211951100134">
                <text:p>0.3812119511001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